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language="ru" fo:country="RU" fo:font-weight="bold" officeooo:rsid="001fb507" officeooo:paragraph-rsid="001fb507" style:font-weight-asian="bold" style:font-weight-complex="bold"/>
    </style:style>
    <style:style style:name="P2" style:family="paragraph" style:parent-style-name="Standard">
      <style:paragraph-properties fo:text-align="justify" style:justify-single-word="false"/>
      <style:text-properties style:font-name="Liberation Serif" fo:font-style="italic" officeooo:rsid="001bbdb0" officeooo:paragraph-rsid="001bbdb0" style:font-style-asian="italic" style:font-style-complex="italic"/>
    </style:style>
    <style:style style:name="P3" style:family="paragraph" style:parent-style-name="Standard">
      <style:paragraph-properties fo:text-align="justify" style:justify-single-word="false"/>
      <style:text-properties style:font-name="Liberation Serif" fo:font-style="italic" officeooo:rsid="002d568b" officeooo:paragraph-rsid="0044e19d" style:font-style-asian="italic" style:font-style-complex="italic"/>
    </style:style>
    <style:style style:name="P4" style:family="paragraph" style:parent-style-name="Standard">
      <style:paragraph-properties fo:text-align="justify" style:justify-single-word="false"/>
      <style:text-properties style:font-name="Liberation Serif" fo:font-style="italic" fo:font-weight="bold" officeooo:rsid="001fb507" officeooo:paragraph-rsid="001fb507"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style:font-name="Liberation Serif" fo:font-style="italic" fo:font-weight="bold" officeooo:rsid="001bbdb0" officeooo:paragraph-rsid="003ad4a6"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style:font-name="Liberation Serif" fo:font-style="italic" fo:font-weight="bold" officeooo:rsid="001bbdb0" officeooo:paragraph-rsid="001bbdb0"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style:font-name="Liberation Serif" fo:font-style="italic" fo:font-weight="bold" officeooo:rsid="00337946" officeooo:paragraph-rsid="00337946"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Liberation Serif" fo:font-style="italic" fo:font-weight="bold" officeooo:rsid="001f7c83" officeooo:paragraph-rsid="0027ef4b"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Liberation Serif" fo:font-style="italic" fo:font-weight="bold" officeooo:rsid="00247e04" officeooo:paragraph-rsid="0027ef4b"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Liberation Serif" fo:font-style="italic" fo:font-weight="bold" officeooo:rsid="0044e19d" officeooo:paragraph-rsid="0044f0de"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style:font-name="Liberation Serif" fo:font-style="italic" fo:font-weight="bold" officeooo:rsid="0044f0de" officeooo:paragraph-rsid="0044f0de"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style:font-name="Liberation Serif" fo:font-weight="bold" officeooo:rsid="001bbdb0" officeooo:paragraph-rsid="001bbdb0" style:font-weight-asian="bold" style:font-weight-complex="bold"/>
    </style:style>
    <style:style style:name="P13" style:family="paragraph" style:parent-style-name="Standard">
      <style:paragraph-properties fo:text-align="justify" style:justify-single-word="false"/>
      <style:text-properties style:font-name="Liberation Serif" officeooo:rsid="001bbdb0" officeooo:paragraph-rsid="001bbdb0"/>
    </style:style>
    <style:style style:name="P14" style:family="paragraph" style:parent-style-name="Standard">
      <style:paragraph-properties fo:text-align="justify" style:justify-single-word="false"/>
      <style:text-properties style:font-name="Liberation Serif" officeooo:rsid="001bbdb0" officeooo:paragraph-rsid="003ad4a6"/>
    </style:style>
    <style:style style:name="P15" style:family="paragraph" style:parent-style-name="Standard">
      <style:paragraph-properties fo:text-align="justify" style:justify-single-word="false"/>
      <style:text-properties style:font-name="Liberation Serif" officeooo:rsid="001bbdb0" officeooo:paragraph-rsid="002d952f"/>
    </style:style>
    <style:style style:name="P16" style:family="paragraph" style:parent-style-name="Standard">
      <style:paragraph-properties fo:text-align="justify" style:justify-single-word="false"/>
      <style:text-properties style:font-name="Liberation Serif" officeooo:rsid="001bbdb0" officeooo:paragraph-rsid="00337946"/>
    </style:style>
    <style:style style:name="P17" style:family="paragraph" style:parent-style-name="Standard">
      <style:paragraph-properties fo:text-align="justify" style:justify-single-word="false"/>
      <style:text-properties style:font-name="Liberation Serif" officeooo:rsid="001bbdb0" officeooo:paragraph-rsid="003a1d64"/>
    </style:style>
    <style:style style:name="P18" style:family="paragraph" style:parent-style-name="Standard">
      <style:paragraph-properties fo:text-align="justify" style:justify-single-word="false"/>
      <style:text-properties style:font-name="Liberation Serif" officeooo:rsid="001bbdb0" officeooo:paragraph-rsid="0027ef4b"/>
    </style:style>
    <style:style style:name="P19" style:family="paragraph" style:parent-style-name="Standard">
      <style:paragraph-properties fo:text-align="justify" style:justify-single-word="false"/>
      <style:text-properties style:font-name="Liberation Serif" officeooo:rsid="00337946" officeooo:paragraph-rsid="00337946"/>
    </style:style>
    <style:style style:name="P20" style:family="paragraph" style:parent-style-name="Standard">
      <style:paragraph-properties fo:text-align="justify" style:justify-single-word="false"/>
      <style:text-properties style:font-name="Liberation Serif" officeooo:rsid="001be055" officeooo:paragraph-rsid="003a1d64"/>
    </style:style>
    <style:style style:name="P21" style:family="paragraph" style:parent-style-name="Standard">
      <style:paragraph-properties fo:text-align="justify" style:justify-single-word="false"/>
      <style:text-properties style:font-name="Liberation Serif" officeooo:rsid="001be055" officeooo:paragraph-rsid="0027ef4b"/>
    </style:style>
    <style:style style:name="P22" style:family="paragraph" style:parent-style-name="Standard">
      <style:paragraph-properties fo:text-align="justify" style:justify-single-word="false"/>
      <style:text-properties style:font-name="Liberation Serif" officeooo:rsid="001c4d1e" officeooo:paragraph-rsid="0027ef4b"/>
    </style:style>
    <style:style style:name="P23" style:family="paragraph" style:parent-style-name="Standard">
      <style:paragraph-properties fo:text-align="justify" style:justify-single-word="false"/>
      <style:text-properties style:font-name="Liberation Serif" officeooo:rsid="001dee97" officeooo:paragraph-rsid="0027ef4b"/>
    </style:style>
    <style:style style:name="P24" style:family="paragraph" style:parent-style-name="Standard">
      <style:paragraph-properties fo:text-align="justify" style:justify-single-word="false"/>
      <style:text-properties style:font-name="Liberation Serif" officeooo:rsid="001ea77e" officeooo:paragraph-rsid="0027ef4b"/>
    </style:style>
    <style:style style:name="P25" style:family="paragraph" style:parent-style-name="Standard">
      <style:paragraph-properties fo:text-align="justify" style:justify-single-word="false"/>
      <style:text-properties style:font-name="Liberation Serif" officeooo:rsid="001f7c83" officeooo:paragraph-rsid="0027ef4b"/>
    </style:style>
    <style:style style:name="P26" style:family="paragraph" style:parent-style-name="Standard">
      <style:paragraph-properties fo:text-align="justify" style:justify-single-word="false"/>
      <style:text-properties style:font-name="Liberation Serif" officeooo:rsid="00217354" officeooo:paragraph-rsid="0027ef4b"/>
    </style:style>
    <style:style style:name="P27" style:family="paragraph" style:parent-style-name="Standard">
      <style:paragraph-properties fo:text-align="justify" style:justify-single-word="false"/>
      <style:text-properties style:font-name="Liberation Serif" officeooo:rsid="00220cd4" officeooo:paragraph-rsid="0027ef4b"/>
    </style:style>
    <style:style style:name="P28" style:family="paragraph" style:parent-style-name="Standard">
      <style:paragraph-properties fo:text-align="justify" style:justify-single-word="false"/>
      <style:text-properties style:font-name="Liberation Serif" officeooo:rsid="0025ee65" officeooo:paragraph-rsid="0027ef4b"/>
    </style:style>
    <style:style style:name="P29" style:family="paragraph" style:parent-style-name="Standard">
      <style:paragraph-properties fo:text-align="justify" style:justify-single-word="false"/>
      <style:text-properties style:font-name="Liberation Serif" officeooo:rsid="00247e04" officeooo:paragraph-rsid="0027ef4b"/>
    </style:style>
    <style:style style:name="P30" style:family="paragraph" style:parent-style-name="Standard">
      <style:paragraph-properties fo:text-align="justify" style:justify-single-word="false"/>
      <style:text-properties style:font-name="Liberation Serif" officeooo:rsid="00266b79" officeooo:paragraph-rsid="0027ef4b"/>
    </style:style>
    <style:style style:name="P31" style:family="paragraph" style:parent-style-name="Standard">
      <style:paragraph-properties fo:text-align="justify" style:justify-single-word="false"/>
      <style:text-properties style:font-name="Liberation Serif" officeooo:rsid="00284530" officeooo:paragraph-rsid="0027ef4b"/>
    </style:style>
    <style:style style:name="P32" style:family="paragraph" style:parent-style-name="Standard">
      <style:paragraph-properties fo:text-align="justify" style:justify-single-word="false"/>
      <style:text-properties style:font-name="Liberation Serif" officeooo:rsid="00284530" officeooo:paragraph-rsid="004009ff"/>
    </style:style>
    <style:style style:name="P33" style:family="paragraph" style:parent-style-name="Standard">
      <style:paragraph-properties fo:text-align="justify" style:justify-single-word="false"/>
      <style:text-properties style:font-name="Liberation Serif" officeooo:rsid="00291660" officeooo:paragraph-rsid="0027ef4b"/>
    </style:style>
    <style:style style:name="P34" style:family="paragraph" style:parent-style-name="Standard">
      <style:paragraph-properties fo:text-align="justify" style:justify-single-word="false"/>
      <style:text-properties style:font-name="Liberation Serif" officeooo:rsid="002b923f" officeooo:paragraph-rsid="0027ef4b"/>
    </style:style>
    <style:style style:name="P35" style:family="paragraph" style:parent-style-name="Standard">
      <style:paragraph-properties fo:text-align="justify" style:justify-single-word="false"/>
      <style:text-properties style:font-name="Liberation Serif" officeooo:rsid="002d06ec" officeooo:paragraph-rsid="0027ef4b"/>
    </style:style>
    <style:style style:name="P36" style:family="paragraph" style:parent-style-name="Standard">
      <style:paragraph-properties fo:text-align="justify" style:justify-single-word="false"/>
      <style:text-properties style:font-name="Liberation Serif" officeooo:rsid="002d06ec" officeooo:paragraph-rsid="004397ba"/>
    </style:style>
    <style:style style:name="P37" style:family="paragraph" style:parent-style-name="Standard">
      <style:paragraph-properties fo:text-align="justify" style:justify-single-word="false"/>
      <style:text-properties style:font-name="Liberation Serif" officeooo:rsid="002d294a" officeooo:paragraph-rsid="0027ef4b"/>
    </style:style>
    <style:style style:name="P38" style:family="paragraph" style:parent-style-name="Standard">
      <style:paragraph-properties fo:text-align="justify" style:justify-single-word="false"/>
      <style:text-properties style:font-name="Liberation Serif" officeooo:rsid="002d568b" officeooo:paragraph-rsid="0027ef4b"/>
    </style:style>
    <style:style style:name="P39" style:family="paragraph" style:parent-style-name="Standard">
      <style:paragraph-properties fo:text-align="justify" style:justify-single-word="false"/>
      <style:text-properties style:font-name="Liberation Serif" officeooo:rsid="002d568b" officeooo:paragraph-rsid="0044e19d"/>
    </style:style>
    <style:style style:name="P40" style:family="paragraph" style:parent-style-name="Standard">
      <style:paragraph-properties fo:text-align="justify" style:justify-single-word="false"/>
      <style:text-properties style:font-name="Liberation Serif" officeooo:rsid="003127b5" officeooo:paragraph-rsid="0027ef4b"/>
    </style:style>
    <style:style style:name="P41" style:family="paragraph" style:parent-style-name="Standard">
      <style:paragraph-properties fo:text-align="justify" style:justify-single-word="false"/>
      <style:text-properties style:font-name="Liberation Serif" officeooo:rsid="0031bd0c" officeooo:paragraph-rsid="0044e19d"/>
    </style:style>
    <style:style style:name="P42" style:family="paragraph" style:parent-style-name="Standard">
      <style:paragraph-properties fo:text-align="justify" style:justify-single-word="false"/>
      <style:text-properties style:font-name="Liberation Serif" officeooo:rsid="0032a6c1" officeooo:paragraph-rsid="0027ef4b"/>
    </style:style>
    <style:style style:name="P43" style:family="paragraph" style:parent-style-name="Standard">
      <style:paragraph-properties fo:text-align="justify" style:justify-single-word="false"/>
      <style:text-properties style:font-name="Liberation Serif" officeooo:rsid="0033a68e" officeooo:paragraph-rsid="0027ef4b"/>
    </style:style>
    <style:style style:name="P44" style:family="paragraph" style:parent-style-name="Standard">
      <style:paragraph-properties fo:text-align="justify" style:justify-single-word="false"/>
      <style:text-properties style:font-name="Liberation Serif" officeooo:rsid="0034fe87" officeooo:paragraph-rsid="0027ef4b"/>
    </style:style>
    <style:style style:name="P45" style:family="paragraph" style:parent-style-name="Standard">
      <style:paragraph-properties fo:text-align="justify" style:justify-single-word="false"/>
      <style:text-properties style:font-name="Liberation Serif" officeooo:rsid="003560a9" officeooo:paragraph-rsid="0027ef4b"/>
    </style:style>
    <style:style style:name="P46" style:family="paragraph" style:parent-style-name="Standard">
      <style:paragraph-properties fo:text-align="justify" style:justify-single-word="false"/>
      <style:text-properties style:font-name="Liberation Serif" officeooo:rsid="00378d64" officeooo:paragraph-rsid="0027ef4b"/>
    </style:style>
    <style:style style:name="P47" style:family="paragraph" style:parent-style-name="Standard">
      <style:paragraph-properties fo:text-align="justify" style:justify-single-word="false"/>
      <style:text-properties style:font-name="Liberation Serif" officeooo:rsid="00381592" officeooo:paragraph-rsid="0027ef4b"/>
    </style:style>
    <style:style style:name="P48" style:family="paragraph" style:parent-style-name="Standard">
      <style:paragraph-properties fo:text-align="justify" style:justify-single-word="false"/>
      <style:text-properties style:font-name="Liberation Serif" officeooo:rsid="0038192d" officeooo:paragraph-rsid="0027ef4b"/>
    </style:style>
    <style:style style:name="P49" style:family="paragraph" style:parent-style-name="Standard">
      <style:paragraph-properties fo:text-align="justify" style:justify-single-word="false"/>
      <style:text-properties style:font-name="Liberation Serif" officeooo:rsid="003a11c7" officeooo:paragraph-rsid="0027ef4b"/>
    </style:style>
    <style:style style:name="P50" style:family="paragraph" style:parent-style-name="Standard">
      <style:paragraph-properties fo:text-align="justify" style:justify-single-word="false"/>
      <style:text-properties style:font-name="Liberation Serif" officeooo:rsid="003cd3bc" officeooo:paragraph-rsid="0027ef4b"/>
    </style:style>
    <style:style style:name="P51" style:family="paragraph" style:parent-style-name="Standard">
      <style:paragraph-properties fo:text-align="justify" style:justify-single-word="false"/>
      <style:text-properties style:font-name="Liberation Serif" officeooo:rsid="003dd7ed" officeooo:paragraph-rsid="0027ef4b"/>
    </style:style>
    <style:style style:name="P52" style:family="paragraph" style:parent-style-name="Standard">
      <style:paragraph-properties fo:text-align="justify" style:justify-single-word="false" fo:break-before="page"/>
      <style:text-properties style:font-name="Liberation Serif" fo:font-style="italic" fo:font-weight="bold" officeooo:rsid="001bbdb0" officeooo:paragraph-rsid="001bbdb0" style:font-style-asian="italic" style:font-weight-asian="bold" style:font-style-complex="italic" style:font-weight-complex="bold"/>
    </style:style>
    <style:style style:name="P53" style:family="paragraph" style:parent-style-name="Standard">
      <style:paragraph-properties fo:text-align="justify" style:justify-single-word="false" fo:break-before="page"/>
      <style:text-properties style:font-name="Liberation Serif" fo:font-style="italic" fo:font-weight="bold" officeooo:rsid="001bbdb0" officeooo:paragraph-rsid="002223f2" style:font-style-asian="italic" style:font-weight-asian="bold" style:font-style-complex="italic" style:font-weight-complex="bold"/>
    </style:style>
    <style:style style:name="P54" style:family="paragraph" style:parent-style-name="Standard">
      <style:paragraph-properties fo:text-align="justify" style:justify-single-word="false" fo:break-before="page"/>
      <style:text-properties style:font-name="Liberation Serif" fo:font-style="italic" fo:font-weight="bold" officeooo:rsid="002d294a" officeooo:paragraph-rsid="0027ef4b" style:font-style-asian="italic" style:font-weight-asian="bold" style:font-style-complex="italic" style:font-weight-complex="bold"/>
    </style:style>
    <style:style style:name="P55" style:family="paragraph" style:parent-style-name="Standard">
      <style:paragraph-properties fo:text-align="justify" style:justify-single-word="false" fo:break-before="page"/>
      <style:text-properties style:font-name="Liberation Serif" fo:font-style="normal" fo:font-weight="bold" officeooo:rsid="001be055" officeooo:paragraph-rsid="003a1d64" style:font-style-asian="normal" style:font-weight-asian="bold" style:font-style-complex="normal" style:font-weight-complex="bold"/>
    </style:style>
    <style:style style:name="T1" style:family="text">
      <style:text-properties fo:language="en" fo:country="US"/>
    </style:style>
    <style:style style:name="T2" style:family="text">
      <style:text-properties fo:language="en" fo:country="US" officeooo:rsid="001dd447"/>
    </style:style>
    <style:style style:name="T3" style:family="text">
      <style:text-properties fo:language="en" fo:country="US" officeooo:rsid="002223f2"/>
    </style:style>
    <style:style style:name="T4" style:family="text">
      <style:text-properties fo:language="en" fo:country="US" officeooo:rsid="0026933c"/>
    </style:style>
    <style:style style:name="T5" style:family="text">
      <style:text-properties fo:language="en" fo:country="US" officeooo:rsid="0028654e"/>
    </style:style>
    <style:style style:name="T6" style:family="text">
      <style:text-properties fo:language="en" fo:country="US" officeooo:rsid="00293ecd"/>
    </style:style>
    <style:style style:name="T7" style:family="text">
      <style:text-properties fo:language="en" fo:country="US" officeooo:rsid="003a1d64"/>
    </style:style>
    <style:style style:name="T8" style:family="text">
      <style:text-properties fo:language="en" fo:country="US" officeooo:rsid="003ad4a6"/>
    </style:style>
    <style:style style:name="T9" style:family="text">
      <style:text-properties fo:language="en" fo:country="US" officeooo:rsid="003c9891"/>
    </style:style>
    <style:style style:name="T10" style:family="text">
      <style:text-properties fo:language="en" fo:country="US" officeooo:rsid="003d42fd"/>
    </style:style>
    <style:style style:name="T11" style:family="text">
      <style:text-properties fo:language="en" fo:country="US" officeooo:rsid="003fbb26"/>
    </style:style>
    <style:style style:name="T12" style:family="text">
      <style:text-properties fo:language="en" fo:country="US" officeooo:rsid="004009ff"/>
    </style:style>
    <style:style style:name="T13" style:family="text">
      <style:text-properties fo:language="ru" fo:country="RU"/>
    </style:style>
    <style:style style:name="T14" style:family="text">
      <style:text-properties fo:language="ru" fo:country="RU" officeooo:rsid="00337946"/>
    </style:style>
    <style:style style:name="T15" style:family="text">
      <style:text-properties fo:language="ru" fo:country="RU" officeooo:rsid="003a1d64"/>
    </style:style>
    <style:style style:name="T16" style:family="text">
      <style:text-properties fo:language="ru" fo:country="RU" officeooo:rsid="003ad4a6"/>
    </style:style>
    <style:style style:name="T17" style:family="text">
      <style:text-properties fo:language="ru" fo:country="RU" officeooo:rsid="003c9891"/>
    </style:style>
    <style:style style:name="T18" style:family="text">
      <style:text-properties officeooo:rsid="001fb507"/>
    </style:style>
    <style:style style:name="T19" style:family="text">
      <style:text-properties officeooo:rsid="00204a6a"/>
    </style:style>
    <style:style style:name="T20" style:family="text">
      <style:text-properties officeooo:rsid="00208757"/>
    </style:style>
    <style:style style:name="T21" style:family="text">
      <style:text-properties officeooo:rsid="002223f2"/>
    </style:style>
    <style:style style:name="T22" style:family="text">
      <style:text-properties fo:font-style="italic" style:font-style-asian="italic" style:font-style-complex="italic"/>
    </style:style>
    <style:style style:name="T23" style:family="text">
      <style:text-properties fo:font-style="italic" officeooo:rsid="0024be57" style:font-style-asian="italic" style:font-style-complex="italic"/>
    </style:style>
    <style:style style:name="T24" style:family="text">
      <style:text-properties fo:font-style="italic" officeooo:rsid="003e9bf9"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37946" style:font-style-asian="italic" style:font-weight-asian="bold" style:font-style-complex="italic" style:font-weight-complex="bold"/>
    </style:style>
    <style:style style:name="T27" style:family="text">
      <style:text-properties fo:font-style="italic" fo:font-weight="bold" officeooo:rsid="0036b02f" style:font-style-asian="italic" style:font-weight-asian="bold" style:font-style-complex="italic" style:font-weight-complex="bold"/>
    </style:style>
    <style:style style:name="T28" style:family="text">
      <style:text-properties fo:font-style="italic" fo:font-weight="bold" officeooo:rsid="003c9891" style:font-style-asian="italic" style:font-weight-asian="bold" style:font-style-complex="italic" style:font-weight-complex="bold"/>
    </style:style>
    <style:style style:name="T29" style:family="text">
      <style:text-properties officeooo:rsid="00232c05"/>
    </style:style>
    <style:style style:name="T30" style:family="text">
      <style:text-properties officeooo:rsid="00257511"/>
    </style:style>
    <style:style style:name="T31" style:family="text">
      <style:text-properties officeooo:rsid="0026933c"/>
    </style:style>
    <style:style style:name="T32" style:family="text">
      <style:text-properties officeooo:rsid="0027ae0c"/>
    </style:style>
    <style:style style:name="T33" style:family="text">
      <style:text-properties officeooo:rsid="001be055"/>
    </style:style>
    <style:style style:name="T34" style:family="text">
      <style:text-properties officeooo:rsid="001c4d1e"/>
    </style:style>
    <style:style style:name="T35" style:family="text">
      <style:text-properties officeooo:rsid="001c8dcc"/>
    </style:style>
    <style:style style:name="T36" style:family="text">
      <style:text-properties officeooo:rsid="001ea77e"/>
    </style:style>
    <style:style style:name="T37" style:family="text">
      <style:text-properties officeooo:rsid="001f5d5f"/>
    </style:style>
    <style:style style:name="T38" style:family="text">
      <style:text-properties officeooo:rsid="00201607"/>
    </style:style>
    <style:style style:name="T39" style:family="text">
      <style:text-properties officeooo:rsid="00220cd4"/>
    </style:style>
    <style:style style:name="T40" style:family="text">
      <style:text-properties officeooo:rsid="002ac831"/>
    </style:style>
    <style:style style:name="T41" style:family="text">
      <style:text-properties officeooo:rsid="002b923f"/>
    </style:style>
    <style:style style:name="T42" style:family="text">
      <style:text-properties officeooo:rsid="002d06ec"/>
    </style:style>
    <style:style style:name="T43" style:family="text">
      <style:text-properties officeooo:rsid="002ff87a"/>
    </style:style>
    <style:style style:name="T44" style:family="text">
      <style:text-properties officeooo:rsid="002ec1d6"/>
    </style:style>
    <style:style style:name="T45" style:family="text">
      <style:text-properties officeooo:rsid="00317bc7"/>
    </style:style>
    <style:style style:name="T46" style:family="text">
      <style:text-properties officeooo:rsid="00321c0d"/>
    </style:style>
    <style:style style:name="T47" style:family="text">
      <style:text-properties officeooo:rsid="0031c64a"/>
    </style:style>
    <style:style style:name="T48" style:family="text">
      <style:text-properties officeooo:rsid="0034fe87"/>
    </style:style>
    <style:style style:name="T49" style:family="text">
      <style:text-properties officeooo:rsid="00378f4b"/>
    </style:style>
    <style:style style:name="T50" style:family="text">
      <style:text-properties officeooo:rsid="0038192d"/>
    </style:style>
    <style:style style:name="T51" style:family="text">
      <style:text-properties officeooo:rsid="003a11c7"/>
    </style:style>
    <style:style style:name="T52" style:family="text">
      <style:text-properties officeooo:rsid="003b5db4"/>
    </style:style>
    <style:style style:name="T53" style:family="text">
      <style:text-properties officeooo:rsid="003cd0bc"/>
    </style:style>
    <style:style style:name="T54" style:family="text">
      <style:text-properties officeooo:rsid="00293ecd"/>
    </style:style>
    <style:style style:name="T55" style:family="text">
      <style:text-properties officeooo:rsid="00296cbd"/>
    </style:style>
    <style:style style:name="T56" style:family="text">
      <style:text-properties officeooo:rsid="002a2567"/>
    </style:style>
    <style:style style:name="T57" style:family="text">
      <style:text-properties officeooo:rsid="002a7e19"/>
    </style:style>
    <style:style style:name="T58" style:family="text">
      <style:text-properties officeooo:rsid="002aa468"/>
    </style:style>
    <style:style style:name="T59" style:family="text">
      <style:text-properties officeooo:rsid="002c87d7"/>
    </style:style>
    <style:style style:name="T60" style:family="text">
      <style:text-properties officeooo:rsid="002d6d2e"/>
    </style:style>
    <style:style style:name="T61" style:family="text">
      <style:text-properties officeooo:rsid="002d952f"/>
    </style:style>
    <style:style style:name="T62" style:family="text">
      <style:text-properties officeooo:rsid="002ea3a0"/>
    </style:style>
    <style:style style:name="T63" style:family="text">
      <style:text-properties officeooo:rsid="0031d1f5"/>
    </style:style>
    <style:style style:name="T64" style:family="text">
      <style:text-properties officeooo:rsid="00337946"/>
    </style:style>
    <style:style style:name="T65" style:family="text">
      <style:text-properties officeooo:rsid="003527a0"/>
    </style:style>
    <style:style style:name="T66" style:family="text">
      <style:text-properties officeooo:rsid="00359e4f"/>
    </style:style>
    <style:style style:name="T67" style:family="text">
      <style:text-properties officeooo:rsid="00380179"/>
    </style:style>
    <style:style style:name="T68" style:family="text">
      <style:text-properties officeooo:rsid="003a1d64"/>
    </style:style>
    <style:style style:name="T69" style:family="text">
      <style:text-properties fo:font-weight="bold" style:font-weight-asian="bold" style:font-weight-complex="bold"/>
    </style:style>
    <style:style style:name="T70" style:family="text">
      <style:text-properties officeooo:rsid="003ad4a6"/>
    </style:style>
    <style:style style:name="T71" style:family="text">
      <style:text-properties officeooo:rsid="003c9891"/>
    </style:style>
    <style:style style:name="T72" style:family="text">
      <style:text-properties officeooo:rsid="003d42fd"/>
    </style:style>
    <style:style style:name="T73" style:family="text">
      <style:text-properties officeooo:rsid="003e9bf9"/>
    </style:style>
    <style:style style:name="T74" style:family="text">
      <style:text-properties officeooo:rsid="003f292a"/>
    </style:style>
    <style:style style:name="T75" style:family="text">
      <style:text-properties officeooo:rsid="003fbb26"/>
    </style:style>
    <style:style style:name="T76" style:family="text">
      <style:text-properties officeooo:rsid="004009ff"/>
    </style:style>
    <style:style style:name="T77" style:family="text">
      <style:text-properties officeooo:rsid="0041f19c"/>
    </style:style>
    <style:style style:name="T78" style:family="text">
      <style:text-properties officeooo:rsid="0044e19d"/>
    </style:style>
    <style:style style:name="T79" style:family="text">
      <style:text-properties officeooo:rsid="0044f0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Философия науки. Конспект лекции для аспирантов Университета ИТМО первого года обучения (2015)</text:p>
      <text:p text:style-name="P2"/>
      <text:p text:style-name="P2"><text:span text:style-name="T18">Лектор: </text:span>Аль-Ани Намир Махди<text:span text:style-name="T18">(евич)</text:span></text:p>
      <text:p text:style-name="P2"/>
      <text:p text:style-name="P12">Рабочая программа <text:span text:style-name="T13">ди</text:span><text:span text:style-name="T6">с</text:span><text:span text:style-name="T1">циплины</text:span> </text:p>
      <text:p text:style-name="P12"/>
      <text:p text:style-name="P13">1. Основные концепции философии науки </text:p>
      <text:p text:style-name="P13">2. Философский образ науки (включает в себя три формы бытия науки. Наука как вид деяте<text:span text:style-name="T54">л</text:span>ьности, как социальный институ<text:span text:style-name="T54">т</text:span>, как отдельная сфера человеческой культуры). </text:p>
      <text:p text:style-name="P13">3. Возникновение науки и основные этапы ее развития. Главное внимание различению классического и неклассического этапа науки. </text:p>
      <text:p text:style-name="P13">4. Структура и функци<text:span text:style-name="T54">и</text:span> научного знания. Два уровня научного знания - эмпирический и теоретический. Раскрыть содержание функций научного знач<text:span text:style-name="T54">е</text:span>ния - описания, объяснения и предвидения. </text:p>
      <text:p text:style-name="P13">5. Динамика науки, как процесс порождения нового научного знания. Два исторических типа научной рациональности. </text:p>
      <text:p text:style-name="P13">6. Глобальный кризис в ретроспективе современного человечества и научного прогресса. Этика науки. </text:p>
      <text:p text:style-name="P13"/>
      <text:p text:style-name="P2">Учебное пособие: Аль Ани Методология и философия науки. Второе издание. 2011 год. </text:p>
      <text:p text:style-name="P2"/>
      <text:p text:style-name="P12">Завершается дисциплина кандидатским экзаменом. </text:p>
      <text:p text:style-name="P12"/>
      <text:p text:style-name="P4">Разговор перед первой лекцией</text:p>
      <text:p text:style-name="P13"/>
      <text:p text:style-name="P13">Философия - это любовь к мудрости, так как мудрость - удел богов, а человеку остается лишь проявить уважение к божественному. </text:p>
      <text:p text:style-name="P13"/>
      <text:p text:style-name="P13">В современном мире есть довольно молодая сфера знаний - наука. Есть специалисты, которые понимают под наукой практическ<text:span text:style-name="T18">и</text:span>й опыт человека и подразумевают наличие античной науки, средневековой науки и т.д., но наука в собственном смысле слова родилась ни в античности, ни в средневековье ни в возрождение, а только в последние века. Все, что явилось до собственного существования науки следует относить к преднауке. В отношении логики и т.д., можно говорить об античной науке, но все что выходит за ее пределы нельзя называть наукой. </text:p>
      <text:p text:style-name="P13"/>
      <text:p text:style-name="P14">Наука монистична! Не плюралистична! Нет <text:span text:style-name="T54">плюрализма</text:span> мнений! Не существует одновременно теории эволюции и постоянства видов</text:p>
      <text:p text:style-name="P14"/>
      <text:p text:style-name="P14"><text:span text:style-name="T8">P.S. </text:span><text:span text:style-name="T16">один </text:span>вопрос в экзамене <text:span text:style-name="T70">будет посвящен </text:span>истории науки, <text:span text:style-name="T70">а</text:span> еще <text:span text:style-name="T70">один</text:span> <text:span text:style-name="T70">—</text:span> методологии. <text:tab/> </text:p>
      <text:p text:style-name="P14"/>
      <text:p text:style-name="P5"/>
      <text:p text:style-name="P52">Лекция <text:span text:style-name="T20">1. Позитивизм. Неорационализм. </text:span></text:p>
      <text:p text:style-name="P13"/>
      <text:p text:style-name="P13">Наука ка сфера человеческой культуры сложилась сравнительно недавно. В современном ее понимани<text:span text:style-name="T18">и</text:span> ее история насчитывает всего 4 столетия. Между тем объектом философской рефлексии, то есть предметом философского анализа, исследования наука становится лишь в самое последнее время. Если конкретно, то только с 20х годов ХХ века. Хотя первая попытка провести так<text:span text:style-name="T18">о</text:span>го рода исследования в философии Нового времени восходит еще к философу-эмпирику Фрэнсису Бэкону. Тем не менее философия науки является молодой отраслью философского знания. Она начинает <text:span text:style-name="T18">незаметно</text:span> <text:span text:style-name="T18">формоваться</text:span> в <text:span text:style-name="T18">качестве</text:span> такого после вступления процесса профессионализации и <text:span text:style-name="T18">институционализм</text:span> науки, и, следовательно, вместе со становлением дисциплинарности науки. Ввиду этого не случайно, что <text:s/>интенсивное развитие философии науки падает на вторую половину ХХ столетия. <text:s/>Вместе с возрастанием темпов современного научно-технического прогресса и отчетливым обнаружением его негативных разрушительных последствия философия науки была вынуждена расширить границы проблемного поля, включая в него изучение и становление морально-этических аспектов познавательной деятельности, так и роли науки в жизни общества и системе человеческой культуры. </text:p>
      <text:p text:style-name="P13"/>
      <text:p text:style-name="P13">В центре внимания философии науки на нынешнем этапе ее развития оказались все три формы бытия науки: наука как важнейший вид познавательной деятельности, как отдельный социальный <text:span text:style-name="T18">институт</text:span> и как особая сфера человеческой культуры. </text:p>
      <text:p text:style-name="P13"/>
      <text:p text:style-name="P13">Можно выделить 4 подхода, которые используются в философии науки </text:p>
      <text:p text:style-name="P13"/>
      <text:p text:style-name="P13">1. <text:span text:style-name="T18">Эпистемологический</text:span> (когнитивно-методологический) </text:p>
      <text:p text:style-name="P13">2. <text:span text:style-name="T18">Социологический</text:span> </text:p>
      <text:p text:style-name="P13">3. Культурологический </text:p>
      <text:p text:style-name="P13">4. Аксиологический </text:p>
      <text:p text:style-name="P13"/>
      <text:p text:style-name="P13">Когнитивно-методологический подход <text:span text:style-name="T18">господствовал</text:span> в философии науки на раннем этапе ее становления, тогда как остальные подходы формируются на более поздних этапах ее развития. Дело в том, что на начальном этапе своего существования философия науки развивалась под флагом <text:span text:style-name="T18">позитивизма</text:span>, который как раз и придавал ей одностороннюю когнитивно-методологическую направленность. Следует заметить, что подобный вектор философского анализа ф<text:span text:style-name="T18">е</text:span>номена науки был задан еще отцами-основателями <text:span text:style-name="T18">позитивистской</text:span> философии.. Еще представители первого <text:span text:style-name="T18">позитивизма</text:span> (Конт, Спенсер и др.) пытались в своих философских разработках решать вопросы демаркации науки и освобождения ее от следов метафизики, то есть от <text:span text:style-name="T18">умозрительных</text:span> допущений, обосновании н<text:span text:style-name="T18">а</text:span>учно-т<text:span text:style-name="T18">е</text:span>оретических конструкций путем их <text:span text:style-name="T18">редукции</text:span> к эмпирическим данным. </text:p>
      <text:p text:style-name="P13"/>
      <text:p text:style-name="P13">В дальнейшем данные подобные им вопросы находят свое более масштабное решение во втором позитивизме, так называемом махизме (Мах), а далее в <text:span text:style-name="T18">тертым</text:span> позитивизме, так называемом неопозитивизме. Решающий вклад <text:span text:style-name="T18">определился</text:span> именно в неопозитивизм. Хотя и термин философия науки принадлежит еще немецкому экономисту профессором механики и философом Юинг<text:span text:style-name="T18">ом</text:span> в 17м столетии. Он получает признание среди специалистов именно благодаря той части <text:span text:style-name="T18">неопозитивизма</text:span>, которое называет логическим позитивизмом, которое формировалась в философских дискуссиях Венского кружка. Это была группа молодых <text:span text:style-name="T18">философствующих</text:span> ученых идейно и концептуально объединившихся на базе семинаров, организованном в 1922 в Венском <text:span text:style-name="T18">университет</text:span> австрийским философом Морисом Шликом, который умер от рук его ученика. </text:p>
      <text:p text:style-name="P13"/>
      <text:p text:style-name="P13">В <text:span text:style-name="T18">Ве</text:span>нский кружок входили такие известные ученые и философы-позитивисты (Карнап, <text:soft-page-break/>Нейрат, Фейген, Ганс, Курт Гедель,Гейсман, Кауфман Крафт и др.). С венским кружком честно взаимодействовал берлинский коллектив философов, образовавших Общество эмпирической философии (Рейхенбах и др.) </text:p>
      <text:p text:style-name="P13"/>
      <text:p text:style-name="P13">Логический позитивизм не только сводил всю философию к философии науки, но и при этом сужал предмет последней, <text:span text:style-name="T18">ограничивая</text:span> ее рамки изучением формального языка науки, путем математических построений. Они <text:span text:style-name="T18">полагали</text:span>, что благодаря таком <text:span text:style-name="T18">анализу</text:span> им удается редуцировать научные понятия к непосредственно данному, <text:span text:style-name="T18">эмпирически</text:span> проверяемому содержанию, а с другой стороны устранить из научной философии все <text:span text:style-name="T18">следы</text:span> метафизики и умозрительных представлений. Чувствуя уязвимость <text:span text:style-name="T18">такого</text:span> подхода, логические позитивисты скорректировали свою позицию <text:span text:style-name="T18">принятием</text:span> концепции физикализма, разработанной Карнапом и Нейратом. Согласно данной <text:span text:style-name="T18">концепции</text:span> <text:span text:style-name="T18">научная</text:span> достоверность любого положения ставится в прямую зависимость от возможности его перевода на язык физики. Поэтому любое высказывание, не поддающееся физикализации, принимается ненаучным. Эта концепция полностью разделяет т.н. <text:span text:style-name="T18">логический</text:span> <text:span text:style-name="T18">эмпиризм</text:span>, <text:span text:style-name="T18">который</text:span> хотя и формировался в лоне аналитической философии, представляет собой прямое продолжение и развитие логического позитивизма. </text:p>
      <text:p text:style-name="P13"/>
      <text:p text:style-name="P13">Ввиду этого логический эмпиризм стали рассматривать как другое важное течение <text:span text:style-name="T18">неопозитивизма.</text:span> Ведущие представители позитивизма выступили за замену языка субъективных переживаний человека в научном познании так называемым вещным языком, то есть языком чувственно воспринимаемых объектов мышления. Этот язык должен составлять общий язык науки. Это означает, что редукционизм, как основной признак позитивизма, <text:s/>не исчезает в логическом эмпиризме, а просто меняет свою форму. </text:p>
      <text:p text:style-name="P13"/>
      <text:p text:style-name="P13">Логический эмпиризм оказался столь же несостоятельной концепцией, как и логический позитивизм. Все попытка <text:span text:style-name="T18">неопозитивизма</text:span> создавать единый универсальный и унифицированный <text:span text:style-name="T18">научный</text:span> <text:span text:style-name="T18">яз</text:span>ык и перевести на него все содержание имеющегося научного знания оказались тщетными. Вместе с тем оказалась порочной и сама исходная идея позитивизма, в которой все философские проблемы являются результатами неправильного <text:span text:style-name="T18">употребления</text:span> языка. Известно, что крестный отец Венского кружка, Людвиг Витгенштейн считал, что на самом деле не существует никаких <text:span text:style-name="T18">философских</text:span> проблем, а есть только <text:span text:style-name="T18">языковые</text:span> <text:span text:style-name="T18">головоломки.</text:span> Вся проблема в некорректном употреблении языка. </text:p>
      <text:p text:style-name="P13"/>
      <text:p text:style-name="P13">Когеренция (лат. Coherentia) - внутренняя связь. Положение <text:span text:style-name="T18">истинно</text:span>, если нам удается включить его в некую систему не нарушая ее <text:span text:style-name="T18">внутренней</text:span> согласованности или непротиворечивости. Это истина. согласно теории когеренции. </text:p>
      <text:p text:style-name="P13"/>
      <text:p text:style-name="P13">Карнап, Нейрат и другие позитивисты предпринимают попытку отказаться от предыдущих концепций при помощи теории когеренции. Это не уберегло <text:span text:style-name="T18">неопозитивизм</text:span> от краха. Таким образом, <text:span text:style-name="T18">позитивистская</text:span> философия, <text:span text:style-name="T18">пользовавшаяся</text:span> большой популярностью среди ученых, к середине ХХ века начинает сдавать свои позиции до наступления нового <text:span text:style-name="T18">постпозитивистского</text:span> этапа развития философии науки. <text:s/></text:p>
      <text:p text:style-name="P13"/>
      <text:p text:style-name="P13">1. Сведение всей философии к философии науки и отрицание права всякой другой метафизики на существование </text:p>
      <text:p text:style-name="P13">2. Уменьшение проблемного поля философии и сведение философии к <text:span text:style-name="T18">формально-логическому</text:span> анализу языка науки. </text:p>
      <text:p text:style-name="P13">3. Антиисторизм. <text:span text:style-name="T18">Позитивизм</text:span> принимает научное знание, как нечто уже установившееся и полностью игнорирует вопрос о происхождении научного знания, вопрос о его истории и развитии. Ее интересует только логика обоснования. Модель научного <text:span text:style-name="T18">знания</text:span> в рамках позитивизма статична. </text:p>
      <text:p text:style-name="P13"><text:soft-page-break/>4. Узкий <text:span text:style-name="T18">эмпиризм</text:span> и редуктивный рационализм. Все научное знание сводилось к чувственному опыту, интерпретированному к тому же в сугубо субъективном духе. Чувственный опыт можно было интерпретировать <text:span text:style-name="T18">идеалистически</text:span> или материалистически. </text:p>
      <text:p text:style-name="P13"><text:s/></text:p>
      <text:p text:style-name="P13">Материалистическая интерпретация - весь опыт в объективной <text:span text:style-name="T18">реальности.</text:span> </text:p>
      <text:p text:style-name="P13">Идеалистическая интерпретация - опыт по форме и содержанию <text:span text:style-name="T18">объявляется</text:span> <text:span text:style-name="T18">субъективным</text:span> и сам человек независимо от мира формирует свой опыт, конструирует свои чувства, эмоции, переживания и т.д. Опыт - полное творение самого человека </text:p>
      <text:p text:style-name="P13"/>
      <text:p text:style-name="P13">Помимо указанных особенностей <text:span text:style-name="T18">позитивистская</text:span> философия <text:span text:style-name="T18">характеризуется</text:span> <text:s/></text:p>
      <text:p text:style-name="P13"/>
      <text:p text:style-name="P13">1. Кумулятивизм (концепция роста научного знания, согласно которой происходит постепенное развитие этого знания. <text:span text:style-name="T18">Некое</text:span> знание возникает независимо от старого и просто прибавляет к тому, что мы имеем в науке.). </text:p>
      <text:p text:style-name="P13">2. Интернализм (Научное <text:span text:style-name="T18">знание</text:span> изменяется лишь благодаря внутренним, присущим науке факторам). </text:p>
      <text:p text:style-name="P13">3. Антиисторизм. </text:p>
      <text:p text:style-name="P13">4. Узкий эмпиризм. </text:p>
      <text:p text:style-name="P13"/>
      <text:p text:style-name="P13">Н<text:span text:style-name="T19">е</text:span>орационализм как философское течение и как <text:span text:style-name="T19">альтернативное</text:span> позитивизму течение отвергло эти положения. В 20-40х годах ХХ столетия было создано. Его основоположником является Гастон Башляр (фр. философ). </text:p>
      <text:p text:style-name="P13"/>
      <text:p text:style-name="P13">Неорационализм <text:span text:style-name="T19">лежит</text:span> в основе общей теории систем. Их организационным центром стал союз рационалистов, действующий и поныне. В общем плане неорационализм исходит из <text:span text:style-name="T19">четырех</text:span> постулатов: </text:p>
      <text:p text:style-name="P13"/>
      <text:p text:style-name="P13">1. Онтологический (общая детерминированность реальности. ДЕйствительно причинно обусловлена) </text:p>
      <text:p text:style-name="P13">2. <text:span text:style-name="T19">Гносеологический</text:span> (умопостигаемости вторичной рационализированной реальности, реальности второго порядка, второй ступени, под которой понимается сюрреалистическая реальность, которая формируется нашими понятиями и в конечном итоге нашим разумом. Это означает, что <text:span text:style-name="T19">объекты</text:span> рационализированной реальности не представляют собой данность, чего-то объективного, независимого от субъекта, данность с которой субъекту приходится иметь дело. Они создаются субъектом, они суть идеальные конструкции просто воплощаются в материал. В этом смысле реальность второй ступени непосредственно детерминируется субъектом. Правда субъект взаимодействует своими творениями, объектами реальности второй ступени, в конечном итоге сам подвергается изменениям. То есть твор объекты второй реальности и <text:span text:style-name="T19">взаимодействуя</text:span> с этими объектами, субъект сам меняется. Объект и субъект находятся во взаимной координации, благодаря которой реальность становится умопостигаемой). </text:p>
      <text:p text:style-name="P13">3. <text:span text:style-name="T19">Методологический</text:span> (придает универсальный характер и всеобщее значение экспериментальному методу исследования) </text:p>
      <text:p text:style-name="P13">4. Исторический (возводит прогресс познания в ранг <text:span text:style-name="T19">о</text:span>снов<text:span text:style-name="T19">но</text:span>го принципа и превращает рациональную деятельность, деятельность <text:span text:style-name="T19">конструирующего</text:span> мир разума в главное <text:span text:style-name="T19">условие</text:span> функционирования и изменения общественной жизни, важнейший фактор общественно-исторического развития). </text:p>
      <text:p text:style-name="P13"/>
      <text:p text:style-name="P13">Неорационализм формировался как франкоязычная традиция в философии науки. <text:s/>Неораицоналисты <text:span text:style-name="T19">объявили</text:span> себя наследниками эпохи <text:span text:style-name="T19">Просвящения.</text:span> Они приняли идею бесконечного прогресса просветителей и его неограниченные возможности и неисчерпаемую мощь человеческого разума. Вместе с тем они сочли нужным произвести некторую ревизию <text:soft-page-break/>того типа научной рациональности, который господствовал в первый период развития научного знания. Главный <text:span text:style-name="T19">недостаток</text:span> этого классического типа научной рациональности они <text:span text:style-name="T19">усмотрели</text:span> в том, что при обосновании научного знания люди исходят из априорных предпосылок. Их не устраивал и односторонняя объективная <text:span text:style-name="T19">направленность</text:span> научного знания. С другой стороны рационалисты отвергли и односторонний субъективный метод неопозитив<text:span text:style-name="T19">ист</text:span>ы, отвергли его узкий <text:span text:style-name="T19">эмпиризм.</text:span> За раскрытием природы и определением специфического <text:span text:style-name="T19">содержания</text:span> научного знания и нового научного разума необходимо по их мнению обратиться в опыту новой неклассической физике, т.е. к теор<text:span text:style-name="T19">и</text:span>и <text:span text:style-name="T19">относительности</text:span> и квантовой механике и <text:span text:style-name="T19">обобщить</text:span> его. Именно современная постньютоновская физика должна служить подлинным эталоном в формировании не только научного знания, но и философии. Вместе с тем новый тип научной рациональности оказывается зависимым от современного уровня научно-технического прогресса. Более того необходимо и социокультурные условия существования современного человечества. Ра<text:span text:style-name="T19">з</text:span>ум <text:span text:style-name="T19">в</text:span>питывает в себя не <text:span text:style-name="T19">только</text:span> опыт познавательной деятельности, но и художественного воображения, творческие единицы и т.д. <text:span text:style-name="T19">Поэтому</text:span> неорационалисты придают большое значение не только мощи научного интеллекта, но и красоте науки. </text:p>
      <text:p text:style-name="P13"/>
      <text:p text:style-name="P13">Среди <text:s/>неорационалистических концепций философи<text:span text:style-name="T19">и</text:span> науки следует выделить следующее: </text:p>
      <text:p text:style-name="P13"/>
      <text:p text:style-name="P13">1. Основным предметом философии объявляется познающий разум, который из <text:span text:style-name="T19">самого</text:span> <text:span text:style-name="T19">с</text:span>ебя <text:span text:style-name="T19">конструирует</text:span> мир. Говоря иначе, философия представляется знанием о разуме, знанием о знании, что равносильно сведением ее к теории познания, ядром <text:span text:style-name="T19">которой</text:span> выступает философия наука. </text:p>
      <text:p text:style-name="P13">2. Сказанное, однако, не означает, что научное знание полностью совпадает с разумом и его принципами. Оно постоянно характеризуется неполнотой и поэтому всегда есть только приближение. То есть мы можем делать ошибки и попадать в <text:span text:style-name="T19">тупики</text:span>, из которых научное знание нужно вытаскивать специальными методами. Здесь у рационализма есть что-то похожее </text:p>
      <text:p text:style-name="P13">3. Научное знание может дать лишь приблизительную картину мира, не претендуя при этом на достижение истины. Более того, рационалисты <text:span text:style-name="T19">отказывается</text:span> от самого понятия истины, заменяя его понятием адекватности. Под критерием научности подразумевается способность теории предвидеть следующие состояния. Адекватной является лишь та теория, которая позволяет делать предсказания, которые <text:span text:style-name="T19">согласуются</text:span> с экспериментом. </text:p>
      <text:p text:style-name="P13">4. Ввиду этого именно перманентное сомнение <text:span text:style-name="T19">становится</text:span> одним из главных принципов научного познания. Если Рене Декарт рассматривал сомнение как метод по установлению истинности лишь исходных посылок и достоверность дедуктивных заключений, то в отличии от него неорационалисты требуют подвергать сомнению все составляющее научное знание, все его содержание. <text:span text:style-name="T19">Научное</text:span> познание - суть <text:span text:style-name="T19">процесс</text:span>, который всегда происходит пр определенных культурных условиях, которые оказывают определенное влияние на него. Развитие научного знания проходит этапы или <text:span text:style-name="T19">эпистемологические</text:span> профили. <text:span text:style-name="T19">Т</text:span>о что неорационалисты называют <text:span text:style-name="T19">эпистемологическими</text:span> профилями есть <text:span text:style-name="T19">этапы</text:span> в развитии научного знания и эти профили получают свое выражение в некоторых <text:span text:style-name="T19">гносеологических</text:span> концепциях. Эти концепции выступают основанием для формирования <text:span text:style-name="T19">соответствующих</text:span> научных картин мира. </text:p>
      <text:p text:style-name="P13"/>
      <text:p text:style-name="P13">Согласно Башляру <text:span text:style-name="T19">развитие</text:span> научно-физического познания различает 5 этапов: </text:p>
      <text:p text:style-name="P13"/>
      <text:p text:style-name="P13">1. Наивный реализм </text:p>
      <text:p text:style-name="P13">2. Классический рационализм </text:p>
      <text:p text:style-name="P13">3. <text:span text:style-name="T19">Позитивистский</text:span> эмпиризм </text:p>
      <text:p text:style-name="P13">4. Рационализм Эйнштейна </text:p>
      <text:p text:style-name="P13">5. <text:span text:style-name="T19">Диалектический</text:span> <text:span text:style-name="T19">рационализм</text:span>, получивший свое выражение в ОТО и <text:span text:style-name="T19">релятивистской</text:span> <text:soft-page-break/>квантовой механике </text:p>
      <text:p text:style-name="P13"/>
      <text:p text:style-name="P13">На двух последних э<text:span text:style-name="T19">т</text:span>а<text:span text:style-name="T19">п</text:span>ах в развитии физического знания в последние два этапа научное знание получает новый дух, новый тип научной рациональности. На различных типах рациональности, на разных <text:span text:style-name="T19">принципах</text:span> организации научного разума формируются эти этапы. Между этими профилями НЕ может существовать никакой <text:span text:style-name="T19">преемственности.</text:span> Это <text:span text:style-name="T19">представляет</text:span> собой <text:span text:style-name="T19">эпистемологическое</text:span> препятствие и становится исходной <text:span text:style-name="T19">посылкой</text:span> для формирования идеи несоизмеримости научных теорий. Отсюда вывод о <text:span text:style-name="T19">невозможности</text:span> сравнения различных профилей и этапов в развитии научного знания и различных теорий. Это означает, что научное знание развивается не кумулятивно, а дискретно. Познанию подчиняется принципу дополнительности, который Башляр был вынужден ввести для того, чтобы каким-то <text:span text:style-name="T19">образом</text:span> связать с собой казалось бы несвязанные феномены, как например научное и ненаучное знание, как различные типы научной рациональности, различные эпистемологические профили. Между ними существует логическая пропасть, но они дополняют друг друга. </text:p>
      <text:p text:style-name="P13"/>
      <text:p text:style-name="P13">Законы не <text:span text:style-name="T19">следуют</text:span> из отдельных фактов, а наоборот предшествуют им, следовательно любой <text:span text:style-name="T19">научные</text:span> акт предполагает соответствующую теорию в свете которой он только и может быть интерпретирован. Это значит, что научный факт как бы изначально по <text:span text:style-name="T19">определению</text:span> же теоретически нагружен. Этот тезис потом Карл Поппер развивает далее. Неорационализм вообще и неорационалистчисекая концепция философии науки сыграли важную роль в формировании <text:span text:style-name="T19">определенной</text:span> <text:span text:style-name="T19">традиции</text:span> как в философии, так и в философии науки. Пика развития падает на 60-70 годы ХХ века. К концу века он прекращает свое отчетливое существование в качестве самостоятельного течения в философии науки. Он оказал большое влияние в том числе и на развитие англоязычной философии и науки и постпозитив<text:span text:style-name="T19">и</text:span>зма. </text:p>
      <text:p text:style-name="P13"/>
      <text:p text:style-name="P13">Эстафету в критике <text:span text:style-name="T19">позитивистов</text:span> вот неореалистов переходит затем к постпозитивстам. </text:p>
      <text:p text:style-name="P13"/>
      <text:p text:style-name="P13">Наука - <text:span text:style-name="T19">особый</text:span> <text:span text:style-name="T19">способ</text:span> освоения человеком действительности. </text:p>
      <text:p text:style-name="P13"/>
      <text:p text:style-name="P13"/>
      <text:p text:style-name="P53">Лекция 2. <text:span text:style-name="T20">Постпозитивизм. </text:span>Марксист<text:span text:style-name="T21">с</text:span>кая философия наук<text:span text:style-name="T21">и</text:span> </text:p>
      <text:p text:style-name="P13"/>
      <text:p text:style-name="P13">Эстафета принципиальной критики позитивистской концепции философии науки переходит от неорационализма к постпозитивизму. Постпозитивизм отличается от позитивизма и неорационализма тем что не является единым течением в философии (единой школой). Он представляет собой целый этап в развитии философии науки. Этап, который обнаруживает <text:span text:style-name="T21">достаточно</text:span> широкое разнообразие идей, концептов, принципов и т.д. Начало данного этапа принято связывать с выходом в свет в 1959 году английского варианта сочинения философа науки австрийского происхождения Карла Поппера "Логика научного открытия" и в 1962 году книги американского философа науки Томаса Куна "Структура научных революций". В свете разнообразий методологических концепций постпозитивизма, которые нередко вступали между собой в непростые (<text:span text:style-name="T21">критические</text:span>) отношения следует прежде всего упомянуть фальсификационизм Поппера и учение Куна о нормальной и экстраординарной науке. Также можно упомянуть научно-исследовательскую пр<text:span text:style-name="T64">о</text:span>грамму британского философа науки венгерского происхождения Майкла Палани "Личностное знание" (1959 г.). К постпозитивстским концепциям следует отнести также учение американского философа науки австрийского происхождения Пола Фейерабенд "Логический анархизм". </text:p>
      <text:p text:style-name="P13"/>
      <text:p text:style-name="P13">Каждая из указанных <text:span text:style-name="T21">методологических</text:span> концепций в постпозитивизме выступает в качестве целостного этапа в <text:span text:style-name="T21">развитии</text:span> философии науки. Эти особенности можно свести к следующему: </text:p>
      <text:p text:style-name="P13"/>
      <text:p text:style-name="P13">1. В постпозитивизме акцент смещается с поиска структуры научного знания на исследования <text:span text:style-name="T21">профессиональности</text:span> научного знания, то есть на дианмику науки. Следовательно в фокус его внимания попадает именно история науки, которая как раз дает очень богатый материал для философских обобщений. Исходя из этого можно предполагать противоположность позитивистских и <text:span text:style-name="T21">неопозитивистских</text:span> моделей статичности научного знания, постпозитивисты разрабатывают его динамическую модель. Это не означает, что постпозитивисты игнорируют вопрос о структуре научного знания, но они просто отодвигают этот вопрос на <text:span text:style-name="T13">задн</text:span><text:span text:style-name="T3">и</text:span><text:span text:style-name="T13">й</text:span> план. В свете сказанного становится понятно, почему постпозитивисты отказываются от <text:span text:style-name="T21">рассмотрения</text:span> <text:span text:style-name="T21">математической</text:span> логики в качестве инструментария <text:span text:style-name="T21">исследования</text:span> научного знания, как это делали позитивисты. </text:p>
      <text:p text:style-name="P13"/>
      <text:p text:style-name="P13">2. Если основной вопрос в динамике научного знания, то отпадает необходимость в изучении формально-логических структур научного языка. Постпозитивисты считают приоритетным вопрос о соответствии <text:span text:style-name="T21">методологических</text:span> концепций реального процессу функционирования развития научного знания. </text:p>
      <text:p text:style-name="P13"/>
      <text:p text:style-name="P13">3. Постпозитивизм полностью отказывается от характерного для позитивизма вообще резкого противопоставления эмпирического уровня научного знания его теоретическому уровню, абсолютизации значения логики обоснования и полного игнорирования логики открытия. Постпозитивизм предпочитает говорит о неком взаимопроникновении эмпирического и теоретического научного знания, о неком взаимном переходе одного в другое, о теоретической нагруженности научных фактов. </text:p>
      <text:p text:style-name="P13">Постпозитивзм говорит, что научные факты могут получить <text:span text:style-name="T21">свою трактовку</text:span> только в свете научной теории. То есть приоритет теоретических знаний перед <text:span text:style-name="T21">эмпирическими</text:span>, а не <text:span text:style-name="T21">наоборот.</text:span> </text:p>
      <text:p text:style-name="P13"/>
      <text:p text:style-name="P13">4. Постпозитивизм в известной мере отходит от разработанного неопозитивизмом принципа демаркационизма (демаркации) науки, принципа, согласно которому проводится строгая <text:span text:style-name="T21">разделительная</text:span> линия между наукой и ненаукой (например, философией). Как следствие, позитивизм исходя из своего принципа верификации пытался доказать о бессмысленности <text:soft-page-break/>традиционных философских понятий и метафизических представлений. Отвергая <text:span text:style-name="T21">указанный</text:span> принцип, а <text:span text:style-name="T21">именно</text:span> принцип верифицируемости постпозитивизм предпринимает <text:span text:style-name="T21">определенную</text:span> попытку реабилитировать философию в традиционном ее понимании, то есть философию как метафизику. Так, подвергая сомнению позитивисткую идею о наличии жесткой грани между наукой и метафизикой, а то и полностью отвергая метафизику, некоторые из <text:span text:style-name="T21">философов</text:span> позитивистов признают не только осмысленность философских понятий и представлений, но и их принципиальную <text:span text:style-name="T21">неустрашимость</text:span> из познаний, в том числе и из научного познания. Об этом <text:span text:style-name="T21">свидетельствует</text:span> хотя бы тот факт, что в своем учении о <text:span text:style-name="T21">так</text:span> называемой дисциплинарной матрицы, через которое он пытался конкретизировать свое учение о парадигме, Томас Кун ясно выделяет один из ясных компонентов этой матрицы то, что он называет концептуальными метафизическими моделями научного знания. А у Фейерабенда отрицание демаркации науки принимает крайнюю форму, поскольку он вообще стирает какие-либо границы, которые разделяют науку., философию, мифологию и даже религию. </text:p>
      <text:p text:style-name="P13"/>
      <text:p text:style-name="P13">5. Постпозитивизм отвергает и <text:span text:style-name="T21">позитивистскую</text:span> идею кумулятивизма, по которой развитие научного знания представляет собой плавный процесс постепенного накопления научного знания путем прибавления нового знания к существующему. Постпозитвизм предполагает, что развитие <text:span text:style-name="T21">научного</text:span> знания осуществляется скачкообразно путем научных революций, в которых происходит ломка старых концепций и замена их а новые. На языке Томаса Куна этот процесс описывается как смена парадигм. Следовательно развитие науки, согласно <text:span text:style-name="T21">постпозитивистам</text:span> далеко не является линейным процессом, не имея при этом никакого "<text:span text:style-name="T21">поступательного </text:span>восходящего характера". Многие из них предпочитаю говорить не о развитии научного знания, а о его изменении и иногда даже откатах назад. </text:p>
      <text:p text:style-name="P13"/>
      <text:p text:style-name="P13">Среди неопозитивистов были убеждения, что разрабатываемая ими философия науки и сама есть наука и поэтому среди них должна быть единая <text:span text:style-name="T21">методологическая</text:span> концепция. Постпозитивисты же <text:span text:style-name="T21">разработали</text:span> <text:span text:style-name="T21">множество</text:span> таких концепций, которые иногда <text:s/>даже противоречили друг другу. Правда постпозитивисты сами вначале думали, что среди того <text:span text:style-name="T21">методологического</text:span> многообразия одна все же оказывается ближе к истине, чем остальные. Как показала позднее развернувшаяся между ними дискуссия, философия науки никак не может по определению быть наукой, не может <text:span text:style-name="T21">претендовать</text:span> на научный статус, потому что в философии не существует однозначного решения общепринятых представлений. В философии действует принцип плюрализма (наука монистичн<text:span text:style-name="T21">а</text:span>). И этот плюралистичный дух <text:span text:style-name="T21">философии</text:span> безусловно проецируется и на философию науки, как на ее раздел. </text:p>
      <text:p text:style-name="P13"/>
      <text:p text:style-name="P13">Хотя постпозитивизм и не <text:span text:style-name="T21">является</text:span> единым и целостным <text:span text:style-name="T21">направлением</text:span> в философии науки (хотя он и обнаруживает богатое разнообразие в идеях и концепциях и т.д.), вместе с тем можно, как мне представляется, выделить целый ряд проблем, решение которых не было получено при помощи постпозитивист<text:span text:style-name="T21">с</text:span>к<text:span text:style-name="T21">и</text:span>х представлений. </text:p>
      <text:p text:style-name="P13"/>
      <text:p text:style-name="P13">Среди таких проблем необходимо прежде всего показать следующие: </text:p>
      <text:p text:style-name="P13"/>
      <text:p text:style-name="P13">1. <text:span text:style-name="T22">Проблема фальсификации научных теорий</text:span>. Карл Поппер считал, что при обосновании необходимо исходить не из процедуры подтверждения, как это делали позитивисты, а из противоположной ей процедуры опровержения, то есть фальсификации. Дело в том, что любое число подтверждающих состоятельность и <text:span text:style-name="T21">справедливость</text:span> некоего научного положения не исключает возможность обнаружения в будущем фактов, не совместимых с ним, поэтому процедура подтверждения лишь относительное (условное) обоснование научнх представлений. В отличие от нее <text:span text:style-name="T21">процедура</text:span> опровержения является более достоверным путем для обоснования научного знания, поскольку достаточно иметь только один факт, опровергающий некоторое научное <text:span text:style-name="T21">представление</text:span>, <text:span text:style-name="T21">чтобы</text:span> признать его ошибочным. На базе <text:soft-page-break/>подобного рода рассуждений Карл Поппер сформулировал принцип фальсификационизма, по которому научной следует <text:span text:style-name="T21">признавать</text:span> лишь теорию, которая допускает возможность своего <text:span text:style-name="T21">опровержения.</text:span> Предположения, не опровергаемые никаким опытом или мысленным экспериментом, не могут считаться научными. Это положение направлено против традиционных философских установок догматизма.</text:p>
      <text:p text:style-name="P13"/>
      <text:p text:style-name="P13">Исходя из сказанного принцип фальсификационизма непременно ведет к фаллибилизму (ненадежность?). Принцип фаллибилизма был в свое время разработан и предложен <text:span text:style-name="T21">основоположником</text:span> прагматизма американским философом Чарльзом Пирсом. Согласно этому принципу научное знание, по мнению Пирса, развивается путем устранения ошибок, которых можно достичь через выдвижение все новых, более приближенных к реальности гипотез. Так Пирс находил не<text:span text:style-name="T21">к</text:span>отор<text:span text:style-name="T21">о</text:span>е обоснование индукции, как метода научного исследования. Карл Поппер практически <text:span text:style-name="T21">н</text:span>е изменяет пирсовского позитивизма и не изменяет его содержания, а просто фокусирует внимание на том факте, что коль скоро научное знание никогда не будет иметь полную, абсолютную достоверность и всегда будет носить гипотетический (предположительный) характер. </text:p>
      <text:p text:style-name="P13"/>
      <text:p text:style-name="P13">Повторяя по сути дела необходимость выдвижения все новых и новых гипотез, он подчеркивает необходимость подвергать теории фальсификации. За выдвижением гипотезы следует попытка ее фальсификации. Гипотезы, не выдерживающие тест на фальсификацию и, следовательно, фальсифицируются или о<text:span text:style-name="T21">п</text:span>ровергаются сразу, тут же отбрасываются. Другие же, которые не удастся фальсифицировать сразу, переходят в режим ожидания своей фальсификации, которая наступит рано или поздно, пока не придет новая гипотеза. <text:span text:style-name="T21">Следовательно</text:span> в <text:span text:style-name="T21">научном</text:span> <text:span text:style-name="T21">знании</text:span> нет ничего окончательного,, устойчивого, со<text:span text:style-name="T21">в</text:span>ершенного и достоверного. Что касается развития научного знания, то мы в лучшем случае приближаемся к решению научных проблем, которые при решении <text:span text:style-name="T21">создают</text:span> новые проблемы. Сказанное приводит Поппера к позициям конвенционализма (конвенция - договор), согласно которому научное знание является результатом соглашения между учеными и не содержит в себе никакого объективного содержания. </text:p>
      <text:p text:style-name="P13"/>
      <text:p text:style-name="P13">2. <text:span text:style-name="T22">Проблема дискретности познавательного процесса</text:span>. Научное знание с точки зрения постпозитивизма не является чем-то монолитным и данным раз и навсегда и по существу неизменным результатом непрерывного монотонного процесса, а развивается <text:span text:style-name="T21">скачками</text:span> посредством научных революций. является Кун считал научную революцию заключительной фазой кризисного состояния науки, который он считал экстраординарной наукой. </text:p>
      <text:p text:style-name="P13"/>
      <text:p text:style-name="P13">3. <text:span text:style-name="T22">Проблема рациональности</text:span>. Постпозитивситов не удовлетворяет узкая интерпретация рациональности, сводящая ее к <text:span text:style-name="T21">соответствие</text:span> с логикой. Постпозитивис<text:span text:style-name="T21">т</text:span>ы вкладывают в нее культурно-социологическое содержание. <text:span text:style-name="T21">К. </text:span>Поппер придает ей критический характер, превращая ее в важный инструмент фальсификации научного знания. Однако он не вносит ясности в понятие научной рациональности. </text:p>
      <text:p text:style-name="P13"/>
      <text:p text:style-name="P13">4. <text:span text:style-name="T22">Проблема цементирующего или консолидирующего научное знание начало</text:span>. Данную проблему можно обозначить так или иначе как проблему эжволюционной единицы научного знания. <text:span text:style-name="T21">различные</text:span> представители постпозитивизма называют подобное начало или эволюционную единицу научного знания по-разному. Так у Куна это парадигма, у Лакатиса - это научная программ и т.д. </text:p>
      <text:p text:style-name="P13"/>
      <text:p text:style-name="P13">5. <text:span text:style-name="T22">Проблема научного сообщества</text:span>. Данная проблема оказалась в фокусе постпозитивизма. Введено Майклом Палани в его книге. Оно получило широкое распространение и стало широко употребляться в литературе только после выхода в свет упомянутой книги Куна. НАучное сообщество рассматривается постпозитивизмом в качестве коллективного субъекта <text:soft-page-break/>научно-познавательной деятельности. Именно научное сообщество выступает подлинным творцом науки и научного знания. Исходя из этого, постпозитвисты склоняются к той же <text:span text:style-name="T21">концепции</text:span> конвенционализма как философского принципа, объясняющего происхождение и содержания научного знания. </text:p>
      <text:p text:style-name="P13"/>
      <text:p text:style-name="P13">6. <text:span text:style-name="T22">Проблема несоизмеримости научных теорий</text:span>. По мнению Куна или Фейерабенда не существует общих рациональных оснований или единых формально-логи<text:span text:style-name="T21">че</text:span>ских стандартов для сопоставления между собой конкурирующих научных теорий, для их сравнения одной с другой. Вообще говоря тезис о несоизмеримости научных теорий есть установка исторического направления в философии науки, восходящая к логико-философским предположениям Людвига Витгенштейна и представителям логика и философа варшавской школы Айдукевича. Согласно ему не существует каких либо рациональных оснований для взаимопереводимости научных теорий. Об этом он <text:span text:style-name="T21">говорил</text:span> еще в 1934 году в своей статье "Научная перспектива мира". Он в частности говорит о взаимонеперводимости научных теорий. Он пытался обосновать данный тезис своими рассуждениями. <text:span text:style-name="T21">Впоследствии</text:span> развитие науки стали трактовать в <text:span text:style-name="T21">соответствии</text:span> с идеей несоизмеримости. </text:p>
      <text:p text:style-name="P13">Несоизмеримость <text:span text:style-name="T21">означает</text:span> <text:span text:style-name="T21">отсутствие</text:span> рациональных оснований, то есть логических и <text:span text:style-name="T21">методологических</text:span> критериев для сопоставления (сравнения) различных научных <text:span text:style-name="T21">представлений.</text:span> Дело усугубляется тем, что научная теория, согласно сторонникам несоизмеримости, формируется на базе принципиально типов научной рациональности. </text:p>
      <text:p text:style-name="P13"/>
      <text:p text:style-name="P13"><text:span text:style-name="T21">Конкурирующие</text:span> между собой научные теории оказываются конструкциями, <text:span text:style-name="T21">рационально</text:span> независимыми друг от друга и следовательно, нельзя давать предпочтение одной из них, исходя из чистых рациональных критериев, следовательно выбор между ними (который в любом случае должен состояться) осуществляется на основании мировоззренческих представлений. </text:p>
      <text:p text:style-name="P13"/>
      <text:p text:style-name="P13">Среди них проблема интерпретации. Несоизмеримость научных теорий фактически делает <text:span text:style-name="T21">затруднительным</text:span>, а то и невозможным взаимопонимание и продуктивное общение между научными сообществами. Разные научные сообщества оказываются разделенными <text:span text:style-name="T21">непреодолимыми</text:span> <text:span text:style-name="T21">пропастями</text:span>, как Китайская стена. Поэтому коммуникации часто затруднительными. Для решения данной проблемы используется герменевтический метод. </text:p>
      <text:p text:style-name="P13"/>
      <text:p text:style-name="P13">Герменевтический метод появился в качестве метода объяснения исторических текстов. Он оказался методом <text:span text:style-name="T21">исследования</text:span> социокультурных феноменов. Согласно этому методу исследователь некоего творения прошлого должен как-то проникать во <text:span text:style-name="T21">внутренний</text:span> мир создателя исследуемого феномена и <text:span text:style-name="T21">перевоплотиться</text:span> в него, чтобы понять созданное им творение, будь то текст, художественное произведение и т.д. Герменевтический метод - это метод социогуманитарного знания и не применим в естественных науках. </text:p>
      <text:p text:style-name="P13"/>
      <text:p text:style-name="P13">Вот примерно набор тех проблем, которые <text:span text:style-name="T21">оказались</text:span> <text:s/>центре внимания различных представителей постпозитивизма философии науки. </text:p>
      <text:p text:style-name="P13"/>
      <text:p text:style-name="P13">Мы рассмотрели 3 концепции: </text:p>
      <text:p text:style-name="P13"/>
      <text:p text:style-name="P13">1. Позитвисты </text:p>
      <text:p text:style-name="P13">2. Неорационалисты </text:p>
      <text:p text:style-name="P13">3. Постпозитивсты</text:p>
      <text:p text:style-name="P13"/>
      <text:p text:style-name="P13">В конечном итоге они имеют то общее сходство, которое заключается в буквальном, прямом или условном, косвенном сведении всей философии к философии науки. Однако помимо такой формы <text:span text:style-name="T21">существования</text:span> <text:span text:style-name="T21">философии</text:span> науки имеет место другая ее конкретная <text:soft-page-break/>разновидность, которая составляет лишь один из аспектов то йили иной философской системы, формирующейся на базе <text:span text:style-name="T21">онтологических</text:span> <text:span text:style-name="T21">предположений</text:span> системы. </text:p>
      <text:p text:style-name="P13"/>
      <text:p text:style-name="P13">Вполне нормально говорить о марксисткой философии науки, прагматической философии науки. Далее <text:span text:style-name="T21">экзистенциализм</text:span>, как бы это <text:span text:style-name="T21">странно</text:span> не звучало, может также говорить ос философии науки, хотя этот подход принято считать антисциентичным (считает науку <text:span text:style-name="T21">бичом</text:span> человечества, источником его проблем, грехом и т.д.). </text:p>
      <text:p text:style-name="P13"/>
      <text:p text:style-name="P13">Я говорю все это для того, чтобы показать вам, что федеральная программа по кандидатскому минимуму по философии, то есть по истории философии науки <text:span text:style-name="T21">несправедливо</text:span> и неправомерно обходит <text:span text:style-name="T21">другую</text:span> форму <text:span text:style-name="T21">существования</text:span> философии науки. <text:span text:style-name="T21">Программа</text:span> концентрирует свое <text:span text:style-name="T21">внимание</text:span> только на тех течениях философии науки, которая на самом деле всю <text:span text:style-name="T21">философию</text:span> сводит к философии науки. Между тем есть много философских школ, <text:span text:style-name="T21">имеющих</text:span> свою собственную философию науки. В свете этого совсем не понятно, почему федеральная программа по истории философии <text:s/>науки полностью <text:span text:style-name="T21">игнорирует</text:span> другую форму философии науки. </text:p>
      <text:p text:style-name="P13"/>
      <text:p text:style-name="P6">Марксист<text:span text:style-name="T21">с</text:span>кая философия наук<text:span text:style-name="T64">и</text:span> </text:p>
      <text:p text:style-name="P13"/>
      <text:p text:style-name="P13">В качестве <text:span text:style-name="T29">при</text:span>мера мы остановимся на марксисткой концепции философии науки. Она примыкает к исторической школе <text:span text:style-name="T29">философии</text:span> науки. Марксизм играл важную, <text:span text:style-name="T29">если</text:span> не <text:span text:style-name="T29">сказать</text:span> решающую роль при формировании истории и социологии науки. В марксистской философии наука понимается как форма <text:span text:style-name="T29">общественного</text:span> сознания, а, следовательно, и как <text:span text:style-name="T29">элемент</text:span> <text:span text:style-name="T29">общественной</text:span> надстройки. <text:span text:style-name="T29">Поэтому</text:span> марксизм ставит ее в конченой зависимости от экономических отношений общества. Правда они не абсолютизируют эту зависимость, а наоборот признают <text:span text:style-name="T29">относительную</text:span> самостоятельность науки в частности, и относительную <text:span text:style-name="T29">независимость</text:span> сей надстройки общества от экономического базиса и <text:span text:style-name="T29">материальных условий</text:span> существования. <text:span text:style-name="T29">Относительная</text:span> <text:span text:style-name="T29">самостоятельность</text:span> проявляется в том, что </text:p>
      <text:p text:style-name="P13">а) она обладает <text:span text:style-name="T29">внутренней</text:span> <text:span text:style-name="T29">преемственностью</text:span>, а стало быть подчиняется в том числе и внутренним закономерностям в своем развитии. </text:p>
      <text:p text:style-name="P13">б) она может как отставать от уровня материального <text:span text:style-name="T29">существования</text:span> людей, так и опережать его </text:p>
      <text:p text:style-name="P13">в) она может обратно влиять и активно влияет на материальную жизнь общества, на <text:span text:style-name="T29">материальную</text:span> культур и развитие </text:p>
      <text:p text:style-name="P13"/>
      <text:p text:style-name="P13">Вопрос об отношении <text:span text:style-name="T29">философии</text:span> и науки решается в марксисткой <text:span text:style-name="T29">философии</text:span> решается на базе так называемой диалектики единичного или частного и общего. Материалистическая научно-ориентированная философия проявляет и <text:span text:style-name="T29">отображает</text:span> общие законы <text:span text:style-name="T29">действительности</text:span> и следует всеобщей связи в мире действительности, устанавливаемой тем <text:span text:style-name="T30">всеобщим</text:span> законам, а наук раскрывает частные <text:span text:style-name="T29">закономерности</text:span>, <text:span text:style-name="T29">присущее</text:span> миру. Общее и частное представляет собой диалектические противоположности и <text:span text:style-name="T29">поэтому не</text:span> могут <text:span text:style-name="T29">существовать</text:span> <text:span text:style-name="T29">отдельно</text:span> друг от друга и поэтому они прибывают между собой в отношении взаимного <text:span text:style-name="T29">отрицания</text:span> и взаимной <text:span text:style-name="T29">обусловленности.</text:span> Они, как и любые противоположности, взаимоотрицают друг друга в той же мере, в которой они взаимопол<text:span text:style-name="T29">а</text:span>гают друг друга. </text:p>
      <text:p text:style-name="P13"/>
      <text:p text:style-name="P13"><text:span text:style-name="T31">Научно-ориентированная</text:span> <text:span text:style-name="T29">философия</text:span>, <text:span text:style-name="T29">следовательно</text:span>, не <text:span text:style-name="T29">может</text:span> собой заменить науку, она не может вмешиваться в содержание научного знания, в процессы его развития. В лучшем случае она может служить <text:span text:style-name="T29">методологией научного</text:span> познания. Следовательно, <text:span text:style-name="T29">становится</text:span> понятно, почему вообще материализм должен менять свою форму с каждым достижением, составляющим эпоху <text:span text:style-name="T29">развития</text:span> научного знания. В марксисткой <text:span text:style-name="T29">философии</text:span> науки формируется ряд важных <text:span text:style-name="T29">методологических</text:span> принципов:</text:p>
      <text:p text:style-name="P13"/>
      <text:p text:style-name="P13"><text:soft-page-break/></text:p>
      <text:p text:style-name="P13">1. <text:span text:style-name="T23">П</text:span><text:span text:style-name="T22">озн</text:span><text:span text:style-name="T23">а</text:span><text:span text:style-name="T22">ваемость мира, основной гносеологический принцип</text:span>. Человек, полагаясь на позн<text:span text:style-name="T31">авательные</text:span> способности, может постичь объективную истину. Сущность и явления диалектически связаны между собой. Поэтому сущность непременно является, а явления всегда существенно. Тогда через явления можно постичь сущность. Мы как <text:span text:style-name="T31">познавательные</text:span> существа контактируем через него. Мы можем постичь сущность, следовательно сущность <text:span text:style-name="T31">познаваемая.</text:span> Если это так, значит возможно получить объективно истинное знание о законах в мире и т.д. Поэтому принцип познаваемости мира ведет непосредственно к признанию существования объективной мысли. Принцип объективности и <text:span text:style-name="T31">наблюдаемости.</text:span> Принцип объективности - явления действительности изучались такими, какими они являются на самом деле, без субъективных прибавлений. <text:span text:style-name="T31">Соблюдение</text:span> данного принципа способствует объективному знанию о явления. С другой стороны если сущность непременно является и обнаруживается частично, <text:span text:style-name="T31">не полностью</text:span>, но обнаруживается, то отсюда следует, что существенные и необходимые связи могут быть наблюдаемы со стороны ученого, исследователя. При этом <text:span text:style-name="T31">наблюдаемость</text:span> объектов и явлений не обязательно должна быть буквальной или прямой или абсолютной. Может быть косвенной. Например, по гравитационному полю можем видеть следствия, можем судить о данном феномене. Принцип Детерминизм - признается <text:span text:style-name="T31">всеобщая</text:span> закономерная связь и взаимообусловленность явлений действительности. Поэтому <text:span text:style-name="T31">причинно</text:span> следственная связь признается всеобщей закономерностью бытия, возводится в ранг закона всего сущего, в том числе предметов научного познания. Принцип развития - выражает процессуальность бытия. Согласно нему бытие сущее оказывается пребывающим в постоянном становлении. Этот принцип возводит становление в ранг закона сущего. Наука это не простой набор готовых, данных истин или фактов, а представляет собой процесс, в ходе которого происходит подлинный процесс развития научного знания. При этом процесс развития научного знания обладает противоречивой природой, заключает в себе диалектическое противоречие, что и является движущей силой всего процесса. Также он подчиняется закону двойного отрицания и ... обратного. Метод восхождения от <text:span text:style-name="T31">абстрактного</text:span> к <text:span text:style-name="T31">конкретному.</text:span> В познании обычно мы начинаем с конкретного в действительности и наблюдаем его, исследуя его, мы сначала получаем его абстрактное определение, т.е. его одностороннее определение. Значит от конкретной <text:span text:style-name="T31">действительности</text:span> идем в абстрактное мышление. Целью является не абстрактное понимание <text:span text:style-name="T31">объекта</text:span> исследования, а является именно мысленное воспроизведение объекта как некоторой целостности. Поэтому от абстрактного объекта мы идем к конкретному мышлению. Последнее не есть сумма отдельных абстрактных определений объекта. Создание целостного образа из суммы отдельных определений. Должны мысленно расчленить объект на его отдельные <text:span text:style-name="T31">свойства</text:span>, чтобы их понять, но затем мы обязаны синтезировать эти отдельные абстрактные определения вместе, получаем конкретное понятие. Принцип соответствия - первоначальная форма: Нильс Бор 1913 В том году Бор работал у Резерфорда в его лаб<text:span text:style-name="T31">оратории</text:span>. Он занялся проблемой усовершенствования планетарной моделью атома. Попытка Бора использовать в теории классическую и новую квантовую механику в новой модели атома привела к определенному парадоксу - классически непрерывное излучение электрона, его движение должно ослабевать, пока он не упадет на ядро. Однако этого не наблюдается в действительности. Чтобы это объяснить, Бор исходил из логически непоследовательной гипотезы. С одной стороны он выдвинул противоречащую <text:span text:style-name="T31">классической</text:span> модели - электрон не излучает энергию при движении по орбите, а только при переходе. С другой стороны сохранил верность классической модели о стационарной модели. Говоря иначе Бор исходил из противоречащего квантового и классического представлений. Электрон излучает энергию с частотой, совпадающей с энергией <text:span text:style-name="T31">перехода</text:span> между орбитами с высокими главными номерами. Предлагает использовать согласно принципу <text:span text:style-name="T31">соответствия</text:span> он выражает тенденцию использовать при систематич<text:span text:style-name="T31">ес</text:span>ком развитии теории квантов черты классической теории. Другими словами следствие квантовой теории в пределах больших квантовых чисел асимптотически должны <text:soft-page-break/>стремиться к следствиям классической механики. В последствии данный принцип справедлив не только к квантовой и классической теорий, но и не только физических теорий. Так принцип соответствия был обобщен до общенаучного методологического принципа - новая научная теория, пришедшая на смену старой, не отменяет ее, а определяет строгие границы применимости, имея свой предельный случай. Следовательно с точки зрения принципа соответствия научной можно считать лишь ту теорию, которая включает в себя старую теорию, которая является предельным случаем. Теория относительности не отменяет классическую механику. Тоже самое и про квантовую механику. Это теория, которая более обобщает реальность, чем классическая. </text:p>
      <text:p text:style-name="P13">С точки зрения диалектической истины познание вообще есть последовательный переход от относительной истины к истине абсолютной. Исходя из данной диалектической закономерности, новую теорию можно рассматривать как лучшее приближение к истине. Диалектическая связь нового со старым выражается в том, что новое не упраздняет старое. Новое научное содержит в себе в преобразованном виде старую научную теорию. Непосредственно в <text:span text:style-name="T31">соответствии</text:span> с принципом развития, находится принцип историзма - изучаемый объект исследуется путем его происхождения и тех <text:span text:style-name="T31">метаморфоз</text:span>, которые он <text:span text:style-name="T31">претерпевал</text:span> при своем развитии. <text:span text:style-name="T31">Принцип</text:span> единства логического и исторического. Методом единства логического и исторического необходимо учитывать их диалектическую связь. Исследование некоторого состояние какого то явления не следует забывать о его предыдущих состояниях и , стало быть, о его происхождении в истории. Логическое исследование должно быть в единстве с историческим исследованием. Игнорирование этого условия может привести к мистификации основ нашего знания. Часто это происходит при попытках установления источников математических абстракций. Можем прийти к выводу, что математическая абстракция имеет связь с воображением математика, который предложил ее. Пуан<text:span text:style-name="T31">к</text:span>аре. Предполагал, что математика не имеет отношения к действительности. Существовать, значит не быть <text:span text:style-name="T31">противоречивым.</text:span> </text:p>
      <text:p text:style-name="P13">Важнейшим методологическим принципом выступает практика. Практика воспринимается в самом широком смысле слова. Практика включает в себя все виды человеческой деятельности и ее результаты. Она содержит в себе как материальное творчество, так и духовное производство. Поэтому научная деятельность вообще и научный опыт и научный <text:span text:style-name="T31">эксперимент</text:span> в частности входит, понимаете ли. Практика в таком широком смысле служит согласно <text:span text:style-name="T31">марксистскому</text:span> взгляду для познавательного процесса в целом. Она выполняет определенные функции в сознании. Можно говорить о трех функциях в познании. Или трехединие функций. 1 - практика исходникум познания. Любой познавательный акт в том или ином смысле исходит из практики. Второй аспект - это то, что она служит и критерием истины познания. Только в практике человек может удостовериться правильны ли его представления о том или ином объекте. Третий аспект - практика выступает конечной целью познания. Человек познает мир и действительность не ради познания. Звонок... А чтобы преобразовывать его. Чтобы приводить его в соответствие со своими растущими потребностями. Практика как методологический принцип выступает как начало, критерий и конечная цель познания. Все указанные принципы составляют костяк марксисткой концепции философии науки. </text:p>
      <text:p text:style-name="P13"/>
      <text:p text:style-name="P6">Философский образ наук. Наука как предмет <text:span text:style-name="T29">философского</text:span> анализа </text:p>
      <text:p text:style-name="P13"/>
      <text:p text:style-name="P13">Три способа бытия наук. Наука как форма общественного сознания, следовательно как вид человеческой деятельности. Наука как отдельный институт и как элеент социальной деятельности. И особый объект человеческой культуры. Мало внимания уделялось исследованию двух последних форм бытия науки. Многие философы науки и довольно рано <text:span text:style-name="T31">отказывается</text:span> от крайней позиции (пропустил какой). Стали исследовать различные аспекты научной деятельности. </text:p>
      <text:p text:style-name="P13">Наука как вид человеческой деятельности. </text:p>
      <text:p text:style-name="P13"><text:soft-page-break/>Наука является исторически более молодой формой сознания, чем миф и т.д. Возникает на базе более древних форм человеческой деятельности на базе разделения труда. Отделение умственного труда от труда физического. Только благодаря разделению труда появляется новый вид человеческой деятельности и на базе которого формируется новая социальная прослойка ученых. Вопрос о времени и месте зарождения науки не находит пока <text:span text:style-name="T31">однозначного</text:span> ответа. Дело в том, что разные специалисты вкладывают в понятие науки самое различное содержание. 1 - на<text:span text:style-name="T31">у</text:span>ка - это практическое дело с практической ценностью для человечества. 2 - первые формы систематизированного знания и поэтому они считают, что наука зародилась в <text:span text:style-name="T4">V</text:span> в. д<text:span text:style-name="T31">о</text:span> н.э. в Греции. <text:span text:style-name="T4">XIII-XIV</text:span> в. позднее средневековье как зарождение науки. В то время появились такие мыслители как Родин, в творчестве которого появляется опытное знание. Однако подавляющее большинство специалистов сходятся в том, что наука в современно значении появляется не раньше <text:span text:style-name="T4">XVI-XVII</text:span> столетии. Именно в это время в Европе складывается новое экспериментальное и потом теоретическое естествознание. Некоторые переносят дату на первую половину <text:span text:style-name="T4">XIX</text:span> века. При этом историки науки сходятся в месте рождения науки. Большинство считают, что наука родилась именно в <text:span text:style-name="T31">Европе.</text:span> Вместе с тем следует заметить, что часть историки науки признает большое значение того вклада, который внес восток. Британский химик Дж. Нидам и французский историк Александр Койря. 1 - китайская цивилизация внесла огромную роль в развитие науки и техники. 2 - латинский запад. Рождение и развитие научного знания нельзя строго связать с каким либо народом или регионом. Многие цивилизации внесли свой вклад развитие науки и философии. </text:p>
      <text:p text:style-name="P13"/>
      <text:p text:style-name="P13"/>
      <text:p text:style-name="P52">Лекция 3. <text:span text:style-name="T64">Структура и ценность научного знания</text:span></text:p>
      <text:p text:style-name="P13"><text:s/></text:p>
      <text:p text:style-name="P13">Главной целью науки является прибавление знания о реальности. Знание бывает разного рода. Скажем мы различаем научное и ненаучное знание. Исходя из этого необходимо определить естественное отличие научного знания от ненаучного, то есть те сущностные признаки, которые делают <text:span text:style-name="T32">знание</text:span> научным. Таким образом, научное знание отличатся целым рядом существенных признаков, к которым прежде всего следует отнести рациональность. Научное знание - это определенный типа рационального знания, поскольку наука исходит не из веры, как дело <text:span text:style-name="T32">обстоит</text:span> в религии или мифологии, а из разума (ratio). Данная характеристика сближает науку и философию. Значит рациональность научного знания, отличая его от <text:span text:style-name="T32">религиозного</text:span>, мифологического, повседневного и т.д., сближает его с философским знанием, которое также является рациональным знанием. Правда тогда речь идет о другом типе рационального знания. Известно что в отличие от науки философия не располагает своей экспериментальной базой, не <text:span text:style-name="T32">оперирует</text:span> эмпирическими методами исследованиям, не использует лабораторий и экспериментов. Если можно выразиться, то лаборатория как форма получения и развития научного знания, в философии знание <text:span text:style-name="T32">получается</text:span> силой чистого ума. Философские знание - <text:span text:style-name="T32">спекулятивное</text:span>, умозрительно. <text:span text:style-name="T32">Следовательно</text:span>, тождество между философским знанием и научным является не абсолютным а относительным. А относительное тождество - это тождество в различии или тождество <text:span text:style-name="T32">различного.</text:span> Следовательно между философией и наукой существует различие, <text:span text:style-name="T32">которое</text:span> естественно не позволяет возвести философию в ранг научного знания. Философия - это не наука, это тип и вид ненаучного знания, хотя многие философы считают, что философия - это наука (даже больше чем наука). </text:p>
      <text:p text:style-name="P13"/>
      <text:p text:style-name="P13">В непосредственной близости с рациональностью стоит такой важнейший признак научного знания, как систематизированность. Н<text:span text:style-name="T54">а</text:span>ука - это не набор случайных знаний (противоречащих друг другу), а <text:span text:style-name="T54">наоборот</text:span> выступает системно организованным знанием, то есть знанием, преобразованным в единую целостную картину, то есть обладает внутренней согласованностью и непротиворечивостью. <text:span text:style-name="T54">Следовательно</text:span> наука исключает из своих представлений противоречия как в логическом так и в <text:span text:style-name="T54">предметно-содержательном</text:span> понимании. Противоречивые суждения и понятия (<text:span text:style-name="T54">взаимоисключающие</text:span> друг друга) не могут существовать в науке. Вненаучное знание может позволить себе противоречивые суждения. в биологии не могут <text:span text:style-name="T13">сосущест</text:span><text:span text:style-name="T5">в</text:span><text:span text:style-name="T1">овать</text:span> эволюционная теория и идея постоянства видов. <text:span text:style-name="T54">Если</text:span> одна из концепций верна, то это свидетельствует о несостоятельности другой концепции. Н<text:span text:style-name="T54">а</text:span>учное знание внутренне согласовано логически и т.д. Наука не имеет права принимать на веру что бы то ни было. Вера не является способом доказательства в науки. По данным Томаса Гексли "Наука совершает самоубийство, если принимает что-то на веру". Поэтому наука вынуждена обосновывать свои представления и для этого она создает целый арсенал способов обоснования своих теорий, законов и т.д. При этом она апеллирует не только к разуму, но и к опыту, <text:span text:style-name="T55">эксперименту</text:span>, превращая его таким образом в один из главных методов своего <text:span text:style-name="T55">содержания</text:span> вообще и своей <text:span text:style-name="T55">доказательной</text:span> базы в частности. В <text:span text:style-name="T55">науке</text:span> положение считается обоснованным только тогда, когда оно с логической неизбежностью, то есть в <text:span text:style-name="T55">соответствии</text:span> с логическими законами выводится из других заведомо достоверных научных положений и/или хорошо согласуется с <text:span text:style-name="T55">фактами</text:span> (получает <text:span text:style-name="T55">экспериментальное</text:span> подтверждение). Научное знание является не только рациональным, но и рациональным экспериментальным знанием, то есть <text:span text:style-name="T55">знанием</text:span>, подтверждаемым и экспериментальным путем. Знание проверенное, подтвержденное, <text:span text:style-name="T55">доказано.</text:span> Знание, достоверность которого строго установлена. </text:p>
      <text:p text:style-name="P13"/>
      <text:p text:style-name="P13">Другим критерием выступает его объективность. Можно ли говорить об <text:span text:style-name="T55">объективности</text:span> науки. Наука - знание, зависящее от человека. Без ученого, творца и носителя научного знания наука не может существовать. <text:span text:style-name="T55">Наука</text:span> - это знание человека о чем-то объективно <text:soft-page-break/>существующим. Говоря об объективности научного знания, правильно гов<text:span text:style-name="T55">о</text:span>рить, что объективностью <text:span text:style-name="T55">наделено</text:span> только его содержание. А вот по форме научное <text:span text:style-name="T55">знание</text:span>, конечно, субъективно. Содержанием этого закона является объективная связь вещей, но он описывается нами через системы определенных символов, которые зависят от нас. В философии науки есть немало специалистов, которые ставят под сомнение существование <text:span text:style-name="T55">объективной</text:span> истины и поэтому по сути дела отвергают объективную составляющую научного знания. Они говорят об интерсубъективности научного знания. То есть научное знание не имеет объективного содержания, не имеет отношения к реальности, но обладает лишь надличностным характером, общепринятым значением. </text:p>
      <text:p text:style-name="P13"/>
      <text:p text:style-name="P13">Рассуждения подобного рода критики не выдерживает, так как лишая научное знание объективности, то мы фактически упраздняем научный статус научного знания. Наука, лишенная объективного знания, является чем угодно, но только не наукой. </text:p>
      <text:p text:style-name="P13"/>
      <text:p text:style-name="P13">Иногда выделяют в качестве критерия научного знания - его эффективность. <text:span text:style-name="T55">Научное</text:span> знание отличается его связанностью (систематизированностью), проверкой (обоснованность) и эффективность. Эффективность есть мера <text:span text:style-name="T55">осуществления</text:span> цели. Это способ организации деятельности таким образом, чтобы она привела к возлагаемой на нее цели. В наше время еще не мало людей обращаются к шаманству, астрологии, к различным религиозным верованиям, чтобы решить проблемы, чтобы обрести атараксию, душевное равновесию. Эти виды знания осуществляют достижение локальных целей. Наука - это особый вид деятельности, отличающийся также <text:span text:style-name="T55">методами</text:span> и <text:span text:style-name="T55">средствами</text:span> достижения цели и овладения предметом. Это специфика науки и в качестве соц. института и в качестве сферы культуры. </text:p>
      <text:p text:style-name="P13"/>
      <text:p text:style-name="P13">Одним из главных <text:span text:style-name="T55">инструментов</text:span> научной деятельности выступает язык. При это наука не ограничивается использованием естественного языка, но и создает свои специальные искусственные языки с целью достижения большей строгости (точности) при определении и формировании своих представлений. Кро<text:span text:style-name="T55">м</text:span>е искусственных языков <text:span text:style-name="T55">наука</text:span> <text:span text:style-name="T55">создает</text:span> разнообразные наблюдательные средства и наблюдательные установки. Все это позволяет ей с <text:span text:style-name="T55">меньшими</text:span> издержками получить конечный продукт, все больше уточняя имеющиеся знания и получая принципиально новые. Наука создает и свои методы, которые, как полагал один из основоположников философии Нового времени Фрэнсис Бэкон, являются кратчайшими путями, ведущими к истине. Метод - это путь, едущий к чему либо. Под методов следует понимать способы <text:span text:style-name="T55">реализации</text:span> цели. В научной деятельности используются <text:span text:style-name="T55">особые</text:span> методы. Сегодня в <text:span text:style-name="T55">методологическом</text:span> арсенале науки мы находим разнообразные эмпирические и теоретические методы, такие как наблюдение, <text:span text:style-name="T55">эксперимент</text:span>, измерение, аналогия, обобщение, абстрагирование, индукция, дедукция. </text:p>
      <text:p text:style-name="P13"/>
      <text:p text:style-name="P13">Обобщая вышесказанное, можно определить науку как человеческую деятельность направленную <text:span text:style-name="T55">н</text:span>а <text:span text:style-name="T55">производство</text:span>, использование, передачу и хранение знания с помощью особых методов и средств систематизированного, строго и/или экспериментально <text:span text:style-name="T55">обоснованного</text:span> и <text:span text:style-name="T55">объективного</text:span> по своему содержанию знания о реальности. </text:p>
      <text:p text:style-name="P13"/>
      <text:p text:style-name="P7">Наука как социальный институт</text:p>
      <text:p text:style-name="P6"/>
      <text:p text:style-name="P13">Итак, мы определили понятие науки. Из этого определения или из того своего сущностного содержания, которое мы обрисовали, наука на первы<text:span text:style-name="T55">х</text:span> порах своего становления. наука находилась в весьма сложных, а то и драматических <text:span text:style-name="T55">отношениях</text:span> с религией. Предыстория науки начина<text:span text:style-name="T55">е</text:span>тся с незапамятных времен человеческой <text:span text:style-name="T55">истории.</text:span> Еще первобытный миф содержал в себе <text:span text:style-name="T55">элемент</text:span> эмпирического знания в форме практического опыта древнейшего человека. И несмотря на критичность в структуре <text:span text:style-name="T55">первобытного</text:span> мифа, все же можно выделить три внутренних тенденции его развития, которые можно обозначить как <text:soft-page-break/>аллегоризм, <text:span text:style-name="T55">символизм</text:span> и обобщение. Именно из аллегоризма первобытного мифа возникает и складывается впоследствии искусство. Из его символизма исходит то направление в человеческой культуре, которое привело к формированию религии. Что же касается философии, а через нее и научное знание, они ближе всего стоят к обобщающему аспекту первобытного мифа. Следует сказать, что ми и мифология, как первая <text:span text:style-name="T55">историческая</text:span> <text:span text:style-name="T55">н</text:span>орма мировоззрения на более высоком уровне своего развития относились к элементам научного знания и свободным элем<text:span text:style-name="T55">е</text:span>нтам философского рассуждения, менее ревностно и более толерантно, чем обходилась с ними впоследствии господствующая <text:span text:style-name="T55">религиозная</text:span> идеология. Это одна <text:span text:style-name="T55">из</text:span> причин, объясняющая взлет философского знания и научного знания в Древней Греции. Религия же как <text:span text:style-name="T55">историческая</text:span> форма мировоззрения исходит не из опыта и разума, который составляет как говориться источники научного знания, высшими авторитетами в науке, а из логически и эмпирически необоснованными предположениями. Слепая вера. Вера вопреки разуму. </text:p>
      <text:p text:style-name="P13"/>
      <text:p text:style-name="P13">Тертуллиан выразил в своих знаменитых тезисах "Верую, потому что абсурдно". Это вера наперекор всему и вся. Вера сверхлогична и сверхразумна. Она нефальсифицируем<text:span text:style-name="T56">а</text:span> способность человеческой души. Естественно поэтому религия, став безраздельно <text:span text:style-name="T56">господствующей</text:span> идеологией, не просто загоняет научное знание в угол и сильно ограничивает возможности функционирования и развития, но и в прямую превращает ее как и философию в простую служанку теологии. </text:p>
      <text:p text:style-name="P13"/>
      <text:p text:style-name="P13"><text:span text:style-name="T14">К</text:span>онец деспотизма церкви положила теория двойственности истины, восходящая к теории 12 века арабского деятеля Ибн-Рушд. допускается существование сразу 2 истин - 1 для нужд философии (науки), другая для нужд теологии. Поэтом вполне естественно расхождение в позициях религии и науки. Именно этот принцип и провозгласил на самом деле правило невмешательства теологии и философии в дела друг друга. Можно сказать, употребляя кантовско-гегелевский термин "хитрость разума", что именно на такую хитрость пошел человеческий разум, чтобы вызволить науку и философию из их темницы. Принцип невмешательства естествознания и религии, философии и теологии, был положен в основу деятельность созданного в 1660 году исторического прообраза Лондонского общества естествоиспытателей, об этом записано в его уставе. </text:p>
      <text:p text:style-name="P13"/>
      <text:p text:style-name="P13">Так начинает постепенно осознаваться самоценность науки, что привело к необходимости ее институализации. После эпохи возрождения наука стала играть все большую роль в жизни общества, превращается в один из важнейших элементов общественной структуры, становится самостоятельным элементов. </text:p>
      <text:p text:style-name="P13"/>
      <text:p text:style-name="P13"><text:span text:style-name="T64">Второй</text:span> способ существования науки - как социальный институт. Автономизация науки в собственном смысле берет свое начало в эпоху Нового времени. Своим историческим основанием она имела начавшийся в средневековую эпоху процесс освобождения научных элементов от диктата религии. Экономическая предпосылка - накопление капитала. Начиная с 17 столетия - с эпохи Просвещения, все более углубляется вера в самоценность науки, в ее исключительную значимость для общественного функционирования. В 18 столетии просветители стали <text:span text:style-name="T57">смотреть</text:span> на науку как на движущую преобразующую реальность силу. Способ борьбы с <text:span text:style-name="T57">голодом</text:span>, нищетой, болезнями и т.д. С конца 19 века процесс обращения науки в отдельный общественный институт вступает в новую фазу, характеризующуюся 2 моментами: </text:p>
      <text:p text:style-name="P13">1) все большая экономическая эффективность научных исследований;</text:p>
      <text:p text:style-name="P13">2) профессионализация научной деятельности.</text:p>
      <text:p text:style-name="P13"/>
      <text:p text:style-name="P13"><text:span text:style-name="T64">Первый </text:span>момент приводит к <text:span text:style-name="T57">образованию</text:span> большой науки - синтез науки и <text:span text:style-name="T57">производства</text:span>, появляются отдельные институты при больших производственных объединениях. <text:soft-page-break/>Существенно сокращается интервал между научными разработками и их практической реализацией, внедрением. Наука становится стороной производственного процесса, наука - <text:span text:style-name="T57">производственная</text:span> сила общества, не только <text:span text:style-name="T57">элемент</text:span> духовной культуры, но и материальной. </text:p>
      <text:p text:style-name="P13">Наука - двуликий Янус, обращена на удовлетворение как материальных, тк и духовных запросов, как человека, так и <text:span text:style-name="T57">общества</text:span> в целом. </text:p>
      <text:p text:style-name="P13">Деятельность ученого мотивируется сегодня не поиском истины как таковой, а <text:span text:style-name="T57">стремлением</text:span> получить наибольший производственный эффект и отдачу. Таков сегодня социальный заказ науки и техники. </text:p>
      <text:p text:style-name="P13"/>
      <text:p text:style-name="P13">При данных обстоятельствах все больше возрастает угроза коммерциализации науки. <text:span text:style-name="T64">Второй</text:span> момент - профессионализация науки - началась довольно давно, все же продолжает набирать силу. Образ ученого-любителя, самоучки, одиночки канули в Лету. Время дилетантов давно прошло. Современное научное знание стало настолько обширным по объему, сложным по структуре, что овладеть им без специальной подготовки становится невозможным. Науке необходимо посвятить всю жизнь, она становится источником существования. <text:span text:style-name="T57">Профессионализация</text:span> науки находит свое продолжение в образовании особой социальной прослойки ученых. Ученые приходят к необходимости консолидации и упорядочение своих рядов. Так <text:span text:style-name="T57">формируются</text:span> различные исторические типы научных сообществ. </text:p>
      <text:p text:style-name="P13"/>
      <text:p text:style-name="P13">Научное <text:span text:style-name="T57">сообществе</text:span> как понятие ввел британский физик и философ венгерского происхождения Майкл Полани. 1959 году книга "Основы научного знания". Этот термин нашел широкую поддержку среди специалистов и стал широко популярным и <text:span text:style-name="T57">употребим</text:span> только после выхода в свет книги американского физика и философа Томаса Куна "Структура научно-технических революций" в 60-х годах 20 века. В научном <text:span text:style-name="T57">сообществе</text:span> ученые исходят в своей деятельности из какой-то научной парадигмы. Под парадигмой Кун понимал признанные всеми научные сведения, которые дают всему научному сообществу способы достижения целей и решения проблем. Какую ошибку допустил Кун? Он впал в логический круг - тавтологию. Логика запрещает нам определить определяемое через определяющее и наоборот. Кун определил научное сообщество через парадигму, а парадигму через научное сообщество. Он был вынужден исправиться во втором издании своей книги через </text:p>
      <text:p text:style-name="P13">введение дисциплинарной матрицы. Он определяет парадигму без <text:span text:style-name="T58">апелляции</text:span> к научному сообществу, и наоборот. </text:p>
      <text:p text:style-name="P13"/>
      <text:p text:style-name="P13">Члены научного сообщества считают люди по следующим к<text:span text:style-name="T58">р</text:span>итериям </text:p>
      <text:p text:style-name="P13">а) Имеет научную и профессиональную подготовку и, следовательно, учились у ученых единомышленников по одним и <text:span text:style-name="T58">т</text:span>ем же учебником и обладают одинаковыми или схожими профессиональными навыками </text:p>
      <text:p text:style-name="P13">б) Один и тот же предмет научного исследования. Един взгляд на его сущность и границы, на цели и задачи своей науки и ее <text:span text:style-name="T58">взаимоотношения</text:span> с социокультурной средой </text:p>
      <text:p text:style-name="P13">в) Относительное единодушные профессиональные <text:span text:style-name="T58">суждения.</text:span> </text:p>
      <text:p text:style-name="P13">г) Единая система обучения и подготовки своих учеников. </text:p>
      <text:p text:style-name="P13">д) <text:span text:style-name="T58">Достаточно</text:span> большое взаимопонимание и относительно полная коммуникация между собой. </text:p>
      <text:p text:style-name="P13"/>
      <text:p text:style-name="P13"><text:span text:style-name="T58">Различают</text:span> несколько уровней. </text:p>
      <text:p text:style-name="P13">1) Сообщество, включающее всех ученых естественников (всех естествоиспытателей). Принадлежность к данному сообществу достаточно просто определяется путем установления относится ли область научных интересов и исследования вообще </text:p>
      <text:p text:style-name="P13">2) Сообществе тех ученых, которые занимаются относящимся чем-то к отдельной области <text:span text:style-name="T58">естествознания</text:span>, объединяющих физиков, биологов и т.д. </text:p>
      <text:p text:style-name="P13">3) Относительно автономная сфера науки (квантовая механика, и т.д.) </text:p>
      <text:p text:style-name="P13">4) Одновременно или последовательно принадлежат к двум и более научным <text:span text:style-name="T58">сообществам.</text:span> <text:soft-page-break/>Наиболее талантливые из них образуют <text:span text:style-name="T58">небольшие</text:span> сообщества или как говорил Кун те элементарные структуры, которые выступают зодчими научного знания </text:p>
      <text:p text:style-name="P13"/>
      <text:p text:style-name="P13">Данная мысль весьма созвучна <text:span text:style-name="T58">высказыванию</text:span> Норберта Винера о том, что самыми перспективными с точки <text:s/>зрения дальнейшего развития науки является ничейная территория - области, которые выпадают из поля <text:span text:style-name="T58">исследования</text:span> других наук, поле на их <text:span text:style-name="T58">границах.</text:span> </text:p>
      <text:p text:style-name="P13"/>
      <text:p text:style-name="P15"><text:span text:style-name="T61">Слабым местом представлении Куна о научных сообществах следует считать то, что он считал коммуникацию в смысле взаимопонимания присущего только отдельному узколокальному научному сообществу, но никак не характерного для различных научных сообществ. Следствие этой идеи: если научные теории несоизмеримым между собой, то научные сообществ, придерживающихся разных теорий, не взаимодействуют между собой, являются некоммуникабельными. Коммуникация возможна там где имеет место локальная ограниченная форма их взаимодействия. Только в узколокальных научных сообществах можно говорить о коммуникабельности. </text:span></text:p>
      <text:p text:style-name="P15"/>
      <text:p text:style-name="P15">Между тем различия в положениях научных сообществ показывает, что дело обстоит далеко не так. Во-первых необходимость <text:span text:style-name="T59">взаимопонимания</text:span> по вопросам, касающимся конкретного содержания их научного творчества, сама собой отпадает. Для определенного взаимодействия между учеными существует специальные моменты. Эти моменты получают свое выражение в научных принципах, которые составляют императив в любой научной деятельности и могут служить широким основанием для коммуникации между самыми различными научными <text:span text:style-name="T59">сообществами</text:span> по общим вопросам научного знания. По этим основаниям для научного <text:span text:style-name="T59">прогресса</text:span> важны и морально-этические принципы научной деятельности, которые могут консолидировать научные сообщества. В-четвертых научная деятельность помимо <text:span text:style-name="T59">содержания</text:span> имеет еще и свою форму, поэтому она обладает специальными методами, отличающими <text:span text:style-name="T59">е</text:span>е от других видов деятельности. Все что характерно для научного знания и научной деятельности указанных <text:span text:style-name="T59">отношений</text:span>, несомненно является предметом признания всех научных сообществ. Нет таких научных <text:span text:style-name="T59">сообществ</text:span>, в которых отрицался бы разум или обращались бы к вере. Наличие общих научных ценностей делает возможными и необходимыми коммуникации и взаимопонимание между самыми различными научными <text:span text:style-name="T59">сообществами</text:span> хотя бы в вопросах касающихся общих стандартов научно-познаватель<text:span text:style-name="T59">н</text:span>ой деятельности. В связи с этим становится противоречивой установка Куна, отказывающая научным сообществам во <text:span text:style-name="T59">взаимопонимании.</text:span> </text:p>
      <text:p text:style-name="P13"/>
      <text:p text:style-name="P13"><text:span text:style-name="T59">Профессионализация</text:span> науки привела к превращению ее в действующий <text:span text:style-name="T59">фактор</text:span> <text:span text:style-name="T60">функционирования</text:span> общественной структуры, общественный институт. Общество стало столь значительным, что жизнь современного <text:span text:style-name="T60">человечества</text:span> без науки была бы просто не мыслимой. Наука начинает эффективно взаимодействовать с другими элементами общественной структуры. Выше говорилось о влиянии науки на производительную силу общества, то есть об активном влиянии, которое наука оказывает на экономическую жизнь общества. При этом следует добавить, что наука в свою очередь испытывает активное влияние со стороны производства и экономической жизни общества. Уже <text:span text:style-name="T60">с</text:span>ам факт ее появления был <text:span text:style-name="T60">обусловлен</text:span> <text:span text:style-name="T60">потребностями</text:span> производства, а ее развитие во многом определяется экономическими запросами общества. Что же касается политики, то и она сразу же вовлекает <text:span text:style-name="T60">науку</text:span> в обитель своего влияния ив <text:s/>этом нет ничего удивительного. Об этом еще говорил Фрэнсис Бэкон <text:s/>"Знание - это сила". </text:p>
      <text:p text:style-name="P13"/>
      <text:p text:style-name="P13">Знание вообще. И естественное и сверхъестественное явилось основанием для появления царской власти в 4м столетии до нашей эры, когда такая <text:span text:style-name="T61">в</text:span>ласть пришла на смену первобытной общины. Как говорил Фуко, наука остается д<text:span text:style-name="T61">и</text:span>спозитивом власти, средством ее легитимизации. Официально <text:span text:style-name="T61">установленная</text:span> система образования, материальное поощрение <text:soft-page-break/>"угодных" ученых и наказание "неугодных". Институт гос. тайны и запретительное отношение к научной деятельности, заказы на те или иные проекты и т.д самым активным образом сказываются на характере функционирования и ходе развития науки как <text:span text:style-name="T61">социального</text:span> института либо сдерживая или препятствуя процессу развития науки. С другой стороны и наука оказывает воздействие на гос. власть и другие политические структуры общества. Так научно обоснованные методы <text:span text:style-name="T61">управления</text:span> <text:span text:style-name="T61">государством</text:span> и манипуляции массами является очень важным для <text:span text:style-name="T61">сохранения</text:span> власти в развитых странах. Нужно заменить методы <text:span text:style-name="T61">власти</text:span> более утонченным научными методами организации правления <text:span text:style-name="T61">государством</text:span> и руководства массами. </text:p>
      <text:p text:style-name="P13"><text:s/></text:p>
      <text:p text:style-name="P13">Куда меньшее влияние на науку оказывают <text:span text:style-name="T61">внегосударственные</text:span> формы власти. Власть капитала, церкви, СМИ и т.д. В этом можно убедиться, наблюдая за тем как под натиском науки, религия <text:span text:style-name="T61">вынуждена</text:span> сегодня заниматься самообновлением. Кто мог подумать, но в 1992 году Папа Римский <text:span text:style-name="T61">официально</text:span> признал, что действия инквизиции в отношении Галилея, принудившие его отречься от своих научных теорий были ошибкой, бросил камень в адрес святой инквизиции. </text:p>
      <text:p text:style-name="P16"><text:span text:style-name="T26"/></text:p>
      <text:p text:style-name="P19"><text:span text:style-name="T25">Наука как сфера культуры </text:span><text:span text:style-name="T27">(Часть 1)</text:span></text:p>
      <text:p text:style-name="P13"/>
      <text:p text:style-name="P13">Поговорим о третьем аспекте содержания понятия науки, о третьем способе бытия науке - науке, как сфере культуры. </text:p>
      <text:p text:style-name="P13"/>
      <text:p text:style-name="P13">Наука с момента своего появления включала в систему человеческой культуры и по мере своего развития начал играть в этой системе все возрастающую по своей значимости и важности роль. Сейчас она играет такую роль, что <text:span text:style-name="T61">современная</text:span> цивилизация характеризуется не иначе как научно-космическая. При<text:span text:style-name="T62">н</text:span>ято классифицировать науки по конкретному аспекту единого предмета, который они изучает на </text:p>
      <text:p text:style-name="P13"/>
      <text:p text:style-name="P13"><text:span text:style-name="T61">Математические</text:span> изучает пространство форм и их отношений </text:p>
      <text:p text:style-name="P13">Естественные - природу </text:p>
      <text:p text:style-name="P13">Технические - технические объекты, которые оказываются не только природными, <text:span text:style-name="T61">подчиняющиеся</text:span> естественным законам и явлениям, но и искусственными, созданными самим людьми вещами, обладающими двойственной природой </text:p>
      <text:p text:style-name="P13">Социальные - общественные явления </text:p>
      <text:p text:style-name="P13"><text:span text:style-name="T61">Гуманитарные</text:span> - человека и его систему ценностей </text:p>
      <text:p text:style-name="P13"/>
      <text:p text:style-name="P13">При этом первые 3 категории наук резко противопоставляются последним двум. чтобы установить истоки этого <text:span text:style-name="T61">противопоставления</text:span>, необходимо сначала остановиться на содержании понятия культуры и цивилизации, но мы не будем останавливаться! :) Вкратце: </text:p>
      <text:p text:style-name="P13"/>
      <text:p text:style-name="P13">Термин культура появляется в <text:span text:style-name="T61">немецком</text:span> просвещении 18 столетия. То же можно сказать и о цивилизации. Хотя бы со времен древних цивилизаций. <text:span text:style-name="T61">Несмотря</text:span> на эт<text:span text:style-name="T61">о</text:span> сам теоретический термин цивилизации возникает во французском просвещении второго столетия. Оба термин восходят к латинским корням. </text:p>
      <text:p text:style-name="P13"/>
      <text:p text:style-name="P13">Культура (лат. Colo - возделывать, почитать). Кстати, оба эти значения сохранены и в современном русском языке и других латинских языках. Близость этих двух значений не случайна. Это совпадение между обработкой земли и почитанием земли восходит ко временам, когда люди поклонялись земле как матери кормилице. Несмотря на это <text:span text:style-name="T62">немецкие</text:span> просветители и в частности Иоган Герда, вводившие слово культура в качестве термина, подразумевали под ним сугубо духовное содержание. Они фактически исключили из его содержания любой намек на материальное бытие. именно поэ<text:span text:style-name="T62">т</text:span>ому в природе культуры нет и <text:s/><text:soft-page-break/><text:span text:style-name="T62">культура</text:span> понимается как искусственная среда, мир артефактов, как способ человеческого <text:span text:style-name="T62">существования</text:span>, как система духовных ценностей. </text:p>
      <text:p text:style-name="P13"/>
      <text:p text:style-name="P13">Со своей стор<text:span text:style-name="T62">о</text:span>ны термин цивилизация также восходит к латинскому Civitas. (лат. Civitas - гражданин, община, государство и т.д.). Сначала термин культура и цивилизация <text:span text:style-name="T62">определялись</text:span> как синонимы. Существует материалистический и идеалистический подходы. Первый из них относится к концепции Луиса .Генри Моргана. Согласно нему различаются следующие периоды существование человека: дикость, варварство и цивилизация. Эти позиции получили развитие в марксизме. С точки зрения Энгельса цивилизация - тот этап развития <text:span text:style-name="T62">культуры</text:span>, когда появляются рыночные отношения, право собственности на средства производства и т.д. В марксистской концепции культуры различается два компонента культурной жизни - материальная форма (ей отдается предпочтение) и идеальная форма. Цивилизация рассматривается как высший этап развития человеческой культуры и который еще продолжается в наше время. </text:p>
      <text:p text:style-name="P13"/>
      <text:p text:style-name="P13"><text:span text:style-name="T62">Противоположность</text:span> данному подходу составляет идеалистический подход. Согласно нему культура - совокупность духовных ценностей, а цивилизация - совокупность всех материальных ценностей, в которые включается и научное знание. Именно из культуры пытаются вывести все материальные изменения в обществе. <text:span text:style-name="T62">Оппозиция</text:span> культуры цивилизации находит свое частное проявление в резком противопоставлении гуманитарного знания техническому. Европейская культурная <text:span text:style-name="T62">традиция по</text:span> своим основаниям восходит к Канту "Царство свободы, царство необходимости". Кант разделил <text:span text:style-name="T62">казалось</text:span> бы <text:span text:style-name="T62">единый</text:span> мир на два противостоящий и чуждых друг другу мира: мир как вещь в себе и мир феноменов или явлений. Ноуменальные и феноменальный миры. Первый из них есть мир трансцендентным, расположенным по ту сторону наших познавательных <text:span text:style-name="T62">возможностей</text:span> и поэтому непостижимый, непознаваемый. Именно поэтому Кант <text:span text:style-name="T62">объявляет</text:span> его объектом веры, а не знания. Существование этого мира служит <text:span text:style-name="T62">основной</text:span> для деятельности практического разума и все что <text:span text:style-name="T62">касается</text:span> сфер практического разума составляет царство свободы. В то время сфера чистого разума, призванного изучать природу, является царством необходимости. И эти царства резко противостоят друг к другу и это радикальное <text:span text:style-name="T63">принципиальное</text:span> <text:span text:style-name="T63">противоречие</text:span> между ними вообще <text:span text:style-name="T63">непреодолимо</text:span>, но Кант, как известно пытается снимать это противоречие. Метафизический разрыв сущности и явлений друг от друга служи<text:span text:style-name="T63">л</text:span>и исходной теоретической основой для введения <text:span text:style-name="T63">таких</text:span> чуждых друг другу царств. </text:p>
      <text:p text:style-name="P13"/>
      <text:p text:style-name="P13">Именно на основе этих остановок и развивая их дальше неок<text:span text:style-name="T63">а</text:span>нтианство (т.н. баденские или фрейбурские школы) в лице ее глав<text:span text:style-name="T63">н</text:span>ых п<text:span text:style-name="T63">р</text:span>едставителей Вильгельма Виндельбанда и Генриха Риккерба. С позиции этого течения неокантианства во взглядах гл<text:span text:style-name="T63">а</text:span>вных представителей общее повторяющееся причинно-следственная связь имеется только в природе, а не в обществе. В социокультурн<text:span text:style-name="T63">о</text:span>й реальности нет ничего подобного. Здесь имеет место уникальное. В культуре нету ничего общего. В культуре господствует уникальность. Разработали 2 метода: </text:p>
      <text:p text:style-name="P13"/>
      <text:p text:style-name="P13">1. Номотетический (Nome и Tetus) - генерализирующий метод. Устанавливающий общее, причинно-следственные связи. (Естествознание) </text:p>
      <text:p text:style-name="P13">2. Идеографический (Ideo и Grapho) - индивидуализирующий метод. (Гуманитарщина). Метод не объясняющий, а описывающий, потому что уникальное явление можно только описать. </text:p>
      <text:p text:style-name="P13"/>
      <text:p text:style-name="P13"/>
      <text:p text:style-name="P13"/>
      <text:p text:style-name="P52">Лекция 4.<text:span text:style-name="T66"> Наука как сфера культуры (Часть 2)</text:span></text:p>
      <text:p text:style-name="P6"/>
      <text:p text:style-name="P13">Следует сказать, что весьма созвучны с рассматриваемой неокантианской точкой зрения взгляд, который предлагает герменевтика. Согласно содержанию герменевтического метода, предложенного Эрнестом Шлейсмахром и развитого Вильгельмом Дельгеем, гласит, что ограничивать объяснение в качестве истины и метода научного знания рамками одного только естествознания. Что же касается наук о духе, то есть гуманитарного знания, то они должны придерживаться совсем другого метода и выполнять совсем другую функцию в научно-познавательной деятельности - функцию понимания, функция интерпретации. Как видим, герменевтический метод и вся философская герменевтика фактически также исходит в рассматриваемом вопросе из идеи абсолютизации научного знания. При этом она исходит из той же установки, что и неокантианство, то есть установки, согласно которой повторяющееся и общее есть только в природе. Что же касается наук о духе, то социогуманитарное знание имеет дело с тво<text:span text:style-name="T65">р</text:span>ениями человека, то есть с абсолютно уникальным и неповторимым явлением.. Следует сказать, что и герменевтика и неокантианство не выдерживают диалектической критики. Это вызывает серьезные возражения: </text:p>
      <text:p text:style-name="P13"/>
      <text:p text:style-name="P13">Во-первых трудно согласиться с тезисом о том, что уникальность, индивидуальность, неповторимость является присущим только историческим соб<text:span text:style-name="T65">ы</text:span>тиям и явлениям. На самом деле любое явление действительности, включая и все объекты в природе являются уникальными и неповторимыми. Дело в том, что всякое яв<text:span text:style-name="T65">л</text:span>ение, будь оно естественное, общественное, культурное или даже относящееся к индивидуальному бытию человека представляет собой на самом деле .., и нету никаких сомнений, что в тех или иных своих свойствах оно оказывается уникальны и неповторимым, то есть отличающимся от всех других явлений действительности. В мире нет двух вещей, которые были бы совершенно одинаковы. Это закон разности, который отрицает существование абсолютного тождества между двумя вещами. О тождестве можно говорить только как об отношении между различными вещами. Если тождество абсолютно, то мы имеем дело не с разными вещами, а с одной и той же вещью. В крайне случае вещи отличаются хотя бы расположением в пространстве. Следовательно, любое явление, а не только социокультурное или историческое, по своему уникально, неповторимо, индивидуально. </text:p>
      <text:p text:style-name="P13"/>
      <text:p text:style-name="P13">Во-вторых помимо свойств, отличающих его от всех других объектов, любое явление обл<text:span text:style-name="T65">а</text:span>дает свойствами, которые обнаруживают тождество его с некоторыми другими объектами. Не существует двух вещей, которые были бы совершенно одинаковы, но и не существует двух вещей, которые были бы абсолютно различными. Любые вещи действительности в том или ином аспекте своего бытия непременно совпадают с другими вещами. </text:p>
      <text:p text:style-name="P13"/>
      <text:p text:style-name="P13">Следовательно общее и повторяющееся не есть уникальное свойство одной только природы. Общее и повторяющееся обнаруживается везде, в том числе и социальной форме движения, в обществе, культуре и т.д. </text:p>
      <text:p text:style-name="P13"/>
      <text:p text:style-name="P13">С другой стороны мы знаем, что именно общие, устойчивые, повторяющиеся с необходимостью связи, образуют законы <text:span text:style-name="T65">функционирования</text:span> и развития. Если это так и исходя из предыдущего мы с вами вынуждены признать наличие, существование и социальных закономерностей (и культурных закономерностей). Правда закономерные связи в социокультурной реальности имеют свою специфику и отличаются от естественных законов природы. В природе действуют бессознательные силы, тогда как в об<text:span text:style-name="T65">щ</text:span>естве действуют существа, обладающие сознанием, люди. И только через их <text:span text:style-name="T65">деятельность</text:span> социокультурные закономерности м<text:span text:style-name="T65">о</text:span>гут реализовываться. Нет другого пути для реализации этих <text:soft-page-break/>закономерных связей, кроме как деятельность людей. А она всегда целенаправлена, всегда имеет осознанный характер, следовательно социальный, культурный и исторический законы реализуются через деятельность сознательно <text:span text:style-name="T65">преследующих</text:span> свои цели людей. Но не обя<text:span text:style-name="T65">з</text:span>ательно говорить о субъективности, так как не все, что реализуется через сознательную деятельность, лишено объекти<text:span text:style-name="T65">в</text:span>ного содержания. Социальный зак<text:span text:style-name="T65">о</text:span>н на самом деле является результирующим различных и порой даже противостоящих друг другу человеческих воль. Это столкновение как раз и оказывается таким результатом, которого никто из людей не желал и не ожидал. И социальные закономерности имеют безусловно объективное содержание. </text:p>
      <text:p text:style-name="P13"/>
      <text:p text:style-name="P13">Сомнение вызывает и та точка зрения, противопоставляющая друг другу гуманитаристику и естествознание имеющие дело либо с понятиями либо с ценностями. Авторы, придерживающиеся дан<text:span text:style-name="T65">н</text:span>ой точки з<text:span text:style-name="T65">р</text:span>ения, полагают, что естествознание опери<text:span text:style-name="T65">р</text:span>ует поняти<text:span text:style-name="T65">я</text:span>ми, а гуманитаристика оперирует ценностями. Согласно этим авторам, познавательным в естественных науках являются понятия, а в г<text:span text:style-name="T65">у</text:span>манит<text:span text:style-name="T65">а</text:span>р<text:span text:style-name="T65">н</text:span>ых науках - ценности. Физика, напри<text:span text:style-name="T65">м</text:span>ер, изучает явлениями и понятиями, а гуманитаристика занимается ценностями, поступками, убеждениями. </text:p>
      <text:p text:style-name="P13"/>
      <text:p text:style-name="P13">Исходя из этого не удивительно, что химическая реакция определяется этими авторами как понятия, а демократия как ценность. Такие убеждения неприемлемы, потому что они смешивают два типа отношения людей с миром и самим собой, <text:span text:style-name="T67">познавательным</text:span> знанием и ценностным знанием. Человек может превратить мир или любой его объект в предмет своего познания и тем самым он осуществляет познавательное отношение к миру или объекту, но в то же время человек в состоянии превратить мир в целом или объект в предмет своей оценки, то есть судить о нем с точки <text:span text:style-name="T66">зрения</text:span> своих интересов, с позиции хорошо или плохо и т.д. Здесь он реализует свое <text:span text:style-name="T66">аксиологическое</text:span> отношение к миру. Известно, что одной из <text:span text:style-name="T66">о</text:span>сн<text:span text:style-name="T66">о</text:span>в<text:span text:style-name="T66">н</text:span>ых форм способов реализации человека своего отношения к миру выступает наука во всех ее модификациях. Исходя из этого науку всегда можно и нужно обозначать через понятия, необходимо выражать с помощью понятия их систем, теорий, законов и т.д. Это значит что любая наука, а не только естествознание, должна обладать своим понятийным аппаратом, без которого она просто перестает быть наукой. Нет такой науки, которая бы не имела своего понятийного аппарат. Поэтому лишая гуманитарное знание его понятийного аппарат, мы тем самым ликвидируем его научный статус. </text:p>
      <text:p text:style-name="P13"/>
      <text:p text:style-name="P13">Если под <text:span text:style-name="T67">аксиологической</text:span> ценностью будем понимать оценку, данную <text:span text:style-name="T67">у</text:span>ченым с позиции моральных и иных императивов, <text:span text:style-name="T67">результатам</text:span> своей профессиональной деятельности и или достижениям своих коллег, тогда приходится призн<text:span text:style-name="T67">а</text:span>вать наличие такой составляющей не только в гуманитаристике, но и в естествознании. Морально-этический аспект можно найти в любом виде научно-познавательной деятельности, в деятельности любого научного сообщества, независимо от предмета их научных <text:span text:style-name="T67">интересов</text:span> и поиска. </text:p>
      <text:p text:style-name="P13"/>
      <text:p text:style-name="P13">Независимо от содержания научной деятельности, оценка, которую дает себе ученый, как непосредственный носитель научного знания и его творец, и оценка, данная этой деятельности обществом, существует. Т<text:span text:style-name="T67">а</text:span>ким образом эта составляющая (аксиологическая) существует и <text:span text:style-name="T67">в н</text:span>аучно-познавательной деятельности ученых естественников и техников (и даже математиков!). </text:p>
      <text:p text:style-name="P13"/>
      <text:p text:style-name="P13">И наконец четвертое возражение состоит в том,что любую ценность можно и нужно выразить через понятие. Ценность, которую нельзя выразить через понятие - это не ценность. Любая ценность должна выражаться чере<text:span text:style-name="T67">з</text:span> понятие, теоретический термин. Добро - ценность, но <text:s/><text:span text:style-name="T67">добро</text:span> яв<text:span text:style-name="T67">л</text:span>яется важнейшим понятие в этике. Прекрасное - ценность, но истина - это понятие в эстетике. Истина - ценность, но истина - это понятие и философское и научное П<text:span text:style-name="T67">о</text:span>этому <text:soft-page-break/>любую ценность необходимо выразить через понятие. Нельзя <text:span text:style-name="T67">противопоставлять</text:span> ценность понятию и понятие ценности. </text:p>
      <text:p text:style-name="P13"/>
      <text:p text:style-name="P13">Таким между матема<text:span text:style-name="T68">т</text:span>ическими и естественными науками с одной стор<text:span text:style-name="T68">о</text:span>ны и социальными и гуманитарными науками с другой стороны является не абсолютным а относител<text:span text:style-name="T68">ь</text:span>ным. Различие их есть различие относительного, есть различие в тождественном (если можно так выразиться). Это понятно, поскольку все указанные категории науки составляют в конченом итоге единые элементы научного знания. Однако, несмотря на это и на вышесказанное, т<text:span text:style-name="T68">р</text:span>адиция резкого <text:span text:style-name="T68">противопоставления</text:span> <text:span text:style-name="T68">социогуманитарного</text:span> и <text:span text:style-name="T68">естественного</text:span> знания очень сильна. Показательно, что указанное <text:span text:style-name="T68">противопоставление</text:span> имело свое выражение и на чисто филологическом уровне. Даже в языкознании и языке как таковом указанная традиция нашла свое отражение. Чтобы показаться не <text:span text:style-name="T68">голословным</text:span> я приведу следующ<text:span text:style-name="T68">ий пример:</text:span> <text:span text:style-name="T68">в</text:span> <text:span text:style-name="T68">английском</text:span> слово «наука» заведомо обозначает естес<text:span text:style-name="T68">т</text:span>венную науку (science). Да, мы говорим «social science», но просто «science» - это обязательно естественные науки. Это сохранилось в научных степенях, присуждаемых нам. Защищающий диссертацию на докторскую степень по науки получает степень Doctor of science, защитивший диссертацию по гуманитарной специальности получает степень Doctor of literature/of arts и т.д. </text:p>
      <text:p text:style-name="P13"/>
      <text:p text:style-name="P13">Со временем оппозиция между социогуманитрын<text:span text:style-name="T68">ы</text:span>м и естественным знание стали котировать в более широком противопоставлении, как будто наука есть система ценностей. Сциентизм - это направление, течение в современной философии, согласно которому наука возводится в рамки решающего, определяющего жизнь общества фактора. Антисциентизм в свою очередь говори, что цивилизация - это культура, материальное - духовное. Он пытается, относя науку к материальному, пытается вывести науку за предел духовного. В связи с этим получается именно на науку и техники переложить ответственность за глобальный кризис, в котором сейчас пребывает человечество. Это четко <text:span text:style-name="T68">проявляется</text:span> как направление в современной философии, такие как <text:span text:style-name="T68">экзистенциализм</text:span>, франкфурт<text:span text:style-name="T68">с</text:span>кая школа и т.д. </text:p>
      <text:p text:style-name="P13"/>
      <text:p text:style-name="P13">Свою роль в усилении конфронтации между наукой и гуманитаристикой сыграло и то, что естественнонаучное <text:span text:style-name="T68">знание</text:span> заняло лидирующую позицию в сфере всего <text:span text:style-name="T68">научного</text:span> знания. В этой среде лидером является физика и она не думает отпускать эту свою ведущую роль. Дело в том, что физика изучает и устанавливает фундаментальные закономерности природы, законы фундаментального уровня организации материального бытия. Лидирующего положения физики в современной науки, ее впечатляющие успехи в достижении понимания и использования природы, привели к попытке превращения физического знания в непревзойденный образец науки и научного знания в целом, в эталон научности. Именно таким образом выступает физикализм, как одна из разновидность редукционизма, принципа заключающаяся в буквальном сведении сложного к простому, высшего к низшему. Физикализм был сформулирован логическими неопозитвистами. Согласно <text:span text:style-name="T68">данной</text:span> концепции истинность или <text:span text:style-name="T68">научность</text:span> любого положения ставится в зависимость от возможности его перевода на язык физики или физикалий. Так язык физики превращается во всеобщий язык науки и все что не может быть описано или <text:span text:style-name="T68">выражено</text:span> этим языком является лишенным научного смысла, научного статуса. </text:p>
      <text:p text:style-name="P13"/>
      <text:p text:style-name="P13">История научного знания однако показывает полную несостоятельность как физикализма, так и лежащего в его основе редукционизма. Итак можно сказать, что после промышленной <text:span text:style-name="T68">революции</text:span> в Европе 17го столетия, <text:span text:style-name="T68">революции</text:span> раскрывшей значимости науки и техники ка важного фактора <text:span text:style-name="T68">функционирования</text:span> и развития общества, постепенно начинают складываться две <text:span text:style-name="T68">разные</text:span> культурные традиции в Европе: Естественнонаучная и гуманитарная. О пропасти между этими <text:span text:style-name="T68">знаниями</text:span> и влиянии развития науки на развитие общества писал английской писатель Чарльз Перси Сноу. На основе материалов своей стаьи и лекции он написал книгу под названием "Две культуры". Книга переведена на научный <text:soft-page-break/>язык и мы можем ее прочесть Сноу в данной книге как и в указанных в его двух работах выдвинул такие идеи, <text:span text:style-name="T68">вокруг</text:span> которых <text:span text:style-name="T68">завязалась</text:span> <text:span text:style-name="T68">жаркая</text:span> дискуссия между учеными и философами науки. Дискуссия, в которой многие поддержали эти идеи. В своей книги Сноу отмечает следующее: </text:p>
      <text:p text:style-name="P13"/>
      <text:p text:style-name="P13">"Духовный мир западной <text:span text:style-name="T68">цивилизации</text:span> все явственнее поляризуется, все явственнее раскалывается на две противоположные части. На одном полюсе - художественная <text:span text:style-name="T68">интеллигенция</text:span>, на другом - ученые и как наиболее яркие представители этой группы - физики. Их разделяет стена непонимания и даже среди молодежи конфронтация. У обеих групп странное извращенное представление друг о друге." </text:p>
      <text:p text:style-name="P13"/>
      <text:p text:style-name="P17">Сноу пришел к такому заключению через свой личный опыт, потому что он работал днем в лаборатории, общаясь со своими коллегами учеными-физиками, а вечером встречался в литературном кафе со <text:span text:style-name="T68">своими</text:span> коллегами-писателями. Вот так <text:span text:style-name="T68">С</text:span>ноу и пришел к формированию проблемы двух культур: естественнонаучной и социогуманитарной. Данная проблема и противостояние ученых и литераторов друг другу сегодня стоит пожалуй еще острее, чем написал о ней Сноу чуть более полувека назад. Конфронтация указанных кул<text:span text:style-name="T68">ь</text:span>тур пер<text:span text:style-name="T68">е</text:span>стает быть безобидной. Гуманистическая отстраненность и отчужденность, устремленного в будущее ученого естественника или технического <text:span text:style-name="T68">работника</text:span> и антисциентизм, абстрактный гуманизм постоянно оглядывающихся назад и цепляющихся за прошлое представителей гуманитарной культуры действительно ставит проблему выживания человека на нашей планете. </text:p>
      <text:p text:style-name="P17"/>
      <text:p text:style-name="P17">Путь решения этой проблемы (противостояния) лежит <text:s/>по мнению Сноу через реформирование существующей системы образования, которая, как он подчеркивает, слишком специализирована. Нет ничего плохого в приобщении ученого-техника к гуманитарной сфере и ученого-гуманитария к техники. Однако этого по моему мнению мало для <text:span text:style-name="T68">кардинального</text:span> и <text:span text:style-name="T68">окончательного</text:span> решения <text:span text:style-name="T68">проблемы.</text:span> Дело в том, что для полного решения проблем конфликта двух культур, нужно решение всех проблем, стоящих пере<text:span text:style-name="T68">д</text:span> человечеством. В связи с этим вызывает определенный скепсис тех, кто предрекает, что физика уступит свое место в среде естественных наук биологии и <text:span text:style-name="T68">объявляет</text:span> таким образом <text:span text:style-name="T7">XXI</text:span> столетие веком биологии пытается такой простой сменой лидера в системе науки решать глобальные экологические проблемы. На самом деле лидерство биологии в <text:span text:style-name="T68">научном</text:span> <text:span text:style-name="T68">познании</text:span>, если это и осуществится, само по себе не может решать ни одну из социально значимых проблем современности. В заключении следует отметить, что современный научно-технический прогресс ничем кроме <text:span text:style-name="T68">капиталистического</text:span> свободного рынка не регулируется, поэтому не <text:span text:style-name="T68">удивительно</text:span>, что <text:span text:style-name="T15">именно</text:span><text:span text:style-name="T7"> </text:span>экономическая эффективность ставится во главу угла, когда речь идет о новых разработках и их практической реализации. Остальное (судьба человека, истощение ресурсов, <text:span text:style-name="T68">проблемы</text:span> с экологией) <text:span text:style-name="T68">отводят</text:span> на задний план. Отсюда следует простой вывод: без изменения доминирующей сегодня системы хозяйство невозможно и решить эти проблемы. Без этого ни о какой <text:span text:style-name="T68">существенной</text:span> минимизацией риска связанного с научно-техническим прогрессом, ни о каком предупреждении его негативных последствий, не может быть и речи. Без изменения системы хозяйства невозможно решить и весь <text:span text:style-name="T13">ко</text:span><text:span text:style-name="T2">м</text:span><text:span text:style-name="T13">плекс</text:span> социальных проблемы, стоящих перед человечеством. Человечество сегодня действительно стоит <text:span text:style-name="T68">перед</text:span> поистине гамлетовским выбором. Либо оно найдет в себе силу, <text:span text:style-name="T68">множество</text:span> и волю само измениться главным образом путем изменения прежде всего социальных условий <text:span text:style-name="T68">существования</text:span>, либо в <text:span text:style-name="T68">противном</text:span> случае его ждет неминуемая гибель. </text:p>
      <text:p text:style-name="P13"/>
      <text:p text:style-name="P55">История науки</text:p>
      <text:p text:style-name="P20"><text:span text:style-name="T25">Лекция 1. Проблема становления и развития науки. </text:span><text:span text:style-name="T28">Критика европоцентризма</text:span></text:p>
      <text:p text:style-name="P18"/>
      <text:p text:style-name="P21">Стоит сказать что, зародившись еще в глубокой древности, элементы научного знания прошли долгий путь исторического развития пока они не привели наконец к формированию новоевропейской науки, то есть науки в собственном смысле данного термина. Поэтому представляется обоснованным выделение в данном процессе длившемся тысячелетиями предыстории науки, охватывающий собой как паранауку, так и псевдонауку и преднауку и ее соб<text:span text:style-name="T71">с</text:span>твенно историю, которая включае<text:span text:style-name="T71">т</text:span> в себя, сог<text:span text:style-name="T71">л</text:span>асно современным представлениям, два основных этапа: классический и неклассический. Некоторые выделяют еще и третий этап — постнеклассический. Однако подобная идея отве<text:span text:style-name="T71">р</text:span>гается <text:span text:style-name="T71">большинством историков</text:span>.</text:p>
      <text:p text:style-name="P18"/>
      <text:p text:style-name="P18"><text:span text:style-name="T33">Остановимся на предыстории науки. Элементы научного знания начинают достаточно четко выделяться и формироваться еще в первых человеческих цивилизациях, зародившихся в Месопотамии, древнем Египте и древнем Китае. <text:s/>В этих цивилизациях были получены и накоплены важные, хотя и разрозненные, экономические, астрономические, медицинские научные знания и сделаны разные открытия, что несомненно позволяет говорить о научном прогрессе как базисном. Научные достижения этих цивилизаций является результатом прямых или косвенных обобщений практического опыта или некоторого багажа эмпирического знания. Вместе с тем можно утверждать, что они служили основанием, некой базой для расширения этой области и решения задач в таких областях как земледелие, торговля, мореплавание, врачевание и т. д. Это требовало несомненно выводы новых знаний.</text:span> </text:p>
      <text:p text:style-name="P18"/>
      <text:p text:style-name="P18"><text:span text:style-name="T33">Многое из того, что было накоплено древними цивилизациями (особенно восточной) было воспринято и творчески развито позже античными греками. Правда радикально настроенные европоцентристы пытаются представить греческую культуру в целом как самобытную, возникшую из культурного вакуума. Вместе с тем не только сам идея преемственности человеческой культуры, выражающей одну из важнейших закономерностей ее развития, но исторические свидетельства многих античных авторов противоречат представлениям крайнего ортодоксального европоцентризма. Античные авторы подтверждает тот факт, что ведущие мыслители первой волны, такие как Фалес, Пифагор, Демокрит и др. не просто посещали древний Египет, Вавилон и т. д., но и обучались там у местных мудрецов. Так, согласно свидетельству Диогена Лаэртского (конец </text:span><text:span text:style-name="T9">II</text:span><text:span text:style-name="T33">, начало третьей половины </text:span><text:span text:style-name="T9">I</text:span><text:span text:style-name="T33"> века нашей эры): Научившись у египтян геометрии я вписал прямоугольник в кру</text:span><text:span text:style-name="T17">г</text:span><text:span text:style-name="T33">. Лектор Иострат свидетельствует: «Пифагор прибыл в Египет и сделавшись учеником жрецов первым принес философию и ревностнее остальных заботился о том, что касается жертвоприношения и других священных обрядов». По данным древнеримского писателя и претора Луцея, Пифагор помимо Египта побывал еще и в Вавилоне и Индии и учился не только у египетских жрецов, но и у индийских брахманов. Можно напомнить о фактической абсолютизации отцом истории Герадотом значение египетской цивилизации в формировании греческой культуры. Так он заявляет, что Египет дал грекам все вплоть до названия их богов.</text:span> <text:span text:style-name="T33">Ясно одно: древние греки несомненно унаследовали достижения более древних цивилизаций и развили их дальше. Среди них были и накопленные веками опытные знания, которые носили разрозненных характер. Одна из заслуг греков в том, что они сделали шаг в направлении систематизации этих знаний и формирования их теоретического уровня. Правда на данном пути они добились успеха только в двух взаимосвязанных между собой научных областях, а именно в логике и математике. </text:span></text:p>
      <text:p text:style-name="P18"/>
      <text:p text:style-name="P21">Первая попытка систематизации математического знания, принятая Пифгоров и другими математиками, заложили начало формирования элементарной геометрии, теории чисел, общей теории отношений и методам определения площадей и объемов. Позже в своих пятнадцати книгах, называемыми «Началами» <text:span text:style-name="T71">(</text:span>а <text:span text:style-name="T71">буквально</text:span> с греческого «Элементы»<text:span text:style-name="T71">)</text:span>, <text:soft-page-break/>Евклид подвергает математические результаты на базе дедуктивно-аксиоматического метода. Без указанного метода и без теори<text:span text:style-name="T71">и</text:span> логического доказательства в целом формирование не только евклидовой геометрии но и теоретического уровня математического знания было бы невозможно. Из этого следует, что к этому времени уже была сформирована логика как наука, которая была в 4 веке разработана Аристотелем не только как теория суждения, но и как теория силлогизма, теории математического доказательства и индукцию. Аристотеля можно по пр<text:span text:style-name="T72">а</text:span>ву считать основоположником логики. </text:p>
      <text:p text:style-name="P21"/>
      <text:p text:style-name="P21">Тр<text:span text:style-name="T72">у</text:span>дно говорить о формировании и существовании в древней Греции каких либо других наук в современном смысле этого слова. Правда против такого вывода может быть выдвинуто мнение, что в древней <text:span text:style-name="T72">Г</text:span>реции существовала, например, медицина, однако об этом не может быть и речи, а медицина как наука сложилась только к <text:span text:style-name="T10">XVIII-XIX</text:span> столетию. Нет сомнений, что <text:span text:style-name="T72">Г</text:span>иппократ и его школа приложили серьезные усилия для освобождения врачебного искусства от несвойственного ему мистического и религиозного наполнения и придали ему рационалистический и сугубо светский характер. <text:span text:style-name="T34">Однако они оставались достаточно некомпетентными.</text:span></text:p>
      <text:p text:style-name="P18"/>
      <text:p text:style-name="P22">Что же касается научного знания о природе, то и оно не было в античной <text:span text:style-name="T73">Г</text:span>реции объектом надлежащего обо<text:span text:style-name="T73">б</text:span>щен<text:span text:style-name="T73">и</text:span>я и тщательной систематизации, <text:span text:style-name="T73">оставаясь</text:span> таким образом несистемным. Что касается попыток Аристотеля или Птолемея попыток систематизировать эти знания, они на самом деле не выходили за рамки псе<text:span text:style-name="T73">в</text:span>донауки. Дело в том, что Аристотель с своей физике и в книге о небе не высказал ни одного суждения и ни одного п<text:span text:style-name="T73">о</text:span>ложения, которое напоминало бы современную физику. Все его физические и астрономические взгляды составляли некоторые спекулятивные идеи, которые формировались не на базе строгих научных наблюдений, а на базе спекулятивных умозаключений. Рассуждения и выводы Аристотеля вроде «воздух способствует движению тел» носят спекулятивный характер и не имеют отношения к научным положениям. То же самое можно сказать и о содержании работы Птолемей, в которой Земля выступает как центр вселенной. Несмотря на это положения Птолемея оказывались <text:span text:style-name="T73">непререкаемыми</text:span> достаточно долгое время, что однако не придает им никакого научного статуса.</text:p>
      <text:p text:style-name="P18"/>
      <text:p text:style-name="P22">Сказанное в равной мере относится и к другим научным знаниям, <text:span text:style-name="T73">которые</text:span> также оставались бе какой-либо научной систематизации. Правда в начале нашей эры была предпринята попытка систематизации химических знаний, <text:span text:style-name="T73">которая</text:span> однако была основана на псевдонаучных посылках, приведшая к появлению <text:span text:style-name="T73">алхимии</text:span>, которая сохранилась вплоть до Нового времени. Она видела свое <text:span text:style-name="T73">предназначение</text:span> в поиске таких вещей как <text:span text:style-name="T73">эликсир</text:span> жизни и философский камень. Это не помешало алхимикам <text:span text:style-name="T73">добиться</text:span> успехов в изучении протекания различных химических реакций.</text:p>
      <text:p text:style-name="P22"/>
      <text:p text:style-name="P22">В средних веках, как известно, эстафета в развитии научной философской мысли, переходит от греков к арабам. Арабоязычные ученые и философы внесли несомненно большой вклад в развитие математики, о чем свидетельствует тот факт, что они не просто дополнили знания, полученные от античных греков, но и создали новую отрасль математического знания под названием «алгебра» (означает восстановление, округление, исправление). Они достигли больших успехов также в астрономии, физике. В частности основоположником оптики считается Аль-Хазем. В биологии, медицине, ботанике, географии, алхимии и других областях. Научно-философские трактаты многих <text:span text:style-name="T73">арабоязычных</text:span> ученых были <text:span text:style-name="T73">переведены</text:span> на латынь и имели самое широкое хождение среди <text:span text:style-name="T73">мыслителей</text:span> и ученых европейского средневековья. Европоцентристы упорно не хотят видеть того позитивного нового, что принадлежит представителям <text:span text:style-name="T73">арабо-мусульманского</text:span> мира <text:s/>и признают их заслугой то, что они сохранили и передали европейца античное наследие. <text:span text:style-name="T35">Достижением следует считать и попытки ввести эксперименты в научную деятельность. Как мы знаем античная Греция не </text:span><text:soft-page-break/><text:span text:style-name="T35">знала такого понятия. Впервые утверждается значимость экспериментальной деятельности в науке. Так например в фундаментальном труде «Книге оптики» в 7 частях, переведенной на латынь и имеющей большую популярность среди европейских ученых, Аль-Хазми обращает внимание на значение индукции и ее применению в научном познании, хотя и не отрицал значение дедукции. Вместе с этим он настаивал на необходимость экспериментирования, то есть на использование эксперимента <text:s/>в научной деятельности вообще, и в оптике в частности, чем повлиял на исследования алхимиков и т. д.</text:span></text:p>
      <text:p text:style-name="P22"/>
      <text:p text:style-name="P23">При этом следует отметить, что концепция европоцентризма не возникла из вакуума. Она <text:span text:style-name="T73">имела</text:span> безусловно свои предпосылки, например то чувство собственного <text:span text:style-name="T73">превосходства</text:span>, которое стало характерным для <text:span text:style-name="T73">Европы</text:span> со времен древнего Рима. С тех пор Европа не перестает учить других как им надо жить. Всем известно крылатое выражение «Карфаген должен быть разрушен» Катона Старшего. Это выражение не только политики древнего Рима, но и всей последующей европейской политики. Древние римляне таким образом насаждали модель своей жизни и мироустройства при помощи своих легионов. В средних веках <text:span text:style-name="T73">европейцы</text:span> тоже самое пытались сделать при помощи своих крестовых походов. Сейчас происходит тоже самое и многие западные <text:span text:style-name="T73">страны</text:span> пытаются насаждать свои принципы при помощи танков и ракет «Томагавк». <text:span text:style-name="T73">(</text:span><text:span text:style-name="T24">Ага, политота! - прим. конспектирующего</text:span><text:span text:style-name="T73">)</text:span></text:p>
      <text:p text:style-name="P23"/>
      <text:p text:style-name="P23">Следует заключить, что без <text:span text:style-name="T73">восточного</text:span> этапа и без того вклада, который внес древний восток, новоевропейское естествознание и европейская наук в целом не могли сформироваться в 18 столетии и европейская цивилизация не <text:span text:style-name="T73">состоялась</text:span> бы в том виде, в котором мы ее видим. Европоцентрист ответил бы: «Ну подумаешь, алгебра и порох. Европейцы тоже изобрели бы легко». Однако с этим никак нельзя <text:span text:style-name="T73">согласиться</text:span>, хотя бы потому что преемственность европейской культуры и ассимиляция европейской культурой того, что было ранее, европейский гений вообще не мог бы появиться. Он порожден тем <text:span text:style-name="T73">культурным</text:span> багажом, который человечество накопило за долгую свою историю. Любое крупное достижение прошлого играло важную роль в формировании предпосылки и основы для формирования европейской цивилизации. Так например мы даже не можем себе представить как бы пошло развитие человечества в целом и в каком состоянии оно оказалось сегодня, если бы шумеры не изобрели бы колеса 5 тысяч лет назад. Изымите колесо из современной техники — она рухнет. Трудно представить как бы развивалась история, <text:span text:style-name="T73">произойди</text:span> это изобретение позже. <text:span text:style-name="T36">Ясно только одно — человечество в таком случае откатилось бы назад в своем развитии. </text:span></text:p>
      <text:p text:style-name="P23"/>
      <text:p text:style-name="P24">Все это однако малозначимо с точки зрения радикального европоцентризма. Хотя он забывает, что он даже пользуется финикийской системой письма... Европоцентризм выделяет 2 источника европейской <text:span text:style-name="T73">культуры</text:span>: античную культуру и христианство. С античной культурой вроде разобрались. Что касается христианства, то, как ни печально это звучит, <text:span text:style-name="T73">христианство</text:span> является продуктом древнего востока. Несмотря на это такая традиция все еще остается сильной. Это <text:span text:style-name="T73">хорошо</text:span> показывает концепция Шпенглера. Он обещал в своем трактате «Закат Европы» развенчать миф о том, что все культуры вращаются вокруг европейской культуры как планеты вокруг светил. Однако в одной из своих последних работ «Человек и техника» он излагает свое видение техники именно с позиции европоцентризма, о чем в частности свидетельствует его концепция предательства техники.</text:p>
      <text:p text:style-name="P24"/>
      <text:p text:style-name="P24">Я уделил столь большое внимание европоцентризма отнюдь не для того, чтобы склониться к другой крайности — востокоцентризму. Последний не является столь распространенной и задающей тон концепцией, на самом деле оказывается столь же несостоятельной установкой, как и европоцентризм. Полностью разделяя идею о преемственности культурно-исторического развития, я полагаю, что данная преемственность проявляется и через культурную диффузию, поэтому в нашем отношении к этом не должно быть места никаким «-измам». <text:span text:style-name="T37">В частности <text:s/>нашем университете недавно вышла книга Стафеева и автором </text:span><text:soft-page-break/><text:span text:style-name="T37">«История оптики», в которой выражается точка зрения ученых, согласных с преемственностью культурно-исторического процесса. </text:span></text:p>
      <text:p text:style-name="P24"/>
      <text:p text:style-name="P8">Собственная история науки</text:p>
      <text:p text:style-name="P25"/>
      <text:p text:style-name="P25">Со становлением опытного прикладного и теоретического научного знания начинается собственная история науки, в которой выделяют 2 основных этапа: классический и неклассический (со<text:span text:style-name="T73">в</text:span>ременный). Правда есть некоторые авторы, которые выделяют и третий «постнеклассический» этап.</text:p>
      <text:p text:style-name="P25"/>
      <text:p text:style-name="P25">Следует сказать, что практическая и теоретическая <text:span text:style-name="T73">деятельность</text:span> не всегда воспринимались как нечто единой находящееся в гармонии. Так в древней <text:span text:style-name="T73">Греции</text:span> эти две формы <text:span text:style-name="T73">человеческой</text:span> деятельности резко противопоставляются друг другу. В античности далеко не лестно относились к практическим занятиям и презрительно относились к ним, считая их недостойным свободных мужей. Практика — дело рабов, которая не имеет отношения к мудрости и поиску истины, которая ставились античными мыслителями главной целью. Они считали, что высшая ценность — познание, а не какие-то результаты деятельности. Примером выступает Архимед, которые гармонически сочетал в своем творчестве как теоретическое, так и практическое <text:span text:style-name="T73">дарование</text:span> и большинство своих технических проектов производит на основе точных <text:span text:style-name="T73">математических</text:span> расчетов не считал себя техником или инженером в современном поним<text:span text:style-name="T73">ан</text:span>ии этих слов, а наоборот смотрел на свое прозвище «техника» как на оскорбительное и с презрением смотрел на любые <text:span text:style-name="T73">практические</text:span> занятия, считая их грубыми и <text:span text:style-name="T73">низменными.</text:span> Интересно об этом <text:span text:style-name="T73">говорит</text:span> Плутарх: «Сам Архмиед считал сооружение машин не заслуживающих себе ни трудов ни внимания. Архимед не пожелал написать ничего о вещах, приносивших ему славу, считая сооружение машин и вообще всякое искусство, отвечавшее повседневным нуждам, низменным и грубым». Следовательно теоретический разум возвышался на практическим разумом тем, что только он стремится к мудрости и истине, между тем как практический разум своим призванием и целью имеет практическую выгоду. </text:p>
      <text:p text:style-name="P25"/>
      <text:p text:style-name="P25">Традиция столь резкого противопоставления теоретической <text:span text:style-name="T73">деятельность</text:span> <text:span text:style-name="T73">практической</text:span> было впоследствии еще больше закреплена путем ее освещения христианским догматом грехопадение, вследствие которого стали понимать физический труд человека не иначе как божье наказание за первородный грех. <text:span text:style-name="T38">Действительно только с формирование протестантизма отношение к физическому труду начинает радикально меняться и труд из божьего проклятия постепенно превращается в богоугодное деяние. Капитализм, например, возник именно в протестантских странах. </text:span></text:p>
      <text:p text:style-name="P25"/>
      <text:p text:style-name="P26">Несмотря на начало изменения отношения к труду и его оценке, традиция противопоставления теории практике все же сохранило свое значение в Европе вплоть до 17ого столетия в виде противопоставления так называемых механических искусств искусствам свободы. В Европе утвердилась, как известно, традиция, согласно которой выделялось 2 типа искусств: Arts Liberalis (свободные искусства) и Art Mechanics (механические искусства). К механическим относили агрокультуру, навигацию, охоту, военное дело, медицину, театральное искусство и ткацкое дело. Простой <text:span text:style-name="T73">взгляд</text:span> на эти искусств можно увидеть, что это различные формы ремесла, различные формы <text:span text:style-name="T73">практической</text:span> деятельности. Вместе с тем к свободным искусствам тогда относили т. н. <text:span text:style-name="T73">т</text:span>ривиум и квадривиум:</text:p>
      <text:p text:style-name="P26"/>
      <text:p text:style-name="P26"><text:span text:style-name="T69">Тривиум</text:span> (лат. Trivium, On tres - три, via — дорога, <text:span text:style-name="T73">пересечение</text:span> трех путей):</text:p>
      <text:p text:style-name="P26">Грамматика, Риторика, Диалектика (как искусство мышления, логика, которая <text:span text:style-name="T73">составляет</text:span> ядро тривиума). </text:p>
      <text:p text:style-name="P26"><text:soft-page-break/><text:span text:style-name="T69">Квадривиум</text:span> (лат. Cuadrivium, четырехпутье):</text:p>
      <text:p text:style-name="P26">Геометрия, Арифметика, Астрономия, Музыка (естественно не учение о звуках, а теорию о гармонии). Ведущее место — математические знания.</text:p>
      <text:p text:style-name="P26"/>
      <text:p text:style-name="P26">Тривиум предшествовал в <text:span text:style-name="T73">образовательной</text:span> системе квадривиуму. И квадривиум и тривиум либеральное искусство включает в себя теоретическое знание. <text:span text:style-name="T39">Именно в такой форме семь механических искусств противопоставлялись семи свободным искусствам. </text:span></text:p>
      <text:p text:style-name="P26"/>
      <text:p text:style-name="P27">Попытка преодоления разрыва между практическими и теоретическими занятиями была предпринята арабскими учеными. Что же касается европейской научной мысли, то одна из первых попыток находится в творчестве одного из выдающих умов Возрождения Леонардо да Винчи, который в своей деятельности полностью пытался реабилитировать практику. «Мои предметы родились из чистого опыта, который и есть истинный учитель». Именно опыт является источников достоверного знания. Он не ошибается, а является, истинно достоверным. Вот почему те науки, которые являются не порождением опыта, отца всякой достоверности, являются пустыми и полными ошибок. Однако он все же полагал, что практика без надлежащего теоретического основания — слепа и похожа на кормчего на корабле без компаса и руля. Только в единстве с теорией практика становится действенной и плодотворной и может нам результат. Однако многие результаты Леонардо да Винчи не решился опубликовать, оставляя их не только в рукописном виде, но еще и в обратном зеркальном порядке. Он боялся как бы злой человеческий гений не воспользовался его изобретениями. Тем более по его мнению изначально человек обладает злой природой.</text:p>
      <text:p text:style-name="P26"/>
      <text:p text:style-name="P28">В критике европоцентризма я не думал отрицать тот высокий вклад в развитие культуры и научного знания, который внесла Европа. Я против не признания этого вклада. Я против абсолютизации этого вклада. Ведь европоцентризм — есть установка, абсолютизирующая значение европейских народов в развитии науки.</text:p>
      <text:p text:style-name="P26"/>
      <text:p text:style-name="P9">Классическая наука</text:p>
      <text:p text:style-name="P29"/>
      <text:p text:style-name="P30">Начинается с идей Галилео Галилея. Именно Галилей и его творческая научная деятельность стала отправной точкой нового экспериментального естествознание. Стоит сказать, что для научно-исследовательского метода Галилея также характерно органическое сочетание теории и <text:span text:style-name="T73">практики.</text:span> В <text:span text:style-name="T73">методологическом</text:span> плане он развивает дальше эмпирический метод разработанный основоположником итальянской натурфилософии Бернардинье Ф. В <text:span text:style-name="T73">противовес</text:span> аристотелевской физики. Под данный метод Галилей стремился подвести математическое основание, <text:span text:style-name="T73">н</text:span>е отвергая, а наоборот признавая всю важность аксиоматического основания научного метода, он в то же время считал, что <text:span text:style-name="T73">максимумы</text:span> и постулаты должны в конечном итоге опираться на чувственный опыт и привести путем математических преобразований к <text:span text:style-name="T73">появлению</text:span> гипот<text:span text:style-name="T73">е</text:span>з, которые должны также проверяться опытным путем. Поэтому не только начало но и завершение научного познания происходит посредством опыта. При этом необходимо заметить, что сам опыт понимался <text:span text:style-name="T73">Галилеем</text:span> в сугубо механистическом духе. «Никогда не стану от внешних требовать что-либо <text:span text:style-name="T73">иначе</text:span>, чем величина, фигура, количество и более или менее быстрое движение». То есть <text:span text:style-name="T73">существенные</text:span> <text:span text:style-name="T73">характеристики</text:span> опыта по мнению Галилея оказываются сугубо количественными, выражающими механическое движение. Это понятно, поскольку <text:span text:style-name="T73">Галилей</text:span> в своем творчестве пытался исследовать именно содержание, суть механического движения. Но несмотря на указанное ограничение и именно благодаря своему экспериментальному методы <text:span text:style-name="T73">Галилей</text:span> смог не только заложить основы экспериментального естествознания, но и положить начало инженерного дела. Своими экспериментами и тонкими теоретическими расчетами он не только однозначно доказал до сих пор несостоятельные положения аристотелевской динамики, но и построил теорию свободного <text:span text:style-name="T73">падения</text:span>, сформулировал классический <text:span text:style-name="T73">принцип</text:span> <text:soft-page-break/>относительности, выводя соответствующую ему группу преобразований и т. д. С другой стороны принимая строгость математических расчетов для решения своих задач, он делает существенный шаг по пути формирования нового научно-технического знания. </text:p>
      <text:p text:style-name="P30"/>
      <text:p text:style-name="P30">С философской точки зрения опытное знание и вся практическая деятельность были <text:span text:style-name="T74">регламентированы</text:span> английским философом-эмпириком — Фр<text:span text:style-name="T74">э</text:span>нс<text:span text:style-name="T74">и</text:span>сом Бэконом. Он считал <text:span text:style-name="T74">природу</text:span> объектом познания, ее исследование — задачей познания, а господство человека над ней — целью познания. В качестве истинного метода познания, а, следовательно, и кратчайшего пути, ведущего к истине он в своем философском труде «Новый Органон» провозглашает <text:span text:style-name="T74">индукцию</text:span> и разрабатывает индуктивную <text:span text:style-name="T74">методологию</text:span> научного познания. Дело в том, что человек согласно его точке зрения не может непосредственно контактировать и взаимодействовать с природой иначе, как через свои органы чувств и своей чувственной деятельности, в <text:span text:style-name="T74">результате</text:span> которой он и <text:span text:style-name="T74">формирует</text:span> и накапливает свой <text:span text:style-name="T74">чувственный</text:span> опы<text:span text:style-name="T74">т</text:span>. Поэтому этот опыт <text:s/>и должен служить конечным источником всякого знания, а наука должна быть прежде всего опытной. Это не означает, что наука должна <text:span text:style-name="T74">полностью</text:span> отказаться от дедукции и силлогизма. Как раз наоборот наука представляющая собой рациональную переработку чувственного опыта непременно должна апеллировать к силлогизму и оперировать им. Бэкон выступал за тесный союз <text:span text:style-name="T74">созерцания</text:span> и деятельности и обращение теории в активное средство для установления и увеличения власти человека над природой, а стало быть превратить знание в средство преобразование мира. Без познания законов природы и без подчинения этим законам — человек не в состоянии побеждать и властвовать над ней, той есть изменить ее в соответствии с его потребностями. Вот почему Бэкон отождествлял с могуществом, с властью. Природа, как писал он, побеждается только подчинением ей,а <text:s/>для того, чтобы мы могли это сделать, мы должны познать ее законы. </text:p>
      <text:p text:style-name="P30"/>
      <text:p text:style-name="P30">В деле господства над природой решающее место он отводил изобретениям, то есть техническим открытиям и их практическому применению. Примечательно в этом отношении то, что в его утопии «Новой <text:s/>Атлантиде» именно <text:span text:style-name="T74">степень</text:span> технического развития становится самым решающим фактором этого утопического общества. Именно со времен новой А<text:span text:style-name="T74">т</text:span>лантиды это стало требованием к подобным утопическим проектам. Все последующие утопические проекты по устройству общества характеризовались в той или иной степени весьма высоким уровнем развития науки и техники.</text:p>
      <text:p text:style-name="P30"/>
      <text:p text:style-name="P30">Другой <text:span text:style-name="T74">основоположник</text:span> <text:span text:style-name="T74">философии</text:span> Нового Времени французский философ Рене Декарт вносит не только новое научное знание, но и разработал новую <text:span text:style-name="T74">методологию</text:span> <text:span text:style-name="T74">научного</text:span> познания. Основанную на дедукции и рационалистической интуиции. «Вместо умозрительной философии, преподаваемой в школах, можно преподавать практическую, согласно которой зная свойства окружающих нас тел, также отчетливо как мы знаем различные ремесла наших мастеров мы могли бы как и они <text:span text:style-name="T74">использовать</text:span> и эти силы во всех свойственных их применения и таким образом быть господами или властителями природы» (С) Декарт. Декарт подобно Бэкону полагает, что можно стать повелителем природы только прислушиваясь к ней и только познавая ее законы. Тем не менее в своих научных изысканиях <text:span text:style-name="T74">Д</text:span>екарт <text:span text:style-name="T74">добивается</text:span> заметного успеха не <text:span text:style-name="T74">столько</text:span> в изучении самой природы, сколько в математических исследованиях. </text:p>
      <text:p text:style-name="P30"/>
      <text:p text:style-name="P30">Большие открытия в этой области проводит младший <text:span text:style-name="T74">современник</text:span> Декарта, Исаак Ньютон, который доводит до полного раскрытия достижения Галилея. Следует сказать, что Ньютон не был <text:span text:style-name="T74">только</text:span> <text:span text:style-name="T74">абстрактным</text:span> ученым и решал практические проблемы, например в гидродинамике.</text:p>
      <text:p text:style-name="P30"/>
      <text:p text:style-name="P30">В своих исследованиях такие ученые как Коперник, Кеплер, Ньютон, Галилей и др. заложили основы новоевропейской науки и положили начало классического этапа ее развития. Вместе <text:soft-page-break/>с созданием Ньютоном классической механики начинает свое <text:span text:style-name="T75">существование</text:span> классическая <text:span text:style-name="T75">физика</text:span>, которая включает в себя помимо ньютоновской земной и небесной механики разработанные позже термодинамику, <text:span text:style-name="T75">статистическую</text:span> механику и <text:span text:style-name="T75">статистическую</text:span> физику в целом и т. д. Потребность в <text:span text:style-name="T75">механике</text:span>, которая была вызвана в социальном контексте <text:span text:style-name="T75">необходимости</text:span> развития производственных сил, привела к созданию <text:span text:style-name="T75">дифференциального</text:span> и интегрального <text:span text:style-name="T75">исчисления</text:span> <text:span text:style-name="T75">параллельно</text:span> Ньютоном и Лейбницем. </text:p>
      <text:p text:style-name="P30"/>
      <text:p text:style-name="P30">Хотя у истоков астрономии в качестве современной астрономии стоял Коперник и Браге ее собственная история начинается только с установлением Кеплером трех законов движения планет <text:span text:style-name="T75">солнечной</text:span> системы, которые образуют Кеплеровскую теорию движения планет <text:span text:style-name="T75">солнечной</text:span> системы. </text:p>
      <text:p text:style-name="P30"/>
      <text:p text:style-name="P31">Что касается классической химии то первый шаг на пути ее формирования был сделан Робертом Бойлем не только <text:span text:style-name="T75">открытием</text:span> законов связи между объемом и давлением идеального газа, который были независимо открыты 5 лет спустя французским физиком Мариоттом, но и открытием химических элементов. Позже его соотечественник Дал<text:span text:style-name="T75">ь</text:span>тон вводит понятие атомного веса. И все же потребовалось несколько десятков лет, чтобы химическая наука могла перерасти в более четкое оформление в трудах <text:span text:style-name="T75">итальянского</text:span> химика … В развитие химии внесли вклад такие ученые, как Антуан Лав<text:span text:style-name="T75">у</text:span>азье, Авогадро, Менделеев и др. </text:p>
      <text:p text:style-name="P31"/>
      <text:p text:style-name="P31">Вместе с химией берет свое начало развитие геологии как науки. Ее основы были заложены во второй половине <text:span text:style-name="T11">XVIII</text:span> столетия. Однако самостоятельную область классического естествознания биология выделяется только в конце <text:span text:style-name="T11">XVIII</text:span> - начале <text:span text:style-name="T11">XIX</text:span> века. В начале ХХ <text:span text:style-name="T75">столетия</text:span> благодаря <text:span text:style-name="T75">внедрению</text:span> в биологические исследования химических и математических методов, она превращается в науку о земле, ее истории и т.д. </text:p>
      <text:p text:style-name="P31"/>
      <text:p text:style-name="P32">Несколько позже складывается такая наука как биология (еще в <text:span text:style-name="T11">XVII</text:span> столетии). Классическая биология, как система научных знаний о живой природе начинает формироваться не раньше <text:span text:style-name="T11">XVIII </text:span><text:span text:style-name="T13">с</text:span><text:span text:style-name="T12">т</text:span><text:span text:style-name="T13">олетия</text:span>. До той поры происходило количественное накопление фактов, которые подвергались первым <text:span text:style-name="T76">систематизации</text:span> не раньше <text:span text:style-name="T11">XVIII</text:span> столетия. Сам термин биология появляется только в 1802 году. Именно тогда одновременно и независимо французским <text:span text:style-name="T76">естествоиспытателем</text:span> Жаном <text:span text:style-name="T76">Б</text:span>атистом Ламарком и еще каким-то немцем. Приобретение <text:span text:style-name="T76">биологией</text:span> дисциплинарного характера происходит только в <text:span text:style-name="T11">X</text:span><text:span text:style-name="T12">IX</text:span> столетии, отмеченным двумя <text:span text:style-name="T76">великим</text:span> открытиями: открытием живой клетки <text:span text:style-name="T76">немецким</text:span> ботаников Матисом Шлейденоми и создание английским натуралистом Чарльзом Дарвином теории эволюции. Таким образом <text:span text:style-name="T11">XVIII</text:span> век — век биологии, а <text:span text:style-name="T11">XVII —</text:span> механики.</text:p>
      <text:p text:style-name="P31"/>
      <text:p text:style-name="P31">В середине 18 века оформляется медицина как наука, которая является обо<text:span text:style-name="T76">б</text:span>щением врачебных опытов за всю <text:span text:style-name="T76">п</text:span>редыдущ<text:span text:style-name="T76">у</text:span>ю историю человечества. Развивается клинико-анатомические и клинико-экспериментальные методы в направлении объективного исследования больного. Без этой экспериментальной базы никакой речи не может быть ни о какой научной медицины. Только после <text:span text:style-name="T76">появления</text:span> этой базы стало возможным появление теоретической медицины.</text:p>
      <text:p text:style-name="P31"/>
      <text:p text:style-name="P31">Рука об руку вместе с медициной развивалась и <text:span text:style-name="T76">техническая</text:span> деятельность. Потребность в этом обеспечивало зарождавшееся буржуазное производство. Рождается новый тип научно-технического знания, прообраз которого есть еще в трудах Галилея и <text:span text:style-name="T76">современника</text:span> Ньютона голландского физика и математика Христана Гюйгенса. Решая в духе Галилеля проблемы отношения между реальным и абстрактным объектом, Гюйгенс пытался именно из соответствия между ними сконструировать так называемые <text:span text:style-name="T76">технические</text:span> объекты. Так изобретая маятниковые часы в 157 году Гюйгенс фактически воплотил в них результаты <text:soft-page-break/>исследований движения <text:span text:style-name="T76">физического</text:span> маятника. Гюйгенс на свой лад осознавал двойственную природу техническому объекту, который одновременно является и природным предметом, подчиняющимся естественным законам и искусственной вещью, <text:span text:style-name="T76">удовлетворяющей</text:span> определенные потребности человека. Такая природа технического объекта как раз и отличает его от материального объекта. </text:p>
      <text:p text:style-name="P31"/>
      <text:p text:style-name="P31">И все же потребовалось еще более столетия <text:span text:style-name="T76">непрерывного</text:span> развития производства и связанного с этим теоретического развития прикладного естествознания и промышленной революции, привела в конечном <text:span text:style-name="T76">итоге</text:span> к формированию отдельных технических наук. <text:span text:style-name="T76">Отдельной</text:span> вехой на пути к этом служило такое <text:span text:style-name="T76">замечательное</text:span> космическое достижение, как <text:span text:style-name="T76">изобретение</text:span> Джеймсом Уаттом изобретение паровой машины, которая сыграла решающую роль в переходе к господству машинного производства.</text:p>
      <text:p text:style-name="P31"/>
      <text:p text:style-name="P31">Переход от мануфактуры к промышленному производству, которая, как отмечал Маркс, с <text:span text:style-name="T76">появлением</text:span> средства производства в машины, который использует не мускульную силу, а машину, резко повысил спрос на инженерную деятельность и повсеместному ее распространению. Время инженеров самоучек проходит и появляется острая потребность в <text:span text:style-name="T76">академической</text:span> профессиональной по<text:span text:style-name="T76">д</text:span>готовке инженеров. В реализации данной цели исторически начинается с <text:span text:style-name="T76">основания</text:span> в 1794 году <text:span text:style-name="T76">французским</text:span> математиком инженером Гаспаром Монже политехнической школы, <text:span text:style-name="T76">в которой</text:span> гармонично сочетались теоретическая и практическая <text:span text:style-name="T76">подготовка</text:span> учащихся. Именно через подобную форму обучения и начинается подготовка профессиональных инженеров.</text:p>
      <text:p text:style-name="P28"/>
      <text:p text:style-name="P33">Возникает целый комплекс наук <text:span text:style-name="T76">прикладного</text:span> характера, такие как электроника, автоматика, ядерная энергетика, <text:span text:style-name="T76">схемотехника</text:span>, электротехника и т. д. В том же историческом периоде появляется целый ряд социальных и <text:span text:style-name="T76">гуманитарных</text:span> наук формируется наука политэкономии благодаря исследований шотландского экономиста Адама Смита. Огюст Конт закладывает основы социологии. Филология формируется как наука, изучавшая древнюю культуру. Позднее <text:span text:style-name="T76">содержание</text:span> данной науки и <text:span text:style-name="T76">филология</text:span> которая в своем зачаточном состоянии возникает еще в древней индии и античной <text:span text:style-name="T76">Г</text:span>реции, становится наукой о <text:span text:style-name="T76">культуре</text:span> народы, выраженной в языке и литературном творчестве. Помимо указанных по<text:span text:style-name="T76">я</text:span>вляются другие социальные и <text:span text:style-name="T76">гуманитарные</text:span> науки. Специфика наук социогуманитарного цикла и главная их <text:span text:style-name="T76">особенность</text:span>, отличающая их от математических и естественных наук можно свети к следующему:</text:p>
      <text:p text:style-name="P33"/>
      <text:p text:style-name="P33">а) своим предметом они имеют различные аспекты и компоненты, создаваемые людьми через естественно свою в общем и целом сознательную деятельность социокультурной реальности. Этот предмет — искусственная среда, созданная руками и разумом человека. В это заключается существенное отличие социогуманитарного знания от <text:span text:style-name="T76">естественнонаучного.</text:span></text:p>
      <text:p text:style-name="P33">б) многие из социогуманитарных наук <text:span text:style-name="T76">формируют</text:span> не только когнитивное отношение человека к реа<text:span text:style-name="T76">л</text:span>ьности, но также развивают существо ценности этой реальности и своего знания об этой реальности.</text:p>
      <text:p text:style-name="P33">в) социогуманитраная наука формируется не только общенаучными методами, о и <text:span text:style-name="T76">своими</text:span> собственными методами исследования. </text:p>
      <text:p text:style-name="P33"/>
      <text:p text:style-name="P33">К блоку социогуманитарнорго <text:span text:style-name="T76">знания</text:span> относится как известно история. В переводу с греческого история означает рассказ о прошедшем, об узнанном. Она формируется еще в античности и прошла достаточно длинный путь развития, прошедший в эпоху арабских историков и эпоху просвещения, освобождение от ее мифологии, мистики и <text:span text:style-name="T76">религии</text:span> и <text:span text:style-name="T76">наконец</text:span> трансформации ее в <text:span text:style-name="T12">XIX</text:span>-<text:span text:style-name="T12">XX</text:span> столетии в науку. К концу <text:span text:style-name="T12">XIX</text:span><text:span text:style-name="T40"> столетия складывается как самостоятельная область истории — история науки (кафедра 1892 год). К концу </text:span><text:span text:style-name="T12">XX</text:span><text:span text:style-name="T40"> столетия стала одной из важнейших отраслей исторического знания. </text:span></text:p>
      <text:p text:style-name="P33"><text:soft-page-break/></text:p>
      <text:p text:style-name="P33"><text:span text:style-name="T41">Огромный вклад внес историк … Вопреки господствующей позитивстской философии он считал, что научная мысль никогда не была полностью отделена от философии. Развитие философских концепций на развитие науки оказывало то же влияние, что и развитие науки на философские концепции. Однако он не рассматривал влияние религии на развитие науки.</text:span></text:p>
      <text:p text:style-name="P33"/>
      <text:p text:style-name="P34">История науки заключается не только в исследовании <text:span text:style-name="T77">последовательности</text:span> событий но и выявление <text:span text:style-name="T77">закономерностей</text:span> в развитии науки. Она пытается выделить в первом приближении внутренние механизмы научного процесса и формирования научного знания. Она имеет важное значение для исследования <text:s/>области философии и методологии науки. <text:span text:style-name="T42">Анри Лакатис выразил эту взаимосвязь истории и философии науки друг от друга лаконичным образом: «Философия науки без истории — пуста, а история без философии — слепа».</text:span></text:p>
      <text:p text:style-name="P34"/>
      <text:p text:style-name="P35"/>
      <text:p text:style-name="P54">Лекция 2. </text:p>
      <text:p text:style-name="P37"/>
      <text:p text:style-name="P36">Под каким углом <text:span text:style-name="T77">зрения</text:span> следует вести историко-научное исследование? С точки зрения настоящего или прошлого. Историки <text:span text:style-name="T77">занимают</text:span> диаметрально <text:span text:style-name="T77">противоположные</text:span> позиции в этом вопросе. </text:p>
      <text:p text:style-name="P37"/>
      <text:p text:style-name="P37"><text:span text:style-name="T78">П</text:span>резентисты пытаются раскрыть вопросы научных знаний и <text:span text:style-name="T78">передать</text:span> их при помощи современной научной терминологии и современных научных представлений, то есть <text:span text:style-name="T78">интерпретировать</text:span> их в рамках современной картины мира. Подобный метод по мнению некоторых историков науки искажает и подменяет <text:span text:style-name="T78">подлинную</text:span> сущность исходного <text:span text:style-name="T78">научного</text:span> текста, заменяя его современным <text:span text:style-name="T78">научным</text:span> <text:span text:style-name="T78">взглядом.</text:span> Поэтому можно адекватно более или менее точно восстановить прошлое научное знание, <text:span text:style-name="T78">реконструировать</text:span> его только при помощи и на основе применения метода антикваризма (лат. Antiquari). Согласно этому принципу реконструкция историко-научного текста должно производиться путем восстановления его живого образа на основе адекватного воспроизведения его содержания во всех культурно-исторических деталей. При этом любая апелляция к современным научно-культурным представлениям считаются не просто нежелательными, но даже <text:span text:style-name="T78">недопустимыми</text:span> и вредными. Содержание каждого из методов историко-научного исследования обычно демонстрируют и иллюстрируют на ставшем <text:span text:style-name="T78">хрестоматийным</text:span> примере открытия Америки. Ее открыл Христфор Колумб или Америго Веспуччи? </text:p>
      <text:p text:style-name="P37"/>
      <text:p text:style-name="P37">После своего открытия Колумб соорудил еще <text:span text:style-name="T78">три</text:span> таких экспедиции. Его брат картограф Варфоломей Колумб и его современники думали, что этими открытиями Колумб открыл путь к западной Индии. Вместе с тем сохранились сведения, говорящие о том, что Америго Веспуччи участвовал в нескольких экспедициях к берегам центральной и южной Америки и оставил более точное описание этого. Он считал эту землю неизвестной Европейцам и окрестил ее Новым Светом. Опубликована книгу, где на основе двух писем Веспуччи доказывается первенство Веспуччи в открытие новой земли. Согласно презентистам <text:s/>именно Колумб считается открывателем Америки, т. к. он первым достиг ее берего<text:span text:style-name="T78">в</text:span>, однако с точки зрения антикваристов Колумб открыл предполагаемую Западную Индию, а Веспуччи является открывателем, т. к. он первым описал новое открытие. </text:p>
      <text:p text:style-name="P37"/>
      <text:p text:style-name="P37"><text:span text:style-name="T78">В свое время классическая</text:span> механика, как основа всего классического естествознания не просто свела существование реальности и материи к веществу, но и понимала это вещество как реальность, как образование, состоящее в своей основе из неделимых атомов. Говоря иначе, она сводила физическую материю к только <text:span text:style-name="T78">корпускулярной</text:span> или дискретной форме ее существования. Подобное понимание физической реальности наряду с ньютоновскими представлениями об абсолютном пространстве и времени и абсолютизации значения законов классической механики и вытекающей из такой абсолютизации принципам <text:span text:style-name="T78">механического</text:span> и лапласовского детерминизма легло в концепцию механицизма. Механицизм как мировоззрение формируется на базе метафизической <text:span text:style-name="T78">методологии</text:span> вообще и <text:span text:style-name="T78">методологического</text:span> редукционизма в частности. Данная концепция приходит к формированию механической картины мира, в которой все явления, в том числе и надмеханичесие сводятся к <text:span text:style-name="T78">законам</text:span> классической механики. В итоге полностью ликвидируется качественное <text:span text:style-name="T78">многообразие</text:span> действительности.</text:p>
      <text:p text:style-name="P37"/>
      <text:p text:style-name="P37">Первый серьезный удар по концепции механицизма был нанесен еще в рамках старой классической физики. И в самом деле первую брешь в казалось бы незыблемых стенах механицизма пробила классическая теория электромагнитного поля (электродинамики) Максвелла. Электродинамика Максвелла опровергла основной тезис <text:span text:style-name="T78">механицизма</text:span>, <text:span text:style-name="T78">объявляющей</text:span> атом единственной формой <text:span text:style-name="T78">существования</text:span> материи и <text:span text:style-name="T78">характеризующий</text:span> его природу. Классическая электродинамика отчетливо и однозначно доказала факт <text:soft-page-break/>существования волны, то есть поля как и другой основной формы существования физической <text:span text:style-name="T78">реальности</text:span>, придающей этим последним континуальный характер. В связи с этим механистический принцип дальнодействия, согласно которому физическое действия распространяется мгновенно, она поставила принцип близкодействия, согласно которому действие может передаваться только от точки к точке и только с <text:span text:style-name="T78">ограниченной</text:span> скоростью. Высшим пределом является скорость света в вакууме, которая есть коэффициент во втором уравнении Максвелла. </text:p>
      <text:p text:style-name="P37"/>
      <text:p text:style-name="P38">Принцип относительности Галилея и группа преобразований оказывается <text:span text:style-name="T78">неприложимой</text:span> к области электромагнитных или оптических явлений. Иными словами классическая электродинамика вообще и уравнения Максвелла в частности показала, что инвариантными относительно группы преобразований Галилея являются не все физические законы, а только механические. Действительно, при переходе из одной инерциальной системы отсчета в другую, уравнения механики не меняются, а вот уравнения Максвелла изменяются или не подчиняются принципу относительности. Лоренц вывел <text:span text:style-name="T78">соответствующую</text:span> группу преобразования, согласно которым инвариантными будут и уравнения Максвелла. </text:p>
      <text:p text:style-name="P38"/>
      <text:p text:style-name="P38">После этого над механицизмом начинают сгущаться тучи, которы<text:span text:style-name="T78">м</text:span> завершаются созданием квантовой теории и теории относительности. К кнцу 19ого столетия появляются серьезные трещины в здании механицизма и это трещины стали еще более угрожающими для этого здания с установлением радикально новых с точки зрения старой физики научных фактов, к которым можно отнести обнаружение Томпсоном электрона и вычислением <text:span text:style-name="T78">е</text:span>го массы. Открытие в 1898 году французскими физиками супругами Кюри радиактивности, создание в 1905 году создание Альбертом Эйнштейном квантовой теории света. Все эти факты тверд<text:span text:style-name="T78">о</text:span> <text:span text:style-name="T78">подтвердили возможность</text:span> распада неделимого. Это была катастрофа для физиков того времени. Многим физикам не хотелось верить в факт распада атома и в крушение классической концепции. Однако против фактов не попрешь. </text:p>
      <text:p text:style-name="P38"/>
      <text:p text:style-name="P38">С другой стороны некоторые физики и философы решили спекулировать вокруг этого переломного этапа в развитии науки. Тогда идеализм нашел небольшое научное и физическое основание для своей концепции. Почему это так произошло? Дело в том, что согласно классическому физическому взгляду материя отождествлялась с атомами и именно поэтому после распада атома формально появилась возможность говорить о том, что «материя исчезла, а остались одни уравнения». Эта фраза стала расхожей <text:span text:style-name="T78">средний</text:span> так называемых физических идеалистов. Однако как ни старались они извлечь из кризиса физики определенные <text:s/>идеологические дивиденды, новые результаты напротив показали полною несостоятельность их воззрений. Именно они показали, что ни о каком исчезновении материи не может идти и речи, хотя бы потому, что <text:span text:style-name="T78">электроны</text:span> столь же материальны как и сами атомы. </text:p>
      <text:p text:style-name="P38"/>
      <text:p text:style-name="P39">В своей книге «Материализм и эмпириокритицизм. <text:span text:style-name="T78">Критические заметки об одной реакционной философии</text:span>» В.И. Ленин предлагает свое определение материи, в которой она провозглашается философской категорией, которая представляет собой реальность, данная человеку в ощущениях и которая существует <text:span text:style-name="T78">зависимо</text:span> от нас. <text:span text:style-name="T78">Кризис</text:span> естествознания как раз и означает завершение развития классического этапа в развитии европейской науки. Вместе с разрешением этого кризиса, а стало быть и завершением классического этапа в развитии науки, формируется новый тип науки, так <text:s/>называемая «неклассическая» физика, которая берет свое начало в созданных <text:span text:style-name="T78">П</text:span>ланком и Эйнштейном квантовой теории и теории относительно. В рамках этих представлений формируется целый ряд наук, например релятивистская механика и космология, или квантовая механика. В дальнейшем формируются такие разделы, как теория <text:span text:style-name="T78">элементарных</text:span> частиц, квантовая электродинамика и т. д. </text:p>
      <text:p text:style-name="P38"><text:soft-page-break/></text:p>
      <text:p text:style-name="P38">Трансформация в неклассические формы знания — космология и т. д. Их главные отличия в методлого-философком плане, они формируется на основе нового типа неклассической <text:span text:style-name="T78">рациональностью.</text:span> </text:p>
      <text:p text:style-name="P38"/>
      <text:p text:style-name="P39">В современной философии науки выделяется 2 основных этапа развития — классический и неклассический. Некоторые авторы считают необходимым выделить в качестве 3 этапа — т. н. Постнеклассическую науку, но что это такое эти авторы не могут разъяснить. Некоторые указывают на синергетику в качестве радикального нового типа научного знания. Это<text:span text:style-name="T43">м</text:span>у способствовали Хакер и Пригожин — основатели синергетики. </text:p>
      <text:p text:style-name="P39"/>
      <text:p text:style-name="P39">Синергетика — наука которая позволяет открывать все замки, сформулировать общий взгляд на бытие. <text:s/>Исходный принцип — второе начало термодинамики, аналогия с теорией относительности, которая базируется на постоянстве скорости света. Аль-<text:span text:style-name="T43">А</text:span>ни опубликовал статью про то, обладает ли синергетика философским статусом, она опубликована в вестнике <text:span text:style-name="T78">ИТМО</text:span>. Он считает, что для проведения аналогии нет оснований. </text:p>
      <text:p text:style-name="P39"/>
      <text:p text:style-name="P39"><text:span text:style-name="T78">С</text:span>инергетика как современная теория динамических систем или неравновесных состо<text:span text:style-name="T43">я</text:span>ний, диссипативных структур, находится еще на стадии своего становления и развития, она еще не является завершенной научной теорий. Нет общепринятого опред<text:span text:style-name="T43">е</text:span>ления, дискуссии не утихают между различными физиками по поводу научного статуса синергетики. В то время как <text:span text:style-name="T78">О</text:span>ТО является законченной научной теорией, достоверность которой не вызывает сомнений у подавляющего большинства современных физиков. <text:span text:style-name="T78">О</text:span>ТО работает, без нее нельзя представить современную космологию. Во-вторых, <text:span text:style-name="T78">О</text:span>ТО обладает развитым мат. Аппаратом, позволяющим вы<text:span text:style-name="T43">ве</text:span>сти из нее законы классической механики как свой предельный случай. Значит она является более общей физической теорией, т. е. <text:span text:style-name="T43">в</text:span>се больше обобщающей реальность, по сравнению с классической механикой. Она вбирает, или «снимает» проблемы классической механики. <text:span text:style-name="T44">Из ОТО можно вывести закон всемирного тяготения, например. Ничего подобного в синергии нет. Если синергетика претендует на статус более общей теории, чем все предыдущие физ. Теории, тогда она должна предлагать нам тот мат. Аппарат, на основе которого мы могли бы вывести не только законы классической механики, но и ОТО. </text:span></text:p>
      <text:p text:style-name="P39"/>
      <text:p text:style-name="P3"><text:span text:style-name="T78">(Вброс из зала — Пригожину же дали нобелевку за мат. аппарат синергетики. Аль-Ани негодуэ. Речь идет о статусе синергетической теории, из нее нельзя получить законы ТО и класс. механики, поэтому она ничего не обобщает.)</text:span></text:p>
      <text:p text:style-name="P39"><text:span text:style-name="T44"><text:s/></text:span></text:p>
      <text:p text:style-name="P40">Скорее постнеклассическая наука будет существовать в виде единой теории поля, считает профессор. <text:span text:style-name="T45">Пока все попытки не приводят к успеху. Некоторые физ. теории претендуют на роль подобной единой теории, например теория струн, точнее даже теория суперструн. <text:s/>Но данная теория имеет серьезный изъян — отсутствие экспериментальных подтверждений выводов данной теории, сами струны размером граничат с планковскими числами, пока не обнаружены. </text:span></text:p>
      <text:p text:style-name="P40"/>
      <text:p text:style-name="P11">Идеалы научности</text:p>
      <text:p text:style-name="P40"><text:span text:style-name="T45"/></text:p>
      <text:p text:style-name="P41">Теперь поговорим об идеале научности и о типах научной рациональности. В основе как классической, так и неклассической науки лежит определенный тип идеала науки. Перед этим поговорим об идеальной научности. В науке на каждом историческом этапе ее развития мы различаем определенные принципы, ценностные нормы, целевые устано<text:span text:style-name="T46">в</text:span>ки, которые в совокупности и образуют научный идеал. В данном понятии можно выделить след<text:span text:style-name="T78">ующие</text:span> Компоненты: </text:p>
      <text:p text:style-name="P41"><text:soft-page-break/>1. <text:span text:style-name="T78">Ф</text:span>орма доказательности, обоснованности научного знания. В разные времена особое содержание.</text:p>
      <text:p text:style-name="P41">2. <text:span text:style-name="T78">Ф</text:span>орма описания. Объяснения и предвидения, как важнейших функций научного знания. Также данная форма различна для различн<text:span text:style-name="T46">ы</text:span>х историче<text:span text:style-name="T46">с</text:span>ких эпох.</text:p>
      <text:p text:style-name="P41">3. <text:span text:style-name="T78">Г</text:span>осподство тех или иных методов научного и<text:span text:style-name="T46">с</text:span>следования. В разные эпохи на первом <text:span text:style-name="T46">пл</text:span>ане различные методы исследования.</text:p>
      <text:p text:style-name="P41">4. Ценностны<text:span text:style-name="T78">е</text:span> нормы, целевые установки, которые определяют характер взаимоотношения между учеными внутри научного сообщества, так и методы взаимодействия с обществом. </text:p>
      <text:p text:style-name="P41">5. <text:span text:style-name="T78">С</text:span>оциокультурный аспект бытия науки, например условия функционирования науки, так и в<text:span text:style-name="T46">оз</text:span>действие которое она сама оказывает на обществе, культуру и жизнь в целом. </text:p>
      <text:p text:style-name="P41"/>
      <text:p text:style-name="P41">Все эти элементы образуют единство, которое и составляет содержание т. н. <text:span text:style-name="T46">и</text:span>деала научности. Вместе с тем, данное содержание принимает различный вид на разных этапах научного знания. Обобщение этих форм привело к выделению в философии науки <text:span text:style-name="T78">двух</text:span> основных типов идеала научности- классического и неклассического(современного). Вкратце охарактеризуем оба типа. Говоря о классическом идеале научности, следует то, что данная парадигма ориентирована на поиск и установление истины, главная, единственная цель научного идеала класс. Типа именно такова. Поэтому все функции научного знания подчиняются нахождению объективной истины. И<text:span text:style-name="T46">с</text:span>ключительное <text:span text:style-name="T46">м</text:span>есто отводится име<text:span text:style-name="T46">н</text:span>но доказательности и обоснованности научного знания. Истинное знание должно быть обоснованным, иметь экспериментальный и теоретический фундамент. Присущ фундаментализм. Он выражен например в принципе достаточного основания. Начиная с <text:span text:style-name="T46">Л</text:span>ейбница, этот прин<text:span text:style-name="T46">ц</text:span>ип получает статус формально логического закона, стано<text:span text:style-name="T46">в</text:span>ится критерием достов<text:span text:style-name="T46">ер</text:span>ности научного знания. Фундаменталистская парадигма особенно обостряет вопрос об источнике научного знания. Невозможно установить без этого обоснованность научного знания. Все сводится, редуцируется к источнику. В методологическом отношении классический иде<text:span text:style-name="T46">ал </text:span>научности выдвига<text:span text:style-name="T46">е</text:span>т на первый план редукционизм. Этот принцип я<text:span text:style-name="T46">в</text:span>ляется оборотной стороной фундаментализма. Сформировалось представление об эталоне научности, о высшем образце научного знания. <text:span text:style-name="T47">Например, по мнению Фрэнсиса Бэкона, именно опытное естествознание является таким эталоном. Согласно же Декарту, это математика и математическая физика. В зависимости от выбранного эталона различают разные формы идеала — математическая, физическая и гуманитарная. Также характерно признание автономного статуса наук. Придается самостоятельности науки некое абсолютное измерение, наука как бы стоит особняком, не взаимодействует с внешними факторами, всецело определяется внутренними закономерностями — интернализм. </text:span></text:p>
      <text:p text:style-name="P41"/>
      <text:p text:style-name="P41"><text:span text:style-name="T47">Теперь о современной парадигме. В ней фундаментализм и методологический редукционизм подвергаются принципиальной и радикальной критике. Однако не все современные направления философии и методологии науки единодушны в критике классического идеала. Например марксисты не подвергают тезис класс. Идеала об истинности и объективности научного знания, наоборот они развивают этот тезис дальше. Однако редукционизм подвергается критике. Позитивизм и постпозитивизм подвергает критике и фундаментализм. Тезис об истинности научного знания подвергается сомнению и пересмотру. Они придумывают всякие красивые термины — конвенционализм, интерсубъективизм (см. Гуссерля). Надличностность научного знания — интерсубъективизм. Конвенционализм — научное знание это то, которое является предметом согласия ученых. <text:s/>В современной методологии и философии науки научное знание не может иметь окончательный, абсолютный характер. Лишь относительная и условная достоверность, вероятностный статус. Вопрос из зала — что это меняет в научной практике? Прагматисты считают, что истина - это знание, которое ведет нас к цели. Возврат к Протагору, человек — есть мера всех вещей. <text:s/>Аль-Ани считает, что этого нельзя допустить, нельзя лишать научное знание </text:span><text:soft-page-break/><text:span text:style-name="T47">объективного содержания, это упраздняет сам научный статус знания. </text:span></text:p>
      <text:p text:style-name="P18"><text:s/></text:p>
      <text:p text:style-name="P42">Многие философы и методол<text:span text:style-name="T78">о</text:span>ги наук производят дефундаменализацию научного знания. При этом они обнаруживают больше критики и уходят в с<text:span text:style-name="T78">т</text:span>орону редукционизма. Если марксисты восприняли фундаментализм, то представители других течений воспринимают редукционизм науки и критикуют фундаментализм. Неопозитивисты не просто строго <text:span text:style-name="T78">придерживались</text:span> принципа эмпирического редукционизма, рассматривающего физику как основу науки, но и призывали редуцировать все знание до физики. </text:p>
      <text:p text:style-name="P18"/>
      <text:p text:style-name="P43">Современный идеал науки характеризуется такими признаками, как антифундаментализм, прагматическая эффективность, экстернализм и плюрализм. Научная деятельность представляется однйо из самых эффективных видов человеческой <text:span text:style-name="T78">деятельности.</text:span> Современный идеал научности расходится с классическим в концепции значения и <text:span text:style-name="T78">роли</text:span> внешних <text:span text:style-name="T78">социокультурных</text:span> <text:span text:style-name="T78">факторов</text:span>, влияющих на состояние и развитие науки.</text:p>
      <text:p text:style-name="P18"/>
      <text:p text:style-name="P43">Классический идеала научности провозглашает полную независимость науки от <text:span text:style-name="T78">социально-культурного</text:span> воздействия. Согласно экстернализму развитие научного знания определяется в том числе и внешнего ку<text:span text:style-name="T78">л</text:span>ьтурно-исторического фактора. Это <text:span text:style-name="T78">приводит</text:span> к необходимости воспитания в ученым <text:span text:style-name="T78">ценностных</text:span> ориентиров, культуры, морально-этических норм, знания истории и т. д.</text:p>
      <text:p text:style-name="P43"/>
      <text:p text:style-name="P10">Типы научной рациональности</text:p>
      <text:p text:style-name="P43"/>
      <text:p text:style-name="P43">Марксизм оказал существенное влияние на формирование и развитие социологии науки, так как учитывал ее социально-культурные особенности и роль в удовлетворении общественных потребностей в производстве, что двигает науку вперед. </text:p>
      <text:p text:style-name="P18"/>
      <text:p text:style-name="P43">Плюрализм современного идеала непосредственно вытекает из его антифундаментализма. Эпистимологические анархизм Поля Феерабенда. Этот принцип стирает границы между наукой и нен<text:span text:style-name="T79">а</text:span>укой, го<text:span text:style-name="T79">в</text:span>орит, что нет разницы между мифом, религией и наукой.</text:p>
      <text:p text:style-name="P18"/>
      <text:p text:style-name="P43">В завершение разговора о современном идеале научности, хочется сказать, что этот идеал находится в процессе становления и нельзя его рассматривать в <text:span text:style-name="T79">качестве</text:span> чего-то законченного.</text:p>
      <text:p text:style-name="P18"/>
      <text:p text:style-name="P43">В свете выше изложенного поговорим об исторических типах научной рациональности, которые как раз лежат в основе в формировании с одной стороны классического, а стругой стороны неклассического типа науки. Можно сказать, что в свете вышеприведенной классификации научного идеала, выделяется два исторических типа научной рациональности — классический и неклассический. <text:s/></text:p>
      <text:p text:style-name="P18"/>
      <text:p text:style-name="P44">Узкое толкование рациональности практически ставит равенство между рациональностью и разумностью В отличие от такой узкой <text:span text:style-name="T79">интерпретации</text:span> термина рациональности его широкая трактовка объявляет ее определенным <text:span text:style-name="T79">способом</text:span> реализации различных аспектов <text:span text:style-name="T79">жизнедеятельности</text:span> человека, а несколько деятельности его разума, который <text:span text:style-name="T79">х</text:span>арактеризуется сознательностью, <text:span text:style-name="T79">разумностью</text:span>, <text:span text:style-name="T79">целесообразностью</text:span>, и <text:span text:style-name="T79">методологической</text:span> адекватностью и эффективностью, следовательно рациональную <text:span text:style-name="T79">деятельность</text:span> следует рассматривать в этом широком контексте, как такую <text:span text:style-name="T79">деятельность</text:span>, которая оперирует адекватными методами, приводящими к <text:span text:style-name="T79">осуществлению</text:span> ее цели. Именно в таком широком смысле можно говорить об экономической, политической, научной деятельности. </text:p>
      <text:p text:style-name="P44"/>
      <text:p text:style-name="P44">Под рациональной научной деятельностью следует считать такую деятельность, которая <text:soft-page-break/><text:span text:style-name="T79">своей</text:span> целью ставит обработку, сохранение, получения научного знания и реализации познания, научного освоения человеком мира. Исходя из такого общего понимания научной рациональности можно полагать, что ее классический и неклассический виды соответствуют классическому и неклассическому идеалами науки. </text:p>
      <text:p text:style-name="P18"/>
      <text:p text:style-name="P18"><text:span text:style-name="T48">Чем характеризуется классический типа научной рациональности? Говоря об этом и выделяя особенности этого типа, следует прежде всего указать, что этот тип призван обеспечивать как можно более рафинированного, чистого по содержанию научного знания об объекте без каких-либо субъективных примесей. Это значит что классический тип научной рациональности направлен на поучении по возможности более объективного знания о мире путем сведения к минимум роли субъекта в познавательном акте. Говоря иначе он пытается описывать реальность с позиции стороннего наблюдателя. Только при выполнении этого условия мы можем получить объективное знание о реальности. Почему это оказалось возможным? Почему классический тип научной рациональности смог все таки свести роль субъекта к в познании к минимуму. По видимому потому что соприкосновение субъекта с объектом познания не приводит к искажению этого объекта. Вот если бы познавательная деятельность изменяла объект познания, тогда нельзя было бы игнорировать роли субъекта познания. А где можно эту роль и не замечать ее? По видимому в макромире. В мегамире и микромире мы не можем не учитывать то возмущение, которое оказывает субъект на объект. </text:span></text:p>
      <text:p text:style-name="P18"/>
      <text:p text:style-name="P45">Если бы взаимодействие распространялось с бесконечной скоростью, то не могло бы произойти. Например, мы видим друг друга, но видим друг друга не в настоящий момент, а в прошлом. Состояние изменяется и когда мы переходим к исследованию космологии. Например мы изучаем объекты на основе электромагнитного излучения, которое мы получаем, но пока свет от этих объектов дойдет до нас, они могут вообще кануть в лету. Информация, которую мы получаем в данный момент о галактиках, расположенных в миллиардах световых лет от нас, мы получаем с задержкой и мы знаем только прошлое этих галактик. Степень возмущения объекта исследования становится настолько большой, что нельзя не учитывать это возмущение. То же самое о микромире. Искажение исследуемого объекта происходит в любом случае. При этом возмущение становится настолько существенным, что его нельзя больше не учитывать. Сам уровень структурной организации той действительности, которую мы изучаем, накладывает определенные ограничения на наши возможности. Поэтому, говоря о макромире, где наше возмущение как субъекта познания на объекты настолько незначительно, то его можно игнорировать и именно поэтому стало возможно говорить о возможности получения чистого знания об объекте. Однако даже это не устраняет субъекта познания. Любой предмет действительности становится объектом познания только с того момента, в который он соприкасается с субъектом. Это противоположности, которые взаимосоздают друг друга. Они не только полярности, но они и одновременно и взаимообсуловлены. </text:p>
      <text:p text:style-name="P18"/>
      <text:p text:style-name="P46">Классический тип научной рациональности минимизирует значение роли человека, наблюдателя, исследователя не только в качестве познающего субъекта, но и в качестве морально-этического существа. Почему же так происходит? Потому что истина, главная ценность в научном познании, и ее поиск считались добром по определению. Поиск истины не может быть злым сам по себе и не может принести человеку и человечеству вред, то истина как высшая ценность познания, и добро, как высшая моральная ценность, полностью совпадают. </text:p>
      <text:p text:style-name="P18"/>
      <text:p text:style-name="P18"><text:span text:style-name="T49">Совсем иная ситуация складывается в неклассический период развития науки с неклассическим типом научной рациональности. Здесь я бы хотел коснуться следующей важной проблемы. Мы говорили, что космология подразумевая большую вероятность искажения изучаемого объекта, поэтому здесь воздействие средства познания на объект </text:span><text:soft-page-break/><text:span text:style-name="T49">могут оказаться весьма существенными и их нельзя игнорировать. Так, например, при использовании одних экспериментальных установок, если мы будем говорить о микромире, объект ведет себя как частица, а в других как волна. Почему же <text:s/>говоря о мегамире вернулся к микромиру? Дело в том, что современная космология подчеркивает все большую актуальность для соединения, синтеза, симбиоза, квантово-механической теории и теории относительности. Много процессов, происходящих в космосе, невозможно понять без законов и принципов квантовой механики и в то же самое время, многие процессы нельзя понять без ОТО Эйнштейна и здесь действительно появляется большая потребность в синтезе этих пока несинтезируемых теорий. Поскольку мы в микромире не в состоянии исследовать некоторые объекты без учета квантово-механических эффектов, некоторые ученые создавали очень парадоксальные по своему содержанию концепции. Например Американский физик-теоретик Джон Арчибальд Уэллер из указанного факта сделал вывод, согласно которому, только от нас, только от субъекта, зависит то, как будет вести себя микрообъект. Например, мы получаем лучик света от далекой звезды, которая расположена от нас на расстоянии миллион, а то и миллиард световых лет. Свет, как известно, поток фотонов, которые являются, как вы понимаете, микрочастицами. Если от субъекта зависит в конечном итоге, то, что делает микрообъект, какой путь он выбирает, в каком состоянии пребывает, как мы можем изменить прошлое?! То, что случилось миллион или миллиард лет назад и дав этому потоку фотонов возможность выбрать другой путь. Как?! Для такого возмутителя спокойствия науки, как Уэллера — это пустяки. Оказывается время — это просто теоретическая модель, которая за собой ничего не несет. И, следовательно, заставить этот поток фотонов идти по другому пути, а не по тому, по которому он шел миллионы и миллиарды лет до нас.</text:span></text:p>
      <text:p text:style-name="P18"/>
      <text:p text:style-name="P47">Можно согласиться, что время — чисто модель, конструкция нашего <text:span text:style-name="T79">разума.</text:span> Но как быть в таком случае с принципом близкодействия? Согласно современным представлениям, физическое действие не может мгновенно распространиться в пространстве. Если это так, занчит мы никак не может повлиять на событие, которое произошло на событие, произошедшее некоторое время тому назад. У<text:span text:style-name="T50">элл</text:span>ер отвечает: да, если это так, то я могу отправить этот поток назад и заставить его протекать по-другому. </text:p>
      <text:p text:style-name="P18"/>
      <text:p text:style-name="P47">Согласно такой концепции вселенная вовне не существует независимо от субъекта и субъект является если не творцом, то сотворцом вселенной. Исходя из такой установки в 90х годах разрабатывается идеалистическая концепция физики, в соответствии с которой нематериальная единица информации провозглашается первосущностью. Бит лежит в основе всех физических <text:span text:style-name="T79">явлений</text:span> и его мы можем извлечь при помощи наших средств измерений, <text:span text:style-name="T79">задавая</text:span> бинарный вопрос: «да или нет». <text:span text:style-name="T79">Ничего</text:span> необычного не происходит, потому что ответ дает сама природа на основе законов. Однако согласно У<text:span text:style-name="T50">элл</text:span>еру ответ на этот вопрос даем мы сами, просто вкладываем его в уста природы, то есть заставляем ее действовать так как мы решаем. </text:p>
      <text:p text:style-name="P47"/>
      <text:p text:style-name="P48">Уэллер в своей модели соучаствующей вселенной приходит к принципу «существовать значит быть наблюдаемым». Если раньше идеализм говорил о наблюдателе в качестве творца реальности, то теперь как о нем как о соавторе. </text:p>
      <text:p text:style-name="P48"/>
      <text:p text:style-name="P48">«<text:span text:style-name="T51">Три крупных здания исторического развития наука, каждое из которых открывают глобальные научные революции, можно охарактеризовать как три типа исторических научной рациональности, сменявших друг друга в истории техногенной цивилизации. Это классическая рациональность (соответствующей классической науке додисциплинарной и дисциплинарной), неклассическая (соответствующая неклассической науке) и постнеклассическая рациональность». Какой же науке соответствует постнеклассическая рациональность? Если каждый начинается и открывается глобальной научной революцией? </text:span><text:soft-page-break/><text:span text:style-name="T51">Первый открывается Ньютоном, Галилеем, Коперником, второй — Эйнштейном, Планком и т. д. </text:span></text:p>
      <text:p text:style-name="P48"/>
      <text:p text:style-name="P49">Согласно концепции <text:span text:style-name="T79">существования</text:span> третьего постнеклассического типа научной <text:span text:style-name="T79">рациональности</text:span> приводится следующие идеи:</text:p>
      <text:p text:style-name="P48"/>
      <text:p text:style-name="P49">1. Классическая рациональность исключает из процесса познания субъект и средство.</text:p>
      <text:p text:style-name="P49"/>
      <text:p text:style-name="P49">С-Ср-[О]</text:p>
      <text:p text:style-name="P49"/>
      <text:p text:style-name="P49">Объект якобы существует помимо субъекта и средства и он должен быть познаваемым. <text:s/>Что касается внутренаучных ценностей и норм и социальных норм, то они предполагаются чем-то внешним. </text:p>
      <text:p text:style-name="P48"/>
      <text:p text:style-name="P49">2. Неклассическая рациональность предполагает следующую схему:</text:p>
      <text:p text:style-name="P49"/>
      <text:p text:style-name="P49">С-[Ср-О]</text:p>
      <text:p text:style-name="P49"/>
      <text:p text:style-name="P49">Средство и объект соединяются между собой. <text:span text:style-name="T79">Социальные ценности и нормы начинают учитываться в познавательном акте.</text:span></text:p>
      <text:p text:style-name="P49"/>
      <text:p text:style-name="P49">3. Постнеклассическая рациональность. <text:span text:style-name="T53">Субъект, средство и объект объединяются вместе. </text:span></text:p>
      <text:p text:style-name="P49"><text:s/></text:p>
      <text:p text:style-name="P49"><text:span text:style-name="T53">[</text:span>С-Ср-О]</text:p>
      <text:p text:style-name="P49"/>
      <text:p text:style-name="P50">Вбирает в себя и внутрена<text:span text:style-name="T79">у</text:span>нчые идеалы и нормы и социальные. </text:p>
      <text:p text:style-name="P50"/>
      <text:p text:style-name="P51">Быстрый взгляд на историю науки в 20 веке, то уже в середине этого века появилась сама идея постнеклассического этапа в развитии науки. Ученые заговорили о необходимости подчинения научн<text:span text:style-name="T79">о-</text:span>технической деятельности морально-этическим императивам, заставить познающего быть и морально-этическим существ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01:28:34.928587533</meta:creation-date>
    <dc:date>2015-11-02T05:38:10.421000000</dc:date>
    <meta:editing-duration>P3DT29M11S</meta:editing-duration>
    <meta:editing-cycles>39</meta:editing-cycles>
    <meta:generator>LibreOffice/4.1.1.2$Windows_x86 LibreOffice_project/7e4286b58adc75a14f6d83f53a03b6c11fa2903</meta:generator>
    <meta:document-statistic meta:table-count="0" meta:image-count="0" meta:object-count="0" meta:page-count="42" meta:paragraph-count="292" meta:word-count="18182" meta:character-count="140533" meta:non-whitespace-character-count="122330"/>
  </office:meta>
</office:document-meta>
</file>